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0.878cm"/>
    </style:style>
    <style:style style:name="co2" style:family="table-column">
      <style:table-column-properties fo:break-before="auto" style:column-width="1.752cm"/>
    </style:style>
    <style:style style:name="co3" style:family="table-column">
      <style:table-column-properties fo:break-before="auto" style:column-width="2.514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173943422" calcext:value-type="float">
            <text:p>0.0173943422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0347852968" calcext:value-type="float">
            <text:p>0.0347852968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0521760374" calcext:value-type="float">
            <text:p>0.0521760374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0695697032" calcext:value-type="float">
            <text:p>0.0695697032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0869692941" calcext:value-type="float">
            <text:p>0.0869692941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1043775695" calcext:value-type="float">
            <text:p>0.1043775695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0.1217969412" calcext:value-type="float">
            <text:p>0.1217969412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1392293717" calcext:value-type="float">
            <text:p>0.1392293717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0.1566762727" calcext:value-type="float">
            <text:p>0.1566762727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0.1741384251" calcext:value-type="float">
            <text:p>0.1741384251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0.1916158984" calcext:value-type="float">
            <text:p>0.1916158984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0.2091080053" calcext:value-type="float">
            <text:p>0.2091080053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0.2266132674" calcext:value-type="float">
            <text:p>0.2266132674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0.2441294037" calcext:value-type="float">
            <text:p>0.2441294037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0.2616533396" calcext:value-type="float">
            <text:p>0.2616533396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0.279181246" calcext:value-type="float">
            <text:p>0.279181246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0.2967085936" calcext:value-type="float">
            <text:p>0.2967085936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0.3142302273" calcext:value-type="float">
            <text:p>0.3142302273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0.3317404599" calcext:value-type="float">
            <text:p>0.3317404599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0.3492331738" calcext:value-type="float">
            <text:p>0.3492331738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0.3667019412" calcext:value-type="float">
            <text:p>0.3667019412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0.384140139" calcext:value-type="float">
            <text:p>0.384140139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0.4015410695" calcext:value-type="float">
            <text:p>0.4015410695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0.4188980856" calcext:value-type="float">
            <text:p>0.4188980856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0.4362046979" calcext:value-type="float">
            <text:p>0.4362046979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0.4534546791" calcext:value-type="float">
            <text:p>0.4534546791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0.4706421551" calcext:value-type="float">
            <text:p>0.4706421551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0.4877616765" calcext:value-type="float">
            <text:p>0.4877616765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0.5048082754" calcext:value-type="float">
            <text:p>0.5048082754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0.5217774947" calcext:value-type="float">
            <text:p>0.5217774947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0.5386654011" calcext:value-type="float">
            <text:p>0.5386654011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0.5554685588" calcext:value-type="float">
            <text:p>0.5554685588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0.5721839652" calcext:value-type="float">
            <text:p>0.5721839652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0.5888089465" calcext:value-type="float">
            <text:p>0.5888089465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0.6053409866" calcext:value-type="float">
            <text:p>0.6053409866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0.6217774652" calcext:value-type="float">
            <text:p>0.6217774652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0.6381152567" calcext:value-type="float">
            <text:p>0.6381152567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0.654350123" calcext:value-type="float">
            <text:p>0.654350123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0.6704757246" calcext:value-type="float">
            <text:p>0.6704757246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0.6864819786" calcext:value-type="float">
            <text:p>0.6864819786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0.702352115" calcext:value-type="float">
            <text:p>0.702352115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0.7180569198" calcext:value-type="float">
            <text:p>0.7180569198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0.7335421471" calcext:value-type="float">
            <text:p>0.7335421471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0.7486960535" calcext:value-type="float">
            <text:p>0.7486960535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0.7632413529" calcext:value-type="float">
            <text:p>0.7632413529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0.7761483182" calcext:value-type="float">
            <text:p>0.7761483182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0.7890552834" calcext:value-type="float">
            <text:p>0.7890552834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0.8103761658" calcext:value-type="float">
            <text:p>0.8103761658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0.8289874572" calcext:value-type="float">
            <text:p>0.8289874572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0.8468350027" calcext:value-type="float">
            <text:p>0.8468350027</text:p>
          </table:table-cell>
          <table:table-cell table:number-columns-repeated="2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0.8643346524" calcext:value-type="float">
            <text:p>0.8643346524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0.8816466257" calcext:value-type="float">
            <text:p>0.8816466257</text:p>
          </table:table-cell>
          <table:table-cell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0.8988510241" calcext:value-type="float">
            <text:p>0.8988510241</text:p>
          </table:table-cell>
          <table:table-cell table:number-columns-repeated="2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0.9159944332" calcext:value-type="float">
            <text:p>0.9159944332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0.9331066872" calcext:value-type="float">
            <text:p>0.9331066872</text:p>
          </table:table-cell>
          <table:table-cell table:number-columns-repeated="2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0.9502081123" calcext:value-type="float">
            <text:p>0.9502081123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0.9673130829" calcext:value-type="float">
            <text:p>0.9673130829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0.9844319358" calcext:value-type="float">
            <text:p>0.9844319358</text:p>
          </table:table-cell>
          <table:table-cell table:number-columns-repeated="2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1.0015720936" calcext:value-type="float">
            <text:p>1.0015720936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.0187387647" calcext:value-type="float">
            <text:p>1.0187387647</text:p>
          </table:table-cell>
          <table:table-cell table:number-columns-repeated="2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1.0359354171" calcext:value-type="float">
            <text:p>1.0359354171</text:p>
          </table:table-cell>
          <table:table-cell table:number-columns-repeated="2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1.0531641203" calcext:value-type="float">
            <text:p>1.0531641203</text:p>
          </table:table-cell>
          <table:table-cell table:number-columns-repeated="2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1.0704257941" calcext:value-type="float">
            <text:p>1.0704257941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1.0877204144" calcext:value-type="float">
            <text:p>1.0877204144</text:p>
          </table:table-cell>
          <table:table-cell table:number-columns-repeated="2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.1050471925" calcext:value-type="float">
            <text:p>1.1050471925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1.1224047166" calcext:value-type="float">
            <text:p>1.1224047166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1.1397910829" calcext:value-type="float">
            <text:p>1.1397910829</text:p>
          </table:table-cell>
          <table:table-cell table:number-columns-repeated="2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.1572040187" calcext:value-type="float">
            <text:p>1.1572040187</text:p>
          </table:table-cell>
          <table:table-cell table:number-columns-repeated="2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1.1746409866" calcext:value-type="float">
            <text:p>1.1746409866</text:p>
          </table:table-cell>
          <table:table-cell table:number-columns-repeated="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.1920992781" calcext:value-type="float">
            <text:p>1.1920992781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1.2095761016" calcext:value-type="float">
            <text:p>1.2095761016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1.2270686604" calcext:value-type="float">
            <text:p>1.2270686604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1.2445742193" calcext:value-type="float">
            <text:p>1.2445742193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float" office:value="1.2620901631" calcext:value-type="float">
            <text:p>1.2620901631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1.2796140508" calcext:value-type="float">
            <text:p>1.2796140508</text:p>
          </table:table-cell>
          <table:table-cell table:number-columns-repeated="2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1.2971436551" calcext:value-type="float">
            <text:p>1.2971436551</text:p>
          </table:table-cell>
          <table:table-cell table:number-columns-repeated="2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1.3146769947" calcext:value-type="float">
            <text:p>1.3146769947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1.3322123636" calcext:value-type="float">
            <text:p>1.3322123636</text:p>
          </table:table-cell>
          <table:table-cell table:number-columns-repeated="2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1.3497483556" calcext:value-type="float">
            <text:p>1.3497483556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1.3672838663" calcext:value-type="float">
            <text:p>1.3672838663</text:p>
          </table:table-cell>
          <table:table-cell table:number-columns-repeated="2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1.3848181123" calcext:value-type="float">
            <text:p>1.3848181123</text:p>
          </table:table-cell>
          <table:table-cell table:number-columns-repeated="2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1.4023506176" calcext:value-type="float">
            <text:p>1.4023506176</text:p>
          </table:table-cell>
          <table:table-cell table:number-columns-repeated="2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float" office:value="1.4198812193" calcext:value-type="float">
            <text:p>1.4198812193</text:p>
          </table:table-cell>
          <table:table-cell table:number-columns-repeated="2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office:value-type="float" office:value="1.4374100455" calcext:value-type="float">
            <text:p>1.4374100455</text:p>
          </table:table-cell>
          <table:table-cell table:number-columns-repeated="2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1.4549375053" calcext:value-type="float">
            <text:p>1.4549375053</text:p>
          </table:table-cell>
          <table:table-cell table:number-columns-repeated="2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1.4724642647" calcext:value-type="float">
            <text:p>1.4724642647</text:p>
          </table:table-cell>
          <table:table-cell table:number-columns-repeated="2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1.4899912219" calcext:value-type="float">
            <text:p>1.4899912219</text:p>
          </table:table-cell>
          <table:table-cell table:number-columns-repeated="2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float" office:value="1.5075194759" calcext:value-type="float">
            <text:p>1.5075194759</text:p>
          </table:table-cell>
          <table:table-cell table:number-columns-repeated="2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float" office:value="1.5250502941" calcext:value-type="float">
            <text:p>1.5250502941</text:p>
          </table:table-cell>
          <table:table-cell table:number-columns-repeated="2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1.5425850802" calcext:value-type="float">
            <text:p>1.5425850802</text:p>
          </table:table-cell>
          <table:table-cell table:number-columns-repeated="2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office:value-type="float" office:value="1.5601253342" calcext:value-type="float">
            <text:p>1.5601253342</text:p>
          </table:table-cell>
          <table:table-cell table:number-columns-repeated="2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.5776726176" calcext:value-type="float">
            <text:p>1.5776726176</text:p>
          </table:table-cell>
          <table:table-cell table:number-columns-repeated="2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1.5952285187" calcext:value-type="float">
            <text:p>1.5952285187</text:p>
          </table:table-cell>
          <table:table-cell table:number-columns-repeated="2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office:value-type="float" office:value="1.6127946123" calcext:value-type="float">
            <text:p>1.6127946123</text:p>
          </table:table-cell>
          <table:table-cell table:number-columns-repeated="2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1.6303724332" calcext:value-type="float">
            <text:p>1.6303724332</text:p>
          </table:table-cell>
          <table:table-cell table:number-columns-repeated="2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1.6479634412" calcext:value-type="float">
            <text:p>1.6479634412</text:p>
          </table:table-cell>
          <table:table-cell table:number-columns-repeated="2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float" office:value="1.665569" calcext:value-type="float">
            <text:p>1.665569</text:p>
          </table:table-cell>
          <table:table-cell table:number-columns-repeated="2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office:value-type="float" office:value="1.6831903449" calcext:value-type="float">
            <text:p>1.6831903449</text:p>
          </table:table-cell>
          <table:table-cell table:number-columns-repeated="2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1.7008285749" calcext:value-type="float">
            <text:p>1.7008285749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.7184846337" calcext:value-type="float">
            <text:p>1.7184846337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office:value-type="float" office:value="1.7361592995" calcext:value-type="float">
            <text:p>1.7361592995</text:p>
          </table:table-cell>
          <table:table-cell table:number-columns-repeated="2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office:value-type="float" office:value="1.7538531818" calcext:value-type="float">
            <text:p>1.7538531818</text:p>
          </table:table-cell>
          <table:table-cell table:number-columns-repeated="2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office:value-type="float" office:value="1.7715667219" calcext:value-type="float">
            <text:p>1.7715667219</text:p>
          </table:table-cell>
          <table:table-cell table:number-columns-repeated="2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office:value-type="float" office:value="1.7893001952" calcext:value-type="float">
            <text:p>1.7893001952</text:p>
          </table:table-cell>
          <table:table-cell table:number-columns-repeated="2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office:value-type="float" office:value="1.8070537112" calcext:value-type="float">
            <text:p>1.8070537112</text:p>
          </table:table-cell>
          <table:table-cell table:number-columns-repeated="2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float" office:value="1.8248272299" calcext:value-type="float">
            <text:p>1.8248272299</text:p>
          </table:table-cell>
          <table:table-cell table:number-columns-repeated="2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1.8426205722" calcext:value-type="float">
            <text:p>1.8426205722</text:p>
          </table:table-cell>
          <table:table-cell table:number-columns-repeated="2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" calcext:value-type="float">
            <text:p>0</text:p>
          </table:table-cell>
          <table:table-cell office:value-type="float" office:value="1.8604334251" calcext:value-type="float">
            <text:p>1.8604334251</text:p>
          </table:table-cell>
          <table:table-cell table:number-columns-repeated="2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office:value-type="float" office:value="1.878265361" calcext:value-type="float">
            <text:p>1.878265361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1.8961158503" calcext:value-type="float">
            <text:p>1.8961158503</text:p>
          </table:table-cell>
          <table:table-cell table:number-columns-repeated="2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office:value-type="float" office:value="1.9139842834" calcext:value-type="float">
            <text:p>1.9139842834</text:p>
          </table:table-cell>
          <table:table-cell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office:value-type="float" office:value="1.9318699733" calcext:value-type="float">
            <text:p>1.9318699733</text:p>
          </table:table-cell>
          <table:table-cell table:number-columns-repeated="2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office:value-type="float" office:value="1.9497721818" calcext:value-type="float">
            <text:p>1.9497721818</text:p>
          </table:table-cell>
          <table:table-cell table:number-columns-repeated="2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office:value-type="float" office:value="1.9676901337" calcext:value-type="float">
            <text:p>1.9676901337</text:p>
          </table:table-cell>
          <table:table-cell table:number-columns-repeated="2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  <table:table-cell office:value-type="float" office:value="1.9856230321" calcext:value-type="float">
            <text:p>1.9856230321</text:p>
          </table:table-cell>
          <table:table-cell table:number-columns-repeated="2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office:value-type="float" office:value="2.0035700749" calcext:value-type="float">
            <text:p>2.0035700749</text:p>
          </table:table-cell>
          <table:table-cell table:number-columns-repeated="2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office:value-type="float" office:value="2.0215304733" calcext:value-type="float">
            <text:p>2.0215304733</text:p>
          </table:table-cell>
          <table:table-cell table:number-columns-repeated="2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office:value-type="float" office:value="2.0395034679" calcext:value-type="float">
            <text:p>2.0395034679</text:p>
          </table:table-cell>
          <table:table-cell table:number-columns-repeated="2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" calcext:value-type="float">
            <text:p>0</text:p>
          </table:table-cell>
          <table:table-cell office:value-type="float" office:value="2.0574883476" calcext:value-type="float">
            <text:p>2.0574883476</text:p>
          </table:table-cell>
          <table:table-cell table:number-columns-repeated="2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2.0754844572" calcext:value-type="float">
            <text:p>2.0754844572</text:p>
          </table:table-cell>
          <table:table-cell table:number-columns-repeated="2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office:value-type="float" office:value="2.0934912246" calcext:value-type="float">
            <text:p>2.0934912246</text:p>
          </table:table-cell>
          <table:table-cell table:number-columns-repeated="2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office:value-type="float" office:value="2.1115081604" calcext:value-type="float">
            <text:p>2.1115081604</text:p>
          </table:table-cell>
          <table:table-cell table:number-columns-repeated="2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0" calcext:value-type="float">
            <text:p>0</text:p>
          </table:table-cell>
          <table:table-cell office:value-type="float" office:value="2.1295348797" calcext:value-type="float">
            <text:p>2.1295348797</text:p>
          </table:table-cell>
          <table:table-cell table:number-columns-repeated="2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2.147571107" calcext:value-type="float">
            <text:p>2.147571107</text:p>
          </table:table-cell>
          <table:table-cell table:number-columns-repeated="2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office:value-type="float" office:value="2.1656166845" calcext:value-type="float">
            <text:p>2.1656166845</text:p>
          </table:table-cell>
          <table:table-cell table:number-columns-repeated="2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float" office:value="2.1836715695" calcext:value-type="float">
            <text:p>2.1836715695</text:p>
          </table:table-cell>
          <table:table-cell table:number-columns-repeated="2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office:value-type="float" office:value="2.2017358422" calcext:value-type="float">
            <text:p>2.2017358422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2.2198096952" calcext:value-type="float">
            <text:p>2.2198096952</text:p>
          </table:table-cell>
          <table:table-cell table:number-columns-repeated="2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office:value-type="float" office:value="2.2378934278" calcext:value-type="float">
            <text:p>2.2378934278</text:p>
          </table:table-cell>
          <table:table-cell table:number-columns-repeated="2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office:value-type="float" office:value="2.2559874385" calcext:value-type="float">
            <text:p>2.2559874385</text:p>
          </table:table-cell>
          <table:table-cell table:number-columns-repeated="2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" calcext:value-type="float">
            <text:p>0</text:p>
          </table:table-cell>
          <table:table-cell office:value-type="float" office:value="2.2740922059" calcext:value-type="float">
            <text:p>2.2740922059</text:p>
          </table:table-cell>
          <table:table-cell table:number-columns-repeated="2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0" calcext:value-type="float">
            <text:p>0</text:p>
          </table:table-cell>
          <table:table-cell office:value-type="float" office:value="2.2922082781" calcext:value-type="float">
            <text:p>2.2922082781</text:p>
          </table:table-cell>
          <table:table-cell table:number-columns-repeated="2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office:value-type="float" office:value="2.3103362487" calcext:value-type="float">
            <text:p>2.3103362487</text:p>
          </table:table-cell>
          <table:table-cell table:number-columns-repeated="2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office:value-type="float" office:value="2.3284767406" calcext:value-type="float">
            <text:p>2.3284767406</text:p>
          </table:table-cell>
          <table:table-cell table:number-columns-repeated="2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office:value-type="float" office:value="2.3466303877" calcext:value-type="float">
            <text:p>2.3466303877</text:p>
          </table:table-cell>
          <table:table-cell table:number-columns-repeated="2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office:value-type="float" office:value="2.3647978102" calcext:value-type="float">
            <text:p>2.3647978102</text:p>
          </table:table-cell>
          <table:table-cell table:number-columns-repeated="2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office:value-type="float" office:value="2.3829796016" calcext:value-type="float">
            <text:p>2.3829796016</text:p>
          </table:table-cell>
          <table:table-cell table:number-columns-repeated="2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0" calcext:value-type="float">
            <text:p>0</text:p>
          </table:table-cell>
          <table:table-cell office:value-type="float" office:value="2.4011763021" calcext:value-type="float">
            <text:p>2.4011763021</text:p>
          </table:table-cell>
          <table:table-cell table:number-columns-repeated="2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" calcext:value-type="float">
            <text:p>0</text:p>
          </table:table-cell>
          <table:table-cell office:value-type="float" office:value="2.4193883904" calcext:value-type="float">
            <text:p>2.4193883904</text:p>
          </table:table-cell>
          <table:table-cell table:number-columns-repeated="2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office:value-type="float" office:value="2.4376162647" calcext:value-type="float">
            <text:p>2.4376162647</text:p>
          </table:table-cell>
          <table:table-cell table:number-columns-repeated="2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office:value-type="float" office:value="2.4558602273" calcext:value-type="float">
            <text:p>2.4558602273</text:p>
          </table:table-cell>
          <table:table-cell table:number-columns-repeated="2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 office:value-type="float" office:value="2.474120484" calcext:value-type="float">
            <text:p>2.474120484</text:p>
          </table:table-cell>
          <table:table-cell table:number-columns-repeated="2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office:value-type="float" office:value="2.492397123" calcext:value-type="float">
            <text:p>2.492397123</text:p>
          </table:table-cell>
          <table:table-cell table:number-columns-repeated="2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office:value-type="float" office:value="2.5106901203" calcext:value-type="float">
            <text:p>2.5106901203</text:p>
          </table:table-cell>
          <table:table-cell table:number-columns-repeated="2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office:value-type="float" office:value="2.5289993289" calcext:value-type="float">
            <text:p>2.5289993289</text:p>
          </table:table-cell>
          <table:table-cell table:number-columns-repeated="2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0" calcext:value-type="float">
            <text:p>0</text:p>
          </table:table-cell>
          <table:table-cell office:value-type="float" office:value="2.5473244759" calcext:value-type="float">
            <text:p>2.5473244759</text:p>
          </table:table-cell>
          <table:table-cell table:number-columns-repeated="2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  <table:table-cell office:value-type="float" office:value="2.5656651711" calcext:value-type="float">
            <text:p>2.5656651711</text:p>
          </table:table-cell>
          <table:table-cell table:number-columns-repeated="2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office:value-type="float" office:value="2.5840209011" calcext:value-type="float">
            <text:p>2.5840209011</text:p>
          </table:table-cell>
          <table:table-cell table:number-columns-repeated="2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0" calcext:value-type="float">
            <text:p>0</text:p>
          </table:table-cell>
          <table:table-cell office:value-type="float" office:value="2.6023910321" calcext:value-type="float">
            <text:p>2.6023910321</text:p>
          </table:table-cell>
          <table:table-cell table:number-columns-repeated="2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float" office:value="2.6207748182" calcext:value-type="float">
            <text:p>2.6207748182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" calcext:value-type="float">
            <text:p>0</text:p>
          </table:table-cell>
          <table:table-cell office:value-type="float" office:value="2.6391714091" calcext:value-type="float">
            <text:p>2.6391714091</text:p>
          </table:table-cell>
          <table:table-cell table:number-columns-repeated="2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0" calcext:value-type="float">
            <text:p>0</text:p>
          </table:table-cell>
          <table:table-cell office:value-type="float" office:value="2.6575798556" calcext:value-type="float">
            <text:p>2.6575798556</text:p>
          </table:table-cell>
          <table:table-cell table:number-columns-repeated="2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0" calcext:value-type="float">
            <text:p>0</text:p>
          </table:table-cell>
          <table:table-cell office:value-type="float" office:value="2.6759991203" calcext:value-type="float">
            <text:p>2.6759991203</text:p>
          </table:table-cell>
          <table:table-cell table:number-columns-repeated="2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office:value-type="float" office:value="2.6944280909" calcext:value-type="float">
            <text:p>2.6944280909</text:p>
          </table:table-cell>
          <table:table-cell table:number-columns-repeated="2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" calcext:value-type="float">
            <text:p>0</text:p>
          </table:table-cell>
          <table:table-cell office:value-type="float" office:value="2.7128655936" calcext:value-type="float">
            <text:p>2.7128655936</text:p>
          </table:table-cell>
          <table:table-cell table:number-columns-repeated="2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office:value-type="float" office:value="2.7313104037" calcext:value-type="float">
            <text:p>2.7313104037</text:p>
          </table:table-cell>
          <table:table-cell table:number-columns-repeated="2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0" calcext:value-type="float">
            <text:p>0</text:p>
          </table:table-cell>
          <table:table-cell office:value-type="float" office:value="2.7497612701" calcext:value-type="float">
            <text:p>2.7497612701</text:p>
          </table:table-cell>
          <table:table-cell table:number-columns-repeated="2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office:value-type="float" office:value="2.7682169198" calcext:value-type="float">
            <text:p>2.7682169198</text:p>
          </table:table-cell>
          <table:table-cell table:number-columns-repeated="2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0" calcext:value-type="float">
            <text:p>0</text:p>
          </table:table-cell>
          <table:table-cell office:value-type="float" office:value="2.7866760856" calcext:value-type="float">
            <text:p>2.7866760856</text:p>
          </table:table-cell>
          <table:table-cell table:number-columns-repeated="2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  <table:table-cell office:value-type="float" office:value="2.8051375134" calcext:value-type="float">
            <text:p>2.8051375134</text:p>
          </table:table-cell>
          <table:table-cell table:number-columns-repeated="2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0" calcext:value-type="float">
            <text:p>0</text:p>
          </table:table-cell>
          <table:table-cell office:value-type="float" office:value="2.8235999813" calcext:value-type="float">
            <text:p>2.8235999813</text:p>
          </table:table-cell>
          <table:table-cell table:number-columns-repeated="2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0" calcext:value-type="float">
            <text:p>0</text:p>
          </table:table-cell>
          <table:table-cell office:value-type="float" office:value="2.8420623128" calcext:value-type="float">
            <text:p>2.8420623128</text:p>
          </table:table-cell>
          <table:table-cell table:number-columns-repeated="2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0" calcext:value-type="float">
            <text:p>0</text:p>
          </table:table-cell>
          <table:table-cell office:value-type="float" office:value="2.860523393" calcext:value-type="float">
            <text:p>2.860523393</text:p>
          </table:table-cell>
          <table:table-cell table:number-columns-repeated="2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" calcext:value-type="float">
            <text:p>0</text:p>
          </table:table-cell>
          <table:table-cell office:value-type="float" office:value="2.8789821684" calcext:value-type="float">
            <text:p>2.8789821684</text:p>
          </table:table-cell>
          <table:table-cell table:number-columns-repeated="2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" calcext:value-type="float">
            <text:p>0</text:p>
          </table:table-cell>
          <table:table-cell office:value-type="float" office:value="2.8974376631" calcext:value-type="float">
            <text:p>2.8974376631</text:p>
          </table:table-cell>
          <table:table-cell table:number-columns-repeated="2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office:value-type="float" office:value="2.9158889759" calcext:value-type="float">
            <text:p>2.9158889759</text:p>
          </table:table-cell>
          <table:table-cell table:number-columns-repeated="2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office:value-type="float" office:value="2.9343352834" calcext:value-type="float">
            <text:p>2.9343352834</text:p>
          </table:table-cell>
          <table:table-cell table:number-columns-repeated="2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  <table:table-cell office:value-type="float" office:value="2.9527758396" calcext:value-type="float">
            <text:p>2.9527758396</text:p>
          </table:table-cell>
          <table:table-cell table:number-columns-repeated="2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  <table:table-cell office:value-type="float" office:value="2.9712099706" calcext:value-type="float">
            <text:p>2.9712099706</text:p>
          </table:table-cell>
          <table:table-cell table:number-columns-repeated="2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" calcext:value-type="float">
            <text:p>0</text:p>
          </table:table-cell>
          <table:table-cell office:value-type="float" office:value="2.9896370668" calcext:value-type="float">
            <text:p>2.9896370668</text:p>
          </table:table-cell>
          <table:table-cell table:number-columns-repeated="2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0" calcext:value-type="float">
            <text:p>0</text:p>
          </table:table-cell>
          <table:table-cell office:value-type="float" office:value="3.0080565722" calcext:value-type="float">
            <text:p>3.0080565722</text:p>
          </table:table-cell>
          <table:table-cell table:number-columns-repeated="2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  <table:table-cell office:value-type="float" office:value="3.026467984" calcext:value-type="float">
            <text:p>3.026467984</text:p>
          </table:table-cell>
          <table:table-cell table:number-columns-repeated="2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0" calcext:value-type="float">
            <text:p>0</text:p>
          </table:table-cell>
          <table:table-cell office:value-type="float" office:value="3.0448708316" calcext:value-type="float">
            <text:p>3.0448708316</text:p>
          </table:table-cell>
          <table:table-cell table:number-columns-repeated="2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0" calcext:value-type="float">
            <text:p>0</text:p>
          </table:table-cell>
          <table:table-cell office:value-type="float" office:value="3.0632646791" calcext:value-type="float">
            <text:p>3.0632646791</text:p>
          </table:table-cell>
          <table:table-cell table:number-columns-repeated="2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" calcext:value-type="float">
            <text:p>0</text:p>
          </table:table-cell>
          <table:table-cell office:value-type="float" office:value="3.0816491096" calcext:value-type="float">
            <text:p>3.0816491096</text:p>
          </table:table-cell>
          <table:table-cell table:number-columns-repeated="2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0" calcext:value-type="float">
            <text:p>0</text:p>
          </table:table-cell>
          <table:table-cell office:value-type="float" office:value="3.1000237193" calcext:value-type="float">
            <text:p>3.1000237193</text:p>
          </table:table-cell>
          <table:table-cell table:number-columns-repeated="2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0" calcext:value-type="float">
            <text:p>0</text:p>
          </table:table-cell>
          <table:table-cell office:value-type="float" office:value="3.1183881176" calcext:value-type="float">
            <text:p>3.1183881176</text:p>
          </table:table-cell>
          <table:table-cell table:number-columns-repeated="2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0" calcext:value-type="float">
            <text:p>0</text:p>
          </table:table-cell>
          <table:table-cell office:value-type="float" office:value="3.1367419171" calcext:value-type="float">
            <text:p>3.1367419171</text:p>
          </table:table-cell>
          <table:table-cell table:number-columns-repeated="2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0" calcext:value-type="float">
            <text:p>0</text:p>
          </table:table-cell>
          <table:table-cell office:value-type="float" office:value="3.155084738" calcext:value-type="float">
            <text:p>3.155084738</text:p>
          </table:table-cell>
          <table:table-cell table:number-columns-repeated="2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  <table:table-cell office:value-type="float" office:value="3.1734162059" calcext:value-type="float">
            <text:p>3.1734162059</text:p>
          </table:table-cell>
          <table:table-cell table:number-columns-repeated="2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0" calcext:value-type="float">
            <text:p>0</text:p>
          </table:table-cell>
          <table:table-cell office:value-type="float" office:value="3.1917359599" calcext:value-type="float">
            <text:p>3.1917359599</text:p>
          </table:table-cell>
          <table:table-cell table:number-columns-repeated="2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0" calcext:value-type="float">
            <text:p>0</text:p>
          </table:table-cell>
          <table:table-cell office:value-type="float" office:value="3.2100436497" calcext:value-type="float">
            <text:p>3.2100436497</text:p>
          </table:table-cell>
          <table:table-cell table:number-columns-repeated="2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0" calcext:value-type="float">
            <text:p>0</text:p>
          </table:table-cell>
          <table:table-cell office:value-type="float" office:value="3.2283389439" calcext:value-type="float">
            <text:p>3.2283389439</text:p>
          </table:table-cell>
          <table:table-cell table:number-columns-repeated="2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0" calcext:value-type="float">
            <text:p>0</text:p>
          </table:table-cell>
          <table:table-cell office:value-type="float" office:value="3.2466215374" calcext:value-type="float">
            <text:p>3.2466215374</text:p>
          </table:table-cell>
          <table:table-cell table:number-columns-repeated="2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" calcext:value-type="float">
            <text:p>0</text:p>
          </table:table-cell>
          <table:table-cell office:value-type="float" office:value="3.2648911551" calcext:value-type="float">
            <text:p>3.2648911551</text:p>
          </table:table-cell>
          <table:table-cell table:number-columns-repeated="2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0" calcext:value-type="float">
            <text:p>0</text:p>
          </table:table-cell>
          <table:table-cell office:value-type="float" office:value="3.2831475588" calcext:value-type="float">
            <text:p>3.2831475588</text:p>
          </table:table-cell>
          <table:table-cell table:number-columns-repeated="2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0" calcext:value-type="float">
            <text:p>0</text:p>
          </table:table-cell>
          <table:table-cell office:value-type="float" office:value="3.3013905481" calcext:value-type="float">
            <text:p>3.3013905481</text:p>
          </table:table-cell>
          <table:table-cell table:number-columns-repeated="2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0" calcext:value-type="float">
            <text:p>0</text:p>
          </table:table-cell>
          <table:table-cell office:value-type="float" office:value="3.3196199652" calcext:value-type="float">
            <text:p>3.3196199652</text:p>
          </table:table-cell>
          <table:table-cell table:number-columns-repeated="2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0" calcext:value-type="float">
            <text:p>0</text:p>
          </table:table-cell>
          <table:table-cell office:value-type="float" office:value="3.3378357005" calcext:value-type="float">
            <text:p>3.3378357005</text:p>
          </table:table-cell>
          <table:table-cell table:number-columns-repeated="2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office:value-type="float" office:value="3.3560376898" calcext:value-type="float">
            <text:p>3.3560376898</text:p>
          </table:table-cell>
          <table:table-cell table:number-columns-repeated="2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 office:value-type="float" office:value="3.3742259118" calcext:value-type="float">
            <text:p>3.3742259118</text:p>
          </table:table-cell>
          <table:table-cell table:number-columns-repeated="2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0" calcext:value-type="float">
            <text:p>0</text:p>
          </table:table-cell>
          <table:table-cell office:value-type="float" office:value="3.392400385" calcext:value-type="float">
            <text:p>3.392400385</text:p>
          </table:table-cell>
          <table:table-cell table:number-columns-repeated="2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0" calcext:value-type="float">
            <text:p>0</text:p>
          </table:table-cell>
          <table:table-cell office:value-type="float" office:value="3.4105611684" calcext:value-type="float">
            <text:p>3.4105611684</text:p>
          </table:table-cell>
          <table:table-cell table:number-columns-repeated="2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0" calcext:value-type="float">
            <text:p>0</text:p>
          </table:table-cell>
          <table:table-cell office:value-type="float" office:value="3.4287083503" calcext:value-type="float">
            <text:p>3.4287083503</text:p>
          </table:table-cell>
          <table:table-cell table:number-columns-repeated="2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office:value-type="float" office:value="3.4468420455" calcext:value-type="float">
            <text:p>3.4468420455</text:p>
          </table:table-cell>
          <table:table-cell table:number-columns-repeated="2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office:value-type="float" office:value="3.464962385" calcext:value-type="float">
            <text:p>3.464962385</text:p>
          </table:table-cell>
          <table:table-cell table:number-columns-repeated="2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office:value-type="float" office:value="3.483069508" calcext:value-type="float">
            <text:p>3.483069508</text:p>
          </table:table-cell>
          <table:table-cell table:number-columns-repeated="2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office:value-type="float" office:value="3.5011635561" calcext:value-type="float">
            <text:p>3.5011635561</text:p>
          </table:table-cell>
          <table:table-cell table:number-columns-repeated="2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0" calcext:value-type="float">
            <text:p>0</text:p>
          </table:table-cell>
          <table:table-cell office:value-type="float" office:value="3.5192446578" calcext:value-type="float">
            <text:p>3.5192446578</text:p>
          </table:table-cell>
          <table:table-cell table:number-columns-repeated="2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.5373129251" calcext:value-type="float">
            <text:p>3.5373129251</text:p>
          </table:table-cell>
          <table:table-cell table:number-columns-repeated="2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0" calcext:value-type="float">
            <text:p>0</text:p>
          </table:table-cell>
          <table:table-cell office:value-type="float" office:value="3.5553684385" calcext:value-type="float">
            <text:p>3.5553684385</text:p>
          </table:table-cell>
          <table:table-cell table:number-columns-repeated="2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0" calcext:value-type="float">
            <text:p>0</text:p>
          </table:table-cell>
          <table:table-cell office:value-type="float" office:value="3.573411238" calcext:value-type="float">
            <text:p>3.573411238</text:p>
          </table:table-cell>
          <table:table-cell table:number-columns-repeated="2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3.5914413182" calcext:value-type="float">
            <text:p>3.5914413182</text:p>
          </table:table-cell>
          <table:table-cell table:number-columns-repeated="2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0" calcext:value-type="float">
            <text:p>0</text:p>
          </table:table-cell>
          <table:table-cell office:value-type="float" office:value="3.6094586176" calcext:value-type="float">
            <text:p>3.6094586176</text:p>
          </table:table-cell>
          <table:table-cell table:number-columns-repeated="2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0" calcext:value-type="float">
            <text:p>0</text:p>
          </table:table-cell>
          <table:table-cell office:value-type="float" office:value="3.627463008" calcext:value-type="float">
            <text:p>3.627463008</text:p>
          </table:table-cell>
          <table:table-cell table:number-columns-repeated="2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0" calcext:value-type="float">
            <text:p>0</text:p>
          </table:table-cell>
          <table:table-cell office:value-type="float" office:value="3.6454542941" calcext:value-type="float">
            <text:p>3.6454542941</text:p>
          </table:table-cell>
          <table:table-cell table:number-columns-repeated="2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0" calcext:value-type="float">
            <text:p>0</text:p>
          </table:table-cell>
          <table:table-cell office:value-type="float" office:value="3.6634322086" calcext:value-type="float">
            <text:p>3.6634322086</text:p>
          </table:table-cell>
          <table:table-cell table:number-columns-repeated="2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0" calcext:value-type="float">
            <text:p>0</text:p>
          </table:table-cell>
          <table:table-cell office:value-type="float" office:value="3.6813964091" calcext:value-type="float">
            <text:p>3.6813964091</text:p>
          </table:table-cell>
          <table:table-cell table:number-columns-repeated="2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0" calcext:value-type="float">
            <text:p>0</text:p>
          </table:table-cell>
          <table:table-cell office:value-type="float" office:value="3.6993464813" calcext:value-type="float">
            <text:p>3.6993464813</text:p>
          </table:table-cell>
          <table:table-cell table:number-columns-repeated="2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" calcext:value-type="float">
            <text:p>0</text:p>
          </table:table-cell>
          <table:table-cell office:value-type="float" office:value="3.7172819385" calcext:value-type="float">
            <text:p>3.7172819385</text:p>
          </table:table-cell>
          <table:table-cell table:number-columns-repeated="2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0" calcext:value-type="float">
            <text:p>0</text:p>
          </table:table-cell>
          <table:table-cell office:value-type="float" office:value="3.735202238" calcext:value-type="float">
            <text:p>3.735202238</text:p>
          </table:table-cell>
          <table:table-cell table:number-columns-repeated="2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0" calcext:value-type="float">
            <text:p>0</text:p>
          </table:table-cell>
          <table:table-cell office:value-type="float" office:value="3.7531067861" calcext:value-type="float">
            <text:p>3.7531067861</text:p>
          </table:table-cell>
          <table:table-cell table:number-columns-repeated="2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0" calcext:value-type="float">
            <text:p>0</text:p>
          </table:table-cell>
          <table:table-cell office:value-type="float" office:value="3.7709949519" calcext:value-type="float">
            <text:p>3.7709949519</text:p>
          </table:table-cell>
          <table:table-cell table:number-columns-repeated="2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0" calcext:value-type="float">
            <text:p>0</text:p>
          </table:table-cell>
          <table:table-cell office:value-type="float" office:value="3.7888660882" calcext:value-type="float">
            <text:p>3.7888660882</text:p>
          </table:table-cell>
          <table:table-cell table:number-columns-repeated="2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  <table:table-cell office:value-type="float" office:value="3.8067195481" calcext:value-type="float">
            <text:p>3.8067195481</text:p>
          </table:table-cell>
          <table:table-cell table:number-columns-repeated="2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0" calcext:value-type="float">
            <text:p>0</text:p>
          </table:table-cell>
          <table:table-cell office:value-type="float" office:value="3.8245547139" calcext:value-type="float">
            <text:p>3.8245547139</text:p>
          </table:table-cell>
          <table:table-cell table:number-columns-repeated="2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0" calcext:value-type="float">
            <text:p>0</text:p>
          </table:table-cell>
          <table:table-cell office:value-type="float" office:value="3.8423710134" calcext:value-type="float">
            <text:p>3.8423710134</text:p>
          </table:table-cell>
          <table:table-cell table:number-columns-repeated="2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0" calcext:value-type="float">
            <text:p>0</text:p>
          </table:table-cell>
          <table:table-cell office:value-type="float" office:value="3.8601679519" calcext:value-type="float">
            <text:p>3.8601679519</text:p>
          </table:table-cell>
          <table:table-cell table:number-columns-repeated="2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0" calcext:value-type="float">
            <text:p>0</text:p>
          </table:table-cell>
          <table:table-cell office:value-type="float" office:value="3.8779451283" calcext:value-type="float">
            <text:p>3.8779451283</text:p>
          </table:table-cell>
          <table:table-cell table:number-columns-repeated="2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" calcext:value-type="float">
            <text:p>0</text:p>
          </table:table-cell>
          <table:table-cell office:value-type="float" office:value="3.8957022674" calcext:value-type="float">
            <text:p>3.8957022674</text:p>
          </table:table-cell>
          <table:table-cell table:number-columns-repeated="2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0" calcext:value-type="float">
            <text:p>0</text:p>
          </table:table-cell>
          <table:table-cell office:value-type="float" office:value="3.9134392299" calcext:value-type="float">
            <text:p>3.9134392299</text:p>
          </table:table-cell>
          <table:table-cell table:number-columns-repeated="2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0" calcext:value-type="float">
            <text:p>0</text:p>
          </table:table-cell>
          <table:table-cell office:value-type="float" office:value="3.9311560374" calcext:value-type="float">
            <text:p>3.9311560374</text:p>
          </table:table-cell>
          <table:table-cell table:number-columns-repeated="2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0" calcext:value-type="float">
            <text:p>0</text:p>
          </table:table-cell>
          <table:table-cell office:value-type="float" office:value="3.9488528797" calcext:value-type="float">
            <text:p>3.9488528797</text:p>
          </table:table-cell>
          <table:table-cell table:number-columns-repeated="2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0" calcext:value-type="float">
            <text:p>0</text:p>
          </table:table-cell>
          <table:table-cell office:value-type="float" office:value="3.9665301283" calcext:value-type="float">
            <text:p>3.9665301283</text:p>
          </table:table-cell>
          <table:table-cell table:number-columns-repeated="2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0" calcext:value-type="float">
            <text:p>0</text:p>
          </table:table-cell>
          <table:table-cell office:value-type="float" office:value="3.9841883262" calcext:value-type="float">
            <text:p>3.9841883262</text:p>
          </table:table-cell>
          <table:table-cell table:number-columns-repeated="2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0" calcext:value-type="float">
            <text:p>0</text:p>
          </table:table-cell>
          <table:table-cell office:value-type="float" office:value="4.0018281952" calcext:value-type="float">
            <text:p>4.0018281952</text:p>
          </table:table-cell>
          <table:table-cell table:number-columns-repeated="2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0" calcext:value-type="float">
            <text:p>0</text:p>
          </table:table-cell>
          <table:table-cell office:value-type="float" office:value="4.0194506176" calcext:value-type="float">
            <text:p>4.0194506176</text:p>
          </table:table-cell>
          <table:table-cell table:number-columns-repeated="2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0" calcext:value-type="float">
            <text:p>0</text:p>
          </table:table-cell>
          <table:table-cell office:value-type="float" office:value="4.0370566203" calcext:value-type="float">
            <text:p>4.0370566203</text:p>
          </table:table-cell>
          <table:table-cell table:number-columns-repeated="2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0" calcext:value-type="float">
            <text:p>0</text:p>
          </table:table-cell>
          <table:table-cell office:value-type="float" office:value="4.0546473503" calcext:value-type="float">
            <text:p>4.0546473503</text:p>
          </table:table-cell>
          <table:table-cell table:number-columns-repeated="2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" calcext:value-type="float">
            <text:p>0</text:p>
          </table:table-cell>
          <table:table-cell office:value-type="float" office:value="4.0722240508" calcext:value-type="float">
            <text:p>4.0722240508</text:p>
          </table:table-cell>
          <table:table-cell table:number-columns-repeated="2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0" calcext:value-type="float">
            <text:p>0</text:p>
          </table:table-cell>
          <table:table-cell office:value-type="float" office:value="4.0897880241" calcext:value-type="float">
            <text:p>4.0897880241</text:p>
          </table:table-cell>
          <table:table-cell table:number-columns-repeated="2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0" calcext:value-type="float">
            <text:p>0</text:p>
          </table:table-cell>
          <table:table-cell office:value-type="float" office:value="4.1073405963" calcext:value-type="float">
            <text:p>4.1073405963</text:p>
          </table:table-cell>
          <table:table-cell table:number-columns-repeated="2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0" calcext:value-type="float">
            <text:p>0</text:p>
          </table:table-cell>
          <table:table-cell office:value-type="float" office:value="4.1248830882" calcext:value-type="float">
            <text:p>4.1248830882</text:p>
          </table:table-cell>
          <table:table-cell table:number-columns-repeated="2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0" calcext:value-type="float">
            <text:p>0</text:p>
          </table:table-cell>
          <table:table-cell office:value-type="float" office:value="4.1424167701" calcext:value-type="float">
            <text:p>4.1424167701</text:p>
          </table:table-cell>
          <table:table-cell table:number-columns-repeated="2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0" calcext:value-type="float">
            <text:p>0</text:p>
          </table:table-cell>
          <table:table-cell office:value-type="float" office:value="4.1599428262" calcext:value-type="float">
            <text:p>4.1599428262</text:p>
          </table:table-cell>
          <table:table-cell table:number-columns-repeated="2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0" calcext:value-type="float">
            <text:p>0</text:p>
          </table:table-cell>
          <table:table-cell office:value-type="float" office:value="4.1774623182" calcext:value-type="float">
            <text:p>4.1774623182</text:p>
          </table:table-cell>
          <table:table-cell table:number-columns-repeated="2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0" calcext:value-type="float">
            <text:p>0</text:p>
          </table:table-cell>
          <table:table-cell office:value-type="float" office:value="4.1949761604" calcext:value-type="float">
            <text:p>4.1949761604</text:p>
          </table:table-cell>
          <table:table-cell table:number-columns-repeated="2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0" calcext:value-type="float">
            <text:p>0</text:p>
          </table:table-cell>
          <table:table-cell office:value-type="float" office:value="4.2124850802" calcext:value-type="float">
            <text:p>4.2124850802</text:p>
          </table:table-cell>
          <table:table-cell table:number-columns-repeated="2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0" calcext:value-type="float">
            <text:p>0</text:p>
          </table:table-cell>
          <table:table-cell office:value-type="float" office:value="4.229989607" calcext:value-type="float">
            <text:p>4.229989607</text:p>
          </table:table-cell>
          <table:table-cell table:number-columns-repeated="2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" calcext:value-type="float">
            <text:p>0</text:p>
          </table:table-cell>
          <table:table-cell office:value-type="float" office:value="4.2474900508" calcext:value-type="float">
            <text:p>4.2474900508</text:p>
          </table:table-cell>
          <table:table-cell table:number-columns-repeated="2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0" calcext:value-type="float">
            <text:p>0</text:p>
          </table:table-cell>
          <table:table-cell office:value-type="float" office:value="4.2649864866" calcext:value-type="float">
            <text:p>4.2649864866</text:p>
          </table:table-cell>
          <table:table-cell table:number-columns-repeated="2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0" calcext:value-type="float">
            <text:p>0</text:p>
          </table:table-cell>
          <table:table-cell office:value-type="float" office:value="4.282478762" calcext:value-type="float">
            <text:p>4.282478762</text:p>
          </table:table-cell>
          <table:table-cell table:number-columns-repeated="2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0" calcext:value-type="float">
            <text:p>0</text:p>
          </table:table-cell>
          <table:table-cell office:value-type="float" office:value="4.2999664866" calcext:value-type="float">
            <text:p>4.2999664866</text:p>
          </table:table-cell>
          <table:table-cell table:number-columns-repeated="2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0" calcext:value-type="float">
            <text:p>0</text:p>
          </table:table-cell>
          <table:table-cell office:value-type="float" office:value="4.3174490535" calcext:value-type="float">
            <text:p>4.3174490535</text:p>
          </table:table-cell>
          <table:table-cell table:number-columns-repeated="2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office:value-type="float" office:value="4.3349256471" calcext:value-type="float">
            <text:p>4.3349256471</text:p>
          </table:table-cell>
          <table:table-cell table:number-columns-repeated="2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0" calcext:value-type="float">
            <text:p>0</text:p>
          </table:table-cell>
          <table:table-cell office:value-type="float" office:value="4.3523952701" calcext:value-type="float">
            <text:p>4.3523952701</text:p>
          </table:table-cell>
          <table:table-cell table:number-columns-repeated="2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0" calcext:value-type="float">
            <text:p>0</text:p>
          </table:table-cell>
          <table:table-cell office:value-type="float" office:value="4.3698567727" calcext:value-type="float">
            <text:p>4.3698567727</text:p>
          </table:table-cell>
          <table:table-cell table:number-columns-repeated="2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0" calcext:value-type="float">
            <text:p>0</text:p>
          </table:table-cell>
          <table:table-cell office:value-type="float" office:value="4.387308877" calcext:value-type="float">
            <text:p>4.387308877</text:p>
          </table:table-cell>
          <table:table-cell table:number-columns-repeated="2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0" calcext:value-type="float">
            <text:p>0</text:p>
          </table:table-cell>
          <table:table-cell office:value-type="float" office:value="4.4047502193" calcext:value-type="float">
            <text:p>4.4047502193</text:p>
          </table:table-cell>
          <table:table-cell table:number-columns-repeated="2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.4221793957" calcext:value-type="float">
            <text:p>4.4221793957</text:p>
          </table:table-cell>
          <table:table-cell table:number-columns-repeated="2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0" calcext:value-type="float">
            <text:p>0</text:p>
          </table:table-cell>
          <table:table-cell office:value-type="float" office:value="4.439594992" calcext:value-type="float">
            <text:p>4.439594992</text:p>
          </table:table-cell>
          <table:table-cell table:number-columns-repeated="2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0" calcext:value-type="float">
            <text:p>0</text:p>
          </table:table-cell>
          <table:table-cell office:value-type="float" office:value="4.456995639" calcext:value-type="float">
            <text:p>4.456995639</text:p>
          </table:table-cell>
          <table:table-cell table:number-columns-repeated="2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0" calcext:value-type="float">
            <text:p>0</text:p>
          </table:table-cell>
          <table:table-cell office:value-type="float" office:value="4.4743800481" calcext:value-type="float">
            <text:p>4.4743800481</text:p>
          </table:table-cell>
          <table:table-cell table:number-columns-repeated="2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0" calcext:value-type="float">
            <text:p>0</text:p>
          </table:table-cell>
          <table:table-cell office:value-type="float" office:value="4.4917470535" calcext:value-type="float">
            <text:p>4.4917470535</text:p>
          </table:table-cell>
          <table:table-cell table:number-columns-repeated="2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4.5090956604" calcext:value-type="float">
            <text:p>4.5090956604</text:p>
          </table:table-cell>
          <table:table-cell table:number-columns-repeated="2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4.5264250749" calcext:value-type="float">
            <text:p>4.5264250749</text:p>
          </table:table-cell>
          <table:table-cell table:number-columns-repeated="2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0" calcext:value-type="float">
            <text:p>0</text:p>
          </table:table-cell>
          <table:table-cell office:value-type="float" office:value="4.5437347433" calcext:value-type="float">
            <text:p>4.5437347433</text:p>
          </table:table-cell>
          <table:table-cell table:number-columns-repeated="2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0" calcext:value-type="float">
            <text:p>0</text:p>
          </table:table-cell>
          <table:table-cell office:value-type="float" office:value="4.5610243743" calcext:value-type="float">
            <text:p>4.5610243743</text:p>
          </table:table-cell>
          <table:table-cell table:number-columns-repeated="2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0" calcext:value-type="float">
            <text:p>0</text:p>
          </table:table-cell>
          <table:table-cell office:value-type="float" office:value="4.5782939733" calcext:value-type="float">
            <text:p>4.5782939733</text:p>
          </table:table-cell>
          <table:table-cell table:number-columns-repeated="2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  <table:table-cell office:value-type="float" office:value="4.5955438529" calcext:value-type="float">
            <text:p>4.5955438529</text:p>
          </table:table-cell>
          <table:table-cell table:number-columns-repeated="2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0" calcext:value-type="float">
            <text:p>0</text:p>
          </table:table-cell>
          <table:table-cell office:value-type="float" office:value="4.6127746524" calcext:value-type="float">
            <text:p>4.6127746524</text:p>
          </table:table-cell>
          <table:table-cell table:number-columns-repeated="2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0" calcext:value-type="float">
            <text:p>0</text:p>
          </table:table-cell>
          <table:table-cell office:value-type="float" office:value="4.6299873476" calcext:value-type="float">
            <text:p>4.6299873476</text:p>
          </table:table-cell>
          <table:table-cell table:number-columns-repeated="2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0" calcext:value-type="float">
            <text:p>0</text:p>
          </table:table-cell>
          <table:table-cell office:value-type="float" office:value="4.647183254" calcext:value-type="float">
            <text:p>4.647183254</text:p>
          </table:table-cell>
          <table:table-cell table:number-columns-repeated="2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0" calcext:value-type="float">
            <text:p>0</text:p>
          </table:table-cell>
          <table:table-cell office:value-type="float" office:value="4.6643640401" calcext:value-type="float">
            <text:p>4.6643640401</text:p>
          </table:table-cell>
          <table:table-cell table:number-columns-repeated="2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0" calcext:value-type="float">
            <text:p>0</text:p>
          </table:table-cell>
          <table:table-cell office:value-type="float" office:value="4.6815317326" calcext:value-type="float">
            <text:p>4.6815317326</text:p>
          </table:table-cell>
          <table:table-cell table:number-columns-repeated="2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0" calcext:value-type="float">
            <text:p>0</text:p>
          </table:table-cell>
          <table:table-cell office:value-type="float" office:value="4.6986887353" calcext:value-type="float">
            <text:p>4.6986887353</text:p>
          </table:table-cell>
          <table:table-cell table:number-columns-repeated="2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0" calcext:value-type="float">
            <text:p>0</text:p>
          </table:table-cell>
          <table:table-cell office:value-type="float" office:value="4.715837861" calcext:value-type="float">
            <text:p>4.715837861</text:p>
          </table:table-cell>
          <table:table-cell table:number-columns-repeated="2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0" calcext:value-type="float">
            <text:p>0</text:p>
          </table:table-cell>
          <table:table-cell office:value-type="float" office:value="4.7329823877" calcext:value-type="float">
            <text:p>4.7329823877</text:p>
          </table:table-cell>
          <table:table-cell table:number-columns-repeated="2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0" calcext:value-type="float">
            <text:p>0</text:p>
          </table:table-cell>
          <table:table-cell office:value-type="float" office:value="4.7501261631" calcext:value-type="float">
            <text:p>4.7501261631</text:p>
          </table:table-cell>
          <table:table-cell table:number-columns-repeated="2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0" calcext:value-type="float">
            <text:p>0</text:p>
          </table:table-cell>
          <table:table-cell office:value-type="float" office:value="4.7672737727" calcext:value-type="float">
            <text:p>4.7672737727</text:p>
          </table:table-cell>
          <table:table-cell table:number-columns-repeated="2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0" calcext:value-type="float">
            <text:p>0</text:p>
          </table:table-cell>
          <table:table-cell office:value-type="float" office:value="4.7844308342" calcext:value-type="float">
            <text:p>4.7844308342</text:p>
          </table:table-cell>
          <table:table-cell table:number-columns-repeated="2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0" calcext:value-type="float">
            <text:p>0</text:p>
          </table:table-cell>
          <table:table-cell office:value-type="float" office:value="4.801604508" calcext:value-type="float">
            <text:p>4.801604508</text:p>
          </table:table-cell>
          <table:table-cell table:number-columns-repeated="2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0" calcext:value-type="float">
            <text:p>0</text:p>
          </table:table-cell>
          <table:table-cell office:value-type="float" office:value="4.8188044225" calcext:value-type="float">
            <text:p>4.8188044225</text:p>
          </table:table-cell>
          <table:table-cell table:number-columns-repeated="2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0" calcext:value-type="float">
            <text:p>0</text:p>
          </table:table-cell>
          <table:table-cell office:value-type="float" office:value="4.8360444519" calcext:value-type="float">
            <text:p>4.8360444519</text:p>
          </table:table-cell>
          <table:table-cell table:number-columns-repeated="2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0" calcext:value-type="float">
            <text:p>0</text:p>
          </table:table-cell>
          <table:table-cell office:value-type="float" office:value="4.8533464545" calcext:value-type="float">
            <text:p>4.8533464545</text:p>
          </table:table-cell>
          <table:table-cell table:number-columns-repeated="2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0" calcext:value-type="float">
            <text:p>0</text:p>
          </table:table-cell>
          <table:table-cell office:value-type="float" office:value="4.870749246" calcext:value-type="float">
            <text:p>4.870749246</text:p>
          </table:table-cell>
          <table:table-cell table:number-columns-repeated="2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office:value-type="float" office:value="4.8883350134" calcext:value-type="float">
            <text:p>4.8883350134</text:p>
          </table:table-cell>
          <table:table-cell table:number-columns-repeated="2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office:value-type="float" office:value="4.9063394813" calcext:value-type="float">
            <text:p>4.9063394813</text:p>
          </table:table-cell>
          <table:table-cell table:number-columns-repeated="2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office:value-type="float" office:value="4.9262247273" calcext:value-type="float">
            <text:p>4.9262247273</text:p>
          </table:table-cell>
          <table:table-cell table:number-columns-repeated="2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office:value-type="float" office:value="4.939026623" calcext:value-type="float">
            <text:p>4.939026623</text:p>
          </table:table-cell>
          <table:table-cell table:number-columns-repeated="2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0" calcext:value-type="float">
            <text:p>0</text:p>
          </table:table-cell>
          <table:table-cell office:value-type="float" office:value="4.9547576444" calcext:value-type="float">
            <text:p>4.9547576444</text:p>
          </table:table-cell>
          <table:table-cell table:number-columns-repeated="2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0" calcext:value-type="float">
            <text:p>0</text:p>
          </table:table-cell>
          <table:table-cell office:value-type="float" office:value="4.9709917888" calcext:value-type="float">
            <text:p>4.9709917888</text:p>
          </table:table-cell>
          <table:table-cell table:number-columns-repeated="2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0" calcext:value-type="float">
            <text:p>0</text:p>
          </table:table-cell>
          <table:table-cell office:value-type="float" office:value="4.9874396524" calcext:value-type="float">
            <text:p>4.9874396524</text:p>
          </table:table-cell>
          <table:table-cell table:number-columns-repeated="2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0" calcext:value-type="float">
            <text:p>0</text:p>
          </table:table-cell>
          <table:table-cell office:value-type="float" office:value="5.0040097219" calcext:value-type="float">
            <text:p>5.0040097219</text:p>
          </table:table-cell>
          <table:table-cell table:number-columns-repeated="2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0" calcext:value-type="float">
            <text:p>0</text:p>
          </table:table-cell>
          <table:table-cell office:value-type="float" office:value="5.0206622834" calcext:value-type="float">
            <text:p>5.0206622834</text:p>
          </table:table-cell>
          <table:table-cell table:number-columns-repeated="2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0" calcext:value-type="float">
            <text:p>0</text:p>
          </table:table-cell>
          <table:table-cell office:value-type="float" office:value="5.0373772112" calcext:value-type="float">
            <text:p>5.0373772112</text:p>
          </table:table-cell>
          <table:table-cell table:number-columns-repeated="2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0" calcext:value-type="float">
            <text:p>0</text:p>
          </table:table-cell>
          <table:table-cell office:value-type="float" office:value="5.0541434545" calcext:value-type="float">
            <text:p>5.0541434545</text:p>
          </table:table-cell>
          <table:table-cell table:number-columns-repeated="2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0" calcext:value-type="float">
            <text:p>0</text:p>
          </table:table-cell>
          <table:table-cell office:value-type="float" office:value="5.0709547647" calcext:value-type="float">
            <text:p>5.0709547647</text:p>
          </table:table-cell>
          <table:table-cell table:number-columns-repeated="2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0" calcext:value-type="float">
            <text:p>0</text:p>
          </table:table-cell>
          <table:table-cell office:value-type="float" office:value="5.0878076578" calcext:value-type="float">
            <text:p>5.0878076578</text:p>
          </table:table-cell>
          <table:table-cell table:number-columns-repeated="2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0" calcext:value-type="float">
            <text:p>0</text:p>
          </table:table-cell>
          <table:table-cell office:value-type="float" office:value="5.1047003369" calcext:value-type="float">
            <text:p>5.1047003369</text:p>
          </table:table-cell>
          <table:table-cell table:number-columns-repeated="2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0" calcext:value-type="float">
            <text:p>0</text:p>
          </table:table-cell>
          <table:table-cell office:value-type="float" office:value="5.1216320508" calcext:value-type="float">
            <text:p>5.1216320508</text:p>
          </table:table-cell>
          <table:table-cell table:number-columns-repeated="2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0" calcext:value-type="float">
            <text:p>0</text:p>
          </table:table-cell>
          <table:table-cell office:value-type="float" office:value="5.1386026872" calcext:value-type="float">
            <text:p>5.1386026872</text:p>
          </table:table-cell>
          <table:table-cell table:number-columns-repeated="2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0" calcext:value-type="float">
            <text:p>0</text:p>
          </table:table-cell>
          <table:table-cell office:value-type="float" office:value="5.1556124813" calcext:value-type="float">
            <text:p>5.1556124813</text:p>
          </table:table-cell>
          <table:table-cell table:number-columns-repeated="2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  <table:table-cell office:value-type="float" office:value="5.1726618075" calcext:value-type="float">
            <text:p>5.1726618075</text:p>
          </table:table-cell>
          <table:table-cell table:number-columns-repeated="2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5.1897509973" calcext:value-type="float">
            <text:p>5.1897509973</text:p>
          </table:table-cell>
          <table:table-cell table:number-columns-repeated="2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0" calcext:value-type="float">
            <text:p>0</text:p>
          </table:table-cell>
          <table:table-cell office:value-type="float" office:value="5.2068802193" calcext:value-type="float">
            <text:p>5.2068802193</text:p>
          </table:table-cell>
          <table:table-cell table:number-columns-repeated="2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office:value-type="float" office:value="5.2240493503" calcext:value-type="float">
            <text:p>5.2240493503</text:p>
          </table:table-cell>
          <table:table-cell table:number-columns-repeated="2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0" calcext:value-type="float">
            <text:p>0</text:p>
          </table:table-cell>
          <table:table-cell office:value-type="float" office:value="5.2412579011" calcext:value-type="float">
            <text:p>5.2412579011</text:p>
          </table:table-cell>
          <table:table-cell table:number-columns-repeated="2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0" calcext:value-type="float">
            <text:p>0</text:p>
          </table:table-cell>
          <table:table-cell office:value-type="float" office:value="5.2585049465" calcext:value-type="float">
            <text:p>5.2585049465</text:p>
          </table:table-cell>
          <table:table-cell table:number-columns-repeated="2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5.2757890856" calcext:value-type="float">
            <text:p>5.2757890856</text:p>
          </table:table-cell>
          <table:table-cell table:number-columns-repeated="2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0" calcext:value-type="float">
            <text:p>0</text:p>
          </table:table-cell>
          <table:table-cell office:value-type="float" office:value="5.2931084225" calcext:value-type="float">
            <text:p>5.2931084225</text:p>
          </table:table-cell>
          <table:table-cell table:number-columns-repeated="2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0" calcext:value-type="float">
            <text:p>0</text:p>
          </table:table-cell>
          <table:table-cell office:value-type="float" office:value="5.3104605775" calcext:value-type="float">
            <text:p>5.3104605775</text:p>
          </table:table-cell>
          <table:table-cell table:number-columns-repeated="2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0" calcext:value-type="float">
            <text:p>0</text:p>
          </table:table-cell>
          <table:table-cell office:value-type="float" office:value="5.3278427139" calcext:value-type="float">
            <text:p>5.3278427139</text:p>
          </table:table-cell>
          <table:table-cell table:number-columns-repeated="2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0" calcext:value-type="float">
            <text:p>0</text:p>
          </table:table-cell>
          <table:table-cell office:value-type="float" office:value="5.3452515882" calcext:value-type="float">
            <text:p>5.3452515882</text:p>
          </table:table-cell>
          <table:table-cell table:number-columns-repeated="2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0" calcext:value-type="float">
            <text:p>0</text:p>
          </table:table-cell>
          <table:table-cell office:value-type="float" office:value="5.3626836337" calcext:value-type="float">
            <text:p>5.3626836337</text:p>
          </table:table-cell>
          <table:table-cell table:number-columns-repeated="2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0" calcext:value-type="float">
            <text:p>0</text:p>
          </table:table-cell>
          <table:table-cell office:value-type="float" office:value="5.3801350401" calcext:value-type="float">
            <text:p>5.3801350401</text:p>
          </table:table-cell>
          <table:table-cell table:number-columns-repeated="2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0" calcext:value-type="float">
            <text:p>0</text:p>
          </table:table-cell>
          <table:table-cell office:value-type="float" office:value="5.3976018717" calcext:value-type="float">
            <text:p>5.3976018717</text:p>
          </table:table-cell>
          <table:table-cell table:number-columns-repeated="2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office:value-type="float" office:value="5.4150801711" calcext:value-type="float">
            <text:p>5.4150801711</text:p>
          </table:table-cell>
          <table:table-cell table:number-columns-repeated="2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0" calcext:value-type="float">
            <text:p>0</text:p>
          </table:table-cell>
          <table:table-cell office:value-type="float" office:value="5.4325660909" calcext:value-type="float">
            <text:p>5.4325660909</text:p>
          </table:table-cell>
          <table:table-cell table:number-columns-repeated="2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0" calcext:value-type="float">
            <text:p>0</text:p>
          </table:table-cell>
          <table:table-cell office:value-type="float" office:value="5.4500560107" calcext:value-type="float">
            <text:p>5.4500560107</text:p>
          </table:table-cell>
          <table:table-cell table:number-columns-repeated="2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0" calcext:value-type="float">
            <text:p>0</text:p>
          </table:table-cell>
          <table:table-cell office:value-type="float" office:value="5.4675466444" calcext:value-type="float">
            <text:p>5.4675466444</text:p>
          </table:table-cell>
          <table:table-cell table:number-columns-repeated="2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0" calcext:value-type="float">
            <text:p>0</text:p>
          </table:table-cell>
          <table:table-cell office:value-type="float" office:value="5.4850351551" calcext:value-type="float">
            <text:p>5.4850351551</text:p>
          </table:table-cell>
          <table:table-cell table:number-columns-repeated="2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0" calcext:value-type="float">
            <text:p>0</text:p>
          </table:table-cell>
          <table:table-cell office:value-type="float" office:value="5.5025192299" calcext:value-type="float">
            <text:p>5.5025192299</text:p>
          </table:table-cell>
          <table:table-cell table:number-columns-repeated="2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0" calcext:value-type="float">
            <text:p>0</text:p>
          </table:table-cell>
          <table:table-cell office:value-type="float" office:value="5.5199971578" calcext:value-type="float">
            <text:p>5.5199971578</text:p>
          </table:table-cell>
          <table:table-cell table:number-columns-repeated="2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office:value-type="float" office:value="5.5374678663" calcext:value-type="float">
            <text:p>5.5374678663</text:p>
          </table:table-cell>
          <table:table-cell table:number-columns-repeated="2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0" calcext:value-type="float">
            <text:p>0</text:p>
          </table:table-cell>
          <table:table-cell office:value-type="float" office:value="5.5549309412" calcext:value-type="float">
            <text:p>5.5549309412</text:p>
          </table:table-cell>
          <table:table-cell table:number-columns-repeated="2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0" calcext:value-type="float">
            <text:p>0</text:p>
          </table:table-cell>
          <table:table-cell office:value-type="float" office:value="5.5723866123" calcext:value-type="float">
            <text:p>5.5723866123</text:p>
          </table:table-cell>
          <table:table-cell table:number-columns-repeated="2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0" calcext:value-type="float">
            <text:p>0</text:p>
          </table:table-cell>
          <table:table-cell office:value-type="float" office:value="5.5898357246" calcext:value-type="float">
            <text:p>5.5898357246</text:p>
          </table:table-cell>
          <table:table-cell table:number-columns-repeated="2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0" calcext:value-type="float">
            <text:p>0</text:p>
          </table:table-cell>
          <table:table-cell office:value-type="float" office:value="5.6072796791" calcext:value-type="float">
            <text:p>5.6072796791</text:p>
          </table:table-cell>
          <table:table-cell table:number-columns-repeated="2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office:value-type="float" office:value="5.6247203449" calcext:value-type="float">
            <text:p>5.6247203449</text:p>
          </table:table-cell>
          <table:table-cell table:number-columns-repeated="2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0" calcext:value-type="float">
            <text:p>0</text:p>
          </table:table-cell>
          <table:table-cell office:value-type="float" office:value="5.6421599733" calcext:value-type="float">
            <text:p>5.6421599733</text:p>
          </table:table-cell>
          <table:table-cell table:number-columns-repeated="2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0" calcext:value-type="float">
            <text:p>0</text:p>
          </table:table-cell>
          <table:table-cell office:value-type="float" office:value="5.6596010802" calcext:value-type="float">
            <text:p>5.6596010802</text:p>
          </table:table-cell>
          <table:table-cell table:number-columns-repeated="2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0" calcext:value-type="float">
            <text:p>0</text:p>
          </table:table-cell>
          <table:table-cell office:value-type="float" office:value="5.6770463422" calcext:value-type="float">
            <text:p>5.6770463422</text:p>
          </table:table-cell>
          <table:table-cell table:number-columns-repeated="2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0" calcext:value-type="float">
            <text:p>0</text:p>
          </table:table-cell>
          <table:table-cell office:value-type="float" office:value="5.6944984786" calcext:value-type="float">
            <text:p>5.6944984786</text:p>
          </table:table-cell>
          <table:table-cell table:number-columns-repeated="2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0" calcext:value-type="float">
            <text:p>0</text:p>
          </table:table-cell>
          <table:table-cell office:value-type="float" office:value="5.7119601417" calcext:value-type="float">
            <text:p>5.7119601417</text:p>
          </table:table-cell>
          <table:table-cell table:number-columns-repeated="2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0" calcext:value-type="float">
            <text:p>0</text:p>
          </table:table-cell>
          <table:table-cell office:value-type="float" office:value="5.7294338289" calcext:value-type="float">
            <text:p>5.7294338289</text:p>
          </table:table-cell>
          <table:table-cell table:number-columns-repeated="2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0" calcext:value-type="float">
            <text:p>0</text:p>
          </table:table-cell>
          <table:table-cell office:value-type="float" office:value="5.7469217888" calcext:value-type="float">
            <text:p>5.7469217888</text:p>
          </table:table-cell>
          <table:table-cell table:number-columns-repeated="2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0" calcext:value-type="float">
            <text:p>0</text:p>
          </table:table-cell>
          <table:table-cell office:value-type="float" office:value="5.7644259679" calcext:value-type="float">
            <text:p>5.7644259679</text:p>
          </table:table-cell>
          <table:table-cell table:number-columns-repeated="2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0" calcext:value-type="float">
            <text:p>0</text:p>
          </table:table-cell>
          <table:table-cell office:value-type="float" office:value="5.7819479599" calcext:value-type="float">
            <text:p>5.7819479599</text:p>
          </table:table-cell>
          <table:table-cell table:number-columns-repeated="2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0" calcext:value-type="float">
            <text:p>0</text:p>
          </table:table-cell>
          <table:table-cell office:value-type="float" office:value="5.7994889813" calcext:value-type="float">
            <text:p>5.7994889813</text:p>
          </table:table-cell>
          <table:table-cell table:number-columns-repeated="2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0" calcext:value-type="float">
            <text:p>0</text:p>
          </table:table-cell>
          <table:table-cell office:value-type="float" office:value="5.817049869" calcext:value-type="float">
            <text:p>5.817049869</text:p>
          </table:table-cell>
          <table:table-cell table:number-columns-repeated="2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0" calcext:value-type="float">
            <text:p>0</text:p>
          </table:table-cell>
          <table:table-cell office:value-type="float" office:value="5.8346310909" calcext:value-type="float">
            <text:p>5.8346310909</text:p>
          </table:table-cell>
          <table:table-cell table:number-columns-repeated="2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0" calcext:value-type="float">
            <text:p>0</text:p>
          </table:table-cell>
          <table:table-cell office:value-type="float" office:value="5.8522327727" calcext:value-type="float">
            <text:p>5.8522327727</text:p>
          </table:table-cell>
          <table:table-cell table:number-columns-repeated="2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0" calcext:value-type="float">
            <text:p>0</text:p>
          </table:table-cell>
          <table:table-cell office:value-type="float" office:value="5.8698547433" calcext:value-type="float">
            <text:p>5.8698547433</text:p>
          </table:table-cell>
          <table:table-cell table:number-columns-repeated="2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0" calcext:value-type="float">
            <text:p>0</text:p>
          </table:table-cell>
          <table:table-cell office:value-type="float" office:value="5.8874965802" calcext:value-type="float">
            <text:p>5.8874965802</text:p>
          </table:table-cell>
          <table:table-cell table:number-columns-repeated="2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0" calcext:value-type="float">
            <text:p>0</text:p>
          </table:table-cell>
          <table:table-cell office:value-type="float" office:value="5.9051576684" calcext:value-type="float">
            <text:p>5.9051576684</text:p>
          </table:table-cell>
          <table:table-cell table:number-columns-repeated="2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0" calcext:value-type="float">
            <text:p>0</text:p>
          </table:table-cell>
          <table:table-cell office:value-type="float" office:value="5.9228372567" calcext:value-type="float">
            <text:p>5.9228372567</text:p>
          </table:table-cell>
          <table:table-cell table:number-columns-repeated="2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0" calcext:value-type="float">
            <text:p>0</text:p>
          </table:table-cell>
          <table:table-cell office:value-type="float" office:value="5.940534516" calcext:value-type="float">
            <text:p>5.940534516</text:p>
          </table:table-cell>
          <table:table-cell table:number-columns-repeated="2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0" calcext:value-type="float">
            <text:p>0</text:p>
          </table:table-cell>
          <table:table-cell office:value-type="float" office:value="5.9582485963" calcext:value-type="float">
            <text:p>5.9582485963</text:p>
          </table:table-cell>
          <table:table-cell table:number-columns-repeated="2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0" calcext:value-type="float">
            <text:p>0</text:p>
          </table:table-cell>
          <table:table-cell office:value-type="float" office:value="5.9759786684" calcext:value-type="float">
            <text:p>5.9759786684</text:p>
          </table:table-cell>
          <table:table-cell table:number-columns-repeated="2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0" calcext:value-type="float">
            <text:p>0</text:p>
          </table:table-cell>
          <table:table-cell office:value-type="float" office:value="5.9937239706" calcext:value-type="float">
            <text:p>5.9937239706</text:p>
          </table:table-cell>
          <table:table-cell table:number-columns-repeated="2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0" calcext:value-type="float">
            <text:p>0</text:p>
          </table:table-cell>
          <table:table-cell office:value-type="float" office:value="6.0114838369" calcext:value-type="float">
            <text:p>6.0114838369</text:p>
          </table:table-cell>
          <table:table-cell table:number-columns-repeated="2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0" calcext:value-type="float">
            <text:p>0</text:p>
          </table:table-cell>
          <table:table-cell office:value-type="float" office:value="6.0292577246" calcext:value-type="float">
            <text:p>6.0292577246</text:p>
          </table:table-cell>
          <table:table-cell table:number-columns-repeated="2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0" calcext:value-type="float">
            <text:p>0</text:p>
          </table:table-cell>
          <table:table-cell office:value-type="float" office:value="6.0470452299" calcext:value-type="float">
            <text:p>6.0470452299</text:p>
          </table:table-cell>
          <table:table-cell table:number-columns-repeated="2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0" calcext:value-type="float">
            <text:p>0</text:p>
          </table:table-cell>
          <table:table-cell office:value-type="float" office:value="6.0648460909" calcext:value-type="float">
            <text:p>6.0648460909</text:p>
          </table:table-cell>
          <table:table-cell table:number-columns-repeated="2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0" calcext:value-type="float">
            <text:p>0</text:p>
          </table:table-cell>
          <table:table-cell office:value-type="float" office:value="6.0826601898" calcext:value-type="float">
            <text:p>6.0826601898</text:p>
          </table:table-cell>
          <table:table-cell table:number-columns-repeated="2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0" calcext:value-type="float">
            <text:p>0</text:p>
          </table:table-cell>
          <table:table-cell office:value-type="float" office:value="6.1004875455" calcext:value-type="float">
            <text:p>6.1004875455</text:p>
          </table:table-cell>
          <table:table-cell table:number-columns-repeated="2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0" calcext:value-type="float">
            <text:p>0</text:p>
          </table:table-cell>
          <table:table-cell office:value-type="float" office:value="6.1183282995" calcext:value-type="float">
            <text:p>6.1183282995</text:p>
          </table:table-cell>
          <table:table-cell table:number-columns-repeated="2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0" calcext:value-type="float">
            <text:p>0</text:p>
          </table:table-cell>
          <table:table-cell office:value-type="float" office:value="6.1361826979" calcext:value-type="float">
            <text:p>6.1361826979</text:p>
          </table:table-cell>
          <table:table-cell table:number-columns-repeated="2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0" calcext:value-type="float">
            <text:p>0</text:p>
          </table:table-cell>
          <table:table-cell office:value-type="float" office:value="6.1540510722" calcext:value-type="float">
            <text:p>6.1540510722</text:p>
          </table:table-cell>
          <table:table-cell table:number-columns-repeated="2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0" calcext:value-type="float">
            <text:p>0</text:p>
          </table:table-cell>
          <table:table-cell office:value-type="float" office:value="6.1719338209" calcext:value-type="float">
            <text:p>6.1719338209</text:p>
          </table:table-cell>
          <table:table-cell table:number-columns-repeated="2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0" calcext:value-type="float">
            <text:p>0</text:p>
          </table:table-cell>
          <table:table-cell office:value-type="float" office:value="6.1898313824" calcext:value-type="float">
            <text:p>6.1898313824</text:p>
          </table:table-cell>
          <table:table-cell table:number-columns-repeated="2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0" calcext:value-type="float">
            <text:p>0</text:p>
          </table:table-cell>
          <table:table-cell office:value-type="float" office:value="6.2077442112" calcext:value-type="float">
            <text:p>6.2077442112</text:p>
          </table:table-cell>
          <table:table-cell table:number-columns-repeated="2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0" calcext:value-type="float">
            <text:p>0</text:p>
          </table:table-cell>
          <table:table-cell office:value-type="float" office:value="6.225672754" calcext:value-type="float">
            <text:p>6.225672754</text:p>
          </table:table-cell>
          <table:table-cell table:number-columns-repeated="2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0" calcext:value-type="float">
            <text:p>0</text:p>
          </table:table-cell>
          <table:table-cell office:value-type="float" office:value="6.2436174332" calcext:value-type="float">
            <text:p>6.2436174332</text:p>
          </table:table-cell>
          <table:table-cell table:number-columns-repeated="2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0" calcext:value-type="float">
            <text:p>0</text:p>
          </table:table-cell>
          <table:table-cell office:value-type="float" office:value="6.261578615" calcext:value-type="float">
            <text:p>6.261578615</text:p>
          </table:table-cell>
          <table:table-cell table:number-columns-repeated="2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0" calcext:value-type="float">
            <text:p>0</text:p>
          </table:table-cell>
          <table:table-cell office:value-type="float" office:value="6.2795565989" calcext:value-type="float">
            <text:p>6.2795565989</text:p>
          </table:table-cell>
          <table:table-cell table:number-columns-repeated="2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0" calcext:value-type="float">
            <text:p>0</text:p>
          </table:table-cell>
          <table:table-cell office:value-type="float" office:value="6.2975515989" calcext:value-type="float">
            <text:p>6.2975515989</text:p>
          </table:table-cell>
          <table:table-cell table:number-columns-repeated="2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0" calcext:value-type="float">
            <text:p>0</text:p>
          </table:table-cell>
          <table:table-cell office:value-type="float" office:value="6.3155637219" calcext:value-type="float">
            <text:p>6.3155637219</text:p>
          </table:table-cell>
          <table:table-cell table:number-columns-repeated="2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0" calcext:value-type="float">
            <text:p>0</text:p>
          </table:table-cell>
          <table:table-cell office:value-type="float" office:value="6.3335929599" calcext:value-type="float">
            <text:p>6.3335929599</text:p>
          </table:table-cell>
          <table:table-cell table:number-columns-repeated="2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0" calcext:value-type="float">
            <text:p>0</text:p>
          </table:table-cell>
          <table:table-cell office:value-type="float" office:value="6.3516391791" calcext:value-type="float">
            <text:p>6.3516391791</text:p>
          </table:table-cell>
          <table:table-cell table:number-columns-repeated="2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0" calcext:value-type="float">
            <text:p>0</text:p>
          </table:table-cell>
          <table:table-cell office:value-type="float" office:value="6.369702107" calcext:value-type="float">
            <text:p>6.369702107</text:p>
          </table:table-cell>
          <table:table-cell table:number-columns-repeated="2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0" calcext:value-type="float">
            <text:p>0</text:p>
          </table:table-cell>
          <table:table-cell office:value-type="float" office:value="6.3877813316" calcext:value-type="float">
            <text:p>6.3877813316</text:p>
          </table:table-cell>
          <table:table-cell table:number-columns-repeated="2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0" calcext:value-type="float">
            <text:p>0</text:p>
          </table:table-cell>
          <table:table-cell office:value-type="float" office:value="6.4058763021" calcext:value-type="float">
            <text:p>6.4058763021</text:p>
          </table:table-cell>
          <table:table-cell table:number-columns-repeated="2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0" calcext:value-type="float">
            <text:p>0</text:p>
          </table:table-cell>
          <table:table-cell office:value-type="float" office:value="6.4239863289" calcext:value-type="float">
            <text:p>6.4239863289</text:p>
          </table:table-cell>
          <table:table-cell table:number-columns-repeated="2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0" calcext:value-type="float">
            <text:p>0</text:p>
          </table:table-cell>
          <table:table-cell office:value-type="float" office:value="6.4421105936" calcext:value-type="float">
            <text:p>6.4421105936</text:p>
          </table:table-cell>
          <table:table-cell table:number-columns-repeated="2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0" calcext:value-type="float">
            <text:p>0</text:p>
          </table:table-cell>
          <table:table-cell office:value-type="float" office:value="6.4602481578" calcext:value-type="float">
            <text:p>6.4602481578</text:p>
          </table:table-cell>
          <table:table-cell table:number-columns-repeated="2"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0" calcext:value-type="float">
            <text:p>0</text:p>
          </table:table-cell>
          <table:table-cell office:value-type="float" office:value="6.4783979813" calcext:value-type="float">
            <text:p>6.4783979813</text:p>
          </table:table-cell>
          <table:table-cell table:number-columns-repeated="2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0" calcext:value-type="float">
            <text:p>0</text:p>
          </table:table-cell>
          <table:table-cell office:value-type="float" office:value="6.4965589385" calcext:value-type="float">
            <text:p>6.4965589385</text:p>
          </table:table-cell>
          <table:table-cell table:number-columns-repeated="2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0" calcext:value-type="float">
            <text:p>0</text:p>
          </table:table-cell>
          <table:table-cell office:value-type="float" office:value="6.5147298422" calcext:value-type="float">
            <text:p>6.5147298422</text:p>
          </table:table-cell>
          <table:table-cell table:number-columns-repeated="2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0" calcext:value-type="float">
            <text:p>0</text:p>
          </table:table-cell>
          <table:table-cell office:value-type="float" office:value="6.5329094706" calcext:value-type="float">
            <text:p>6.5329094706</text:p>
          </table:table-cell>
          <table:table-cell table:number-columns-repeated="2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0" calcext:value-type="float">
            <text:p>0</text:p>
          </table:table-cell>
          <table:table-cell office:value-type="float" office:value="6.5510965936" calcext:value-type="float">
            <text:p>6.5510965936</text:p>
          </table:table-cell>
          <table:table-cell table:number-columns-repeated="2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0" calcext:value-type="float">
            <text:p>0</text:p>
          </table:table-cell>
          <table:table-cell office:value-type="float" office:value="6.5692900027" calcext:value-type="float">
            <text:p>6.5692900027</text:p>
          </table:table-cell>
          <table:table-cell table:number-columns-repeated="2"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6.505484" calcext:value-type="float">
            <text:p>6.505484</text:p>
          </table:table-cell>
          <table:table-cell office:value-type="float" office:value="6.5874885374" calcext:value-type="float">
            <text:p>6.5874885374</text:p>
          </table:table-cell>
          <table:table-cell table:formula="of:=POWER([.C375]-6.75;2)" office:value-type="float" office:value="0.026409975476391" calcext:value-type="float">
            <text:p>0.0264099755</text:p>
          </table:table-cell>
          <table:table-cell table:formula="of:=SQRT(SUM([.D375:.D474])/100)" office:value-type="float" office:value="0.115519418012186" calcext:value-type="float">
            <text:p>0.115519418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6.504217" calcext:value-type="float">
            <text:p>6.504217</text:p>
          </table:table-cell>
          <table:table-cell office:value-type="float" office:value="6.5882967701" calcext:value-type="float">
            <text:p>6.5882967701</text:p>
          </table:table-cell>
          <table:table-cell table:formula="of:=POWER([.C376]-6.75;2)" office:value-type="float" office:value="0.0261479345600921" calcext:value-type="float">
            <text:p>0.0261479346</text:p>
          </table:table-cell>
          <table:table-cell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6.504137" calcext:value-type="float">
            <text:p>6.504137</text:p>
          </table:table-cell>
          <table:table-cell office:value-type="float" office:value="6.5891114545" calcext:value-type="float">
            <text:p>6.5891114545</text:p>
          </table:table-cell>
          <table:table-cell table:formula="of:=POWER([.C377]-6.75;2)" office:value-type="float" office:value="0.0258851240731055" calcext:value-type="float">
            <text:p>0.0258851241</text:p>
          </table:table-cell>
          <table:table-cell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6.505231" calcext:value-type="float">
            <text:p>6.505231</text:p>
          </table:table-cell>
          <table:table-cell office:value-type="float" office:value="6.5899285588" calcext:value-type="float">
            <text:p>6.5899285588</text:p>
          </table:table-cell>
          <table:table-cell table:formula="of:=POWER([.C378]-6.75;2)" office:value-type="float" office:value="0.0256228662878449" calcext:value-type="float">
            <text:p>0.0256228663</text:p>
          </table:table-cell>
          <table:table-cell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6.507447" calcext:value-type="float">
            <text:p>6.507447</text:p>
          </table:table-cell>
          <table:table-cell office:value-type="float" office:value="6.590744238" calcext:value-type="float">
            <text:p>6.590744238</text:p>
          </table:table-cell>
          <table:table-cell table:formula="of:=POWER([.C379]-6.75;2)" office:value-type="float" office:value="0.0253623977302006" calcext:value-type="float">
            <text:p>0.0253623977</text:p>
          </table:table-cell>
          <table:table-cell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6.510695" calcext:value-type="float">
            <text:p>6.510695</text:p>
          </table:table-cell>
          <table:table-cell office:value-type="float" office:value="6.5915549358" calcext:value-type="float">
            <text:p>6.5915549358</text:p>
          </table:table-cell>
          <table:table-cell table:formula="of:=POWER([.C380]-6.75;2)" office:value-type="float" office:value="0.0251048383693422" calcext:value-type="float">
            <text:p>0.0251048384</text:p>
          </table:table-cell>
          <table:table-cell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6.514845" calcext:value-type="float">
            <text:p>6.514845</text:p>
          </table:table-cell>
          <table:table-cell office:value-type="float" office:value="6.5923575107" calcext:value-type="float">
            <text:p>6.5923575107</text:p>
          </table:table-cell>
          <table:table-cell table:formula="of:=POWER([.C381]-6.75;2)" office:value-type="float" office:value="0.0248511544327005" calcext:value-type="float">
            <text:p>0.0248511544</text:p>
          </table:table-cell>
          <table:table-cell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6.519729" calcext:value-type="float">
            <text:p>6.519729</text:p>
          </table:table-cell>
          <table:table-cell office:value-type="float" office:value="6.5931493316" calcext:value-type="float">
            <text:p>6.5931493316</text:p>
          </table:table-cell>
          <table:table-cell table:formula="of:=POWER([.C382]-6.75;2)" office:value-type="float" office:value="0.0246021321775267" calcext:value-type="float">
            <text:p>0.0246021322</text:p>
          </table:table-cell>
          <table:table-cell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6.525141" calcext:value-type="float">
            <text:p>6.525141</text:p>
          </table:table-cell>
          <table:table-cell office:value-type="float" office:value="6.5939283824" calcext:value-type="float">
            <text:p>6.5939283824</text:p>
          </table:table-cell>
          <table:table-cell table:formula="of:=POWER([.C383]-6.75;2)" office:value-type="float" office:value="0.0243583498202807" calcext:value-type="float">
            <text:p>0.0243583498</text:p>
          </table:table-cell>
          <table:table-cell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6.530845" calcext:value-type="float">
            <text:p>6.530845</text:p>
          </table:table-cell>
          <table:table-cell office:value-type="float" office:value="6.5946933503" calcext:value-type="float">
            <text:p>6.5946933503</text:p>
          </table:table-cell>
          <table:table-cell table:formula="of:=POWER([.C384]-6.75;2)" office:value-type="float" office:value="0.0241201554410385" calcext:value-type="float">
            <text:p>0.0241201554</text:p>
          </table:table-cell>
          <table:table-cell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6.536575" calcext:value-type="float">
            <text:p>6.536575</text:p>
          </table:table-cell>
          <table:table-cell office:value-type="float" office:value="6.5954436979" calcext:value-type="float">
            <text:p>6.5954436979</text:p>
          </table:table-cell>
          <table:table-cell table:formula="of:=POWER([.C385]-6.75;2)" office:value-type="float" office:value="0.0238876505188263" calcext:value-type="float">
            <text:p>0.0238876505</text:p>
          </table:table-cell>
          <table:table-cell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6.542048" calcext:value-type="float">
            <text:p>6.542048</text:p>
          </table:table-cell>
          <table:table-cell office:value-type="float" office:value="6.5961797139" calcext:value-type="float">
            <text:p>6.5961797139</text:p>
          </table:table-cell>
          <table:table-cell table:formula="of:=POWER([.C386]-6.75;2)" office:value-type="float" office:value="0.0236606804158859" calcext:value-type="float">
            <text:p>0.0236606804</text:p>
          </table:table-cell>
          <table:table-cell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6.546968" calcext:value-type="float">
            <text:p>6.546968</text:p>
          </table:table-cell>
          <table:table-cell office:value-type="float" office:value="6.5969025374" calcext:value-type="float">
            <text:p>6.5969025374</text:p>
          </table:table-cell>
          <table:table-cell table:formula="of:=POWER([.C387]-6.75;2)" office:value-type="float" office:value="0.0234388330545584" calcext:value-type="float">
            <text:p>0.0234388331</text:p>
          </table:table-cell>
          <table:table-cell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6.551035" calcext:value-type="float">
            <text:p>6.551035</text:p>
          </table:table-cell>
          <table:table-cell office:value-type="float" office:value="6.5976141684" calcext:value-type="float">
            <text:p>6.5976141684</text:p>
          </table:table-cell>
          <table:table-cell table:formula="of:=POWER([.C388]-6.75;2)" office:value-type="float" office:value="0.0232214416724236" calcext:value-type="float">
            <text:p>0.0232214417</text:p>
          </table:table-cell>
          <table:table-cell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6.553952" calcext:value-type="float">
            <text:p>6.553952</text:p>
          </table:table-cell>
          <table:table-cell office:value-type="float" office:value="6.5983174439" calcext:value-type="float">
            <text:p>6.5983174439</text:p>
          </table:table-cell>
          <table:table-cell table:formula="of:=POWER([.C389]-6.75;2)" office:value-type="float" office:value="0.0230075978250296" calcext:value-type="float">
            <text:p>0.0230075978</text:p>
          </table:table-cell>
          <table:table-cell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6.555437" calcext:value-type="float">
            <text:p>6.555437</text:p>
          </table:table-cell>
          <table:table-cell office:value-type="float" office:value="6.5990160027" calcext:value-type="float">
            <text:p>6.5990160027</text:p>
          </table:table-cell>
          <table:table-cell table:formula="of:=POWER([.C390]-6.75;2)" office:value-type="float" office:value="0.0227961674406864" calcext:value-type="float">
            <text:p>0.0227961674</text:p>
          </table:table-cell>
          <table:table-cell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6.555228" calcext:value-type="float">
            <text:p>6.555228</text:p>
          </table:table-cell>
          <table:table-cell office:value-type="float" office:value="6.5997142112" calcext:value-type="float">
            <text:p>6.5997142112</text:p>
          </table:table-cell>
          <table:table-cell table:formula="of:=POWER([.C391]-6.75;2)" office:value-type="float" office:value="0.0225858183152381" calcext:value-type="float">
            <text:p>0.0225858183</text:p>
          </table:table-cell>
          <table:table-cell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6.553091" calcext:value-type="float">
            <text:p>6.553091</text:p>
          </table:table-cell>
          <table:table-cell office:value-type="float" office:value="6.6004170856" calcext:value-type="float">
            <text:p>6.6004170856</text:p>
          </table:table-cell>
          <table:table-cell table:formula="of:=POWER([.C392]-6.75;2)" office:value-type="float" office:value="0.0223750482803977" calcext:value-type="float">
            <text:p>0.0223750483</text:p>
          </table:table-cell>
          <table:table-cell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6.548827" calcext:value-type="float">
            <text:p>6.548827</text:p>
          </table:table-cell>
          <table:table-cell office:value-type="float" office:value="6.6011301818" calcext:value-type="float">
            <text:p>6.6011301818</text:p>
          </table:table-cell>
          <table:table-cell table:formula="of:=POWER([.C393]-6.75;2)" office:value-type="float" office:value="0.022162222770901" calcext:value-type="float">
            <text:p>0.0221622228</text:p>
          </table:table-cell>
          <table:table-cell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6.542275" calcext:value-type="float">
            <text:p>6.542275</text:p>
          </table:table-cell>
          <table:table-cell office:value-type="float" office:value="6.601859484" calcext:value-type="float">
            <text:p>6.601859484</text:p>
          </table:table-cell>
          <table:table-cell table:formula="of:=POWER([.C394]-6.75;2)" office:value-type="float" office:value="0.0219456124807462" calcext:value-type="float">
            <text:p>0.0219456125</text:p>
          </table:table-cell>
          <table:table-cell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6.533319" calcext:value-type="float">
            <text:p>6.533319</text:p>
          </table:table-cell>
          <table:table-cell office:value-type="float" office:value="6.6026112861" calcext:value-type="float">
            <text:p>6.6026112861</text:p>
          </table:table-cell>
          <table:table-cell table:formula="of:=POWER([.C395]-6.75;2)" office:value-type="float" office:value="0.021723432985096" calcext:value-type="float">
            <text:p>0.021723433</text:p>
          </table:table-cell>
          <table:table-cell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6.521886" calcext:value-type="float">
            <text:p>6.521886</text:p>
          </table:table-cell>
          <table:table-cell office:value-type="float" office:value="6.6033920481" calcext:value-type="float">
            <text:p>6.6033920481</text:p>
          </table:table-cell>
          <table:table-cell table:formula="of:=POWER([.C396]-6.75;2)" office:value-type="float" office:value="0.0214938915603127" calcext:value-type="float">
            <text:p>0.0214938916</text:p>
          </table:table-cell>
          <table:table-cell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6.507948" calcext:value-type="float">
            <text:p>6.507948</text:p>
          </table:table-cell>
          <table:table-cell office:value-type="float" office:value="6.6042082807" calcext:value-type="float">
            <text:p>6.6042082807</text:p>
          </table:table-cell>
          <table:table-cell table:formula="of:=POWER([.C397]-6.75;2)" office:value-type="float" office:value="0.02125522541645" calcext:value-type="float">
            <text:p>0.0212552254</text:p>
          </table:table-cell>
          <table:table-cell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6.491524" calcext:value-type="float">
            <text:p>6.491524</text:p>
          </table:table-cell>
          <table:table-cell office:value-type="float" office:value="6.6050664144" calcext:value-type="float">
            <text:p>6.6050664144</text:p>
          </table:table-cell>
          <table:table-cell table:formula="of:=POWER([.C398]-6.75;2)" office:value-type="float" office:value="0.0210057442348727" calcext:value-type="float">
            <text:p>0.0210057442</text:p>
          </table:table-cell>
          <table:table-cell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6.472673" calcext:value-type="float">
            <text:p>6.472673</text:p>
          </table:table-cell>
          <table:table-cell office:value-type="float" office:value="6.6059726765" calcext:value-type="float">
            <text:p>6.6059726765</text:p>
          </table:table-cell>
          <table:table-cell table:formula="of:=POWER([.C399]-6.75;2)" office:value-type="float" office:value="0.0207438699145735" calcext:value-type="float">
            <text:p>0.0207438699</text:p>
          </table:table-cell>
          <table:table-cell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6.451493" calcext:value-type="float">
            <text:p>6.451493</text:p>
          </table:table-cell>
          <table:table-cell office:value-type="float" office:value="6.6069329947" calcext:value-type="float">
            <text:p>6.6069329947</text:p>
          </table:table-cell>
          <table:table-cell table:formula="of:=POWER([.C400]-6.75;2)" office:value-type="float" office:value="0.0204681680055102" calcext:value-type="float">
            <text:p>0.020468168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6.428116" calcext:value-type="float">
            <text:p>6.428116</text:p>
          </table:table-cell>
          <table:table-cell office:value-type="float" office:value="6.6079528984" calcext:value-type="float">
            <text:p>6.6079528984</text:p>
          </table:table-cell>
          <table:table-cell table:formula="of:=POWER([.C401]-6.75;2)" office:value-type="float" office:value="0.0201773790729608" calcext:value-type="float">
            <text:p>0.0201773791</text:p>
          </table:table-cell>
          <table:table-cell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6.402701" calcext:value-type="float">
            <text:p>6.402701</text:p>
          </table:table-cell>
          <table:table-cell office:value-type="float" office:value="6.6090374492" calcext:value-type="float">
            <text:p>6.6090374492</text:p>
          </table:table-cell>
          <table:table-cell table:formula="of:=POWER([.C402]-6.75;2)" office:value-type="float" office:value="0.0198704407280427" calcext:value-type="float">
            <text:p>0.0198704407</text:p>
          </table:table-cell>
          <table:table-cell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6.375428" calcext:value-type="float">
            <text:p>6.375428</text:p>
          </table:table-cell>
          <table:table-cell office:value-type="float" office:value="6.6101911845" calcext:value-type="float">
            <text:p>6.6101911845</text:p>
          </table:table-cell>
          <table:table-cell table:formula="of:=POWER([.C403]-6.75;2)" office:value-type="float" office:value="0.0195465048915131" calcext:value-type="float">
            <text:p>0.0195465049</text:p>
          </table:table-cell>
          <table:table-cell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6.346488" calcext:value-type="float">
            <text:p>6.346488</text:p>
          </table:table-cell>
          <table:table-cell office:value-type="float" office:value="6.6114180829" calcext:value-type="float">
            <text:p>6.6114180829</text:p>
          </table:table-cell>
          <table:table-cell table:formula="of:=POWER([.C404]-6.75;2)" office:value-type="float" office:value="0.0192049477471112" calcext:value-type="float">
            <text:p>0.0192049477</text:p>
          </table:table-cell>
          <table:table-cell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6.316077" calcext:value-type="float">
            <text:p>6.316077</text:p>
          </table:table-cell>
          <table:table-cell office:value-type="float" office:value="6.6127215668" calcext:value-type="float">
            <text:p>6.6127215668</text:p>
          </table:table-cell>
          <table:table-cell table:formula="of:=POWER([.C405]-6.75;2)" office:value-type="float" office:value="0.0188453682218468" calcext:value-type="float">
            <text:p>0.0188453682</text:p>
          </table:table-cell>
          <table:table-cell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6.284381" calcext:value-type="float">
            <text:p>6.284381</text:p>
          </table:table-cell>
          <table:table-cell office:value-type="float" office:value="6.6141045027" calcext:value-type="float">
            <text:p>6.6141045027</text:p>
          </table:table-cell>
          <table:table-cell table:formula="of:=POWER([.C406]-6.75;2)" office:value-type="float" office:value="0.0184675861864143" calcext:value-type="float">
            <text:p>0.0184675862</text:p>
          </table:table-cell>
          <table:table-cell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6.251562" calcext:value-type="float">
            <text:p>6.251562</text:p>
          </table:table-cell>
          <table:table-cell office:value-type="float" office:value="6.615569262" calcext:value-type="float">
            <text:p>6.615569262</text:p>
          </table:table-cell>
          <table:table-cell table:formula="of:=POWER([.C407]-6.75;2)" office:value-type="float" office:value="0.0180716233192246" calcext:value-type="float">
            <text:p>0.0180716233</text:p>
          </table:table-cell>
          <table:table-cell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6.217743" calcext:value-type="float">
            <text:p>6.217743</text:p>
          </table:table-cell>
          <table:table-cell office:value-type="float" office:value="6.6171178075" calcext:value-type="float">
            <text:p>6.6171178075</text:p>
          </table:table-cell>
          <table:table-cell table:formula="of:=POWER([.C408]-6.75;2)" office:value-type="float" office:value="0.0176576770836071" calcext:value-type="float">
            <text:p>0.0176576771</text:p>
          </table:table-cell>
          <table:table-cell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6.182983" calcext:value-type="float">
            <text:p>6.182983</text:p>
          </table:table-cell>
          <table:table-cell office:value-type="float" office:value="6.6187518128" calcext:value-type="float">
            <text:p>6.6187518128</text:p>
          </table:table-cell>
          <table:table-cell table:formula="of:=POWER([.C409]-6.75;2)" office:value-type="float" office:value="0.0172260866432862" calcext:value-type="float">
            <text:p>0.0172260866</text:p>
          </table:table-cell>
          <table:table-cell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6.147243" calcext:value-type="float">
            <text:p>6.147243</text:p>
          </table:table-cell>
          <table:table-cell office:value-type="float" office:value="6.620472861" calcext:value-type="float">
            <text:p>6.620472861</text:p>
          </table:table-cell>
          <table:table-cell table:formula="of:=POWER([.C410]-6.75;2)" office:value-type="float" office:value="0.0167772797375254" calcext:value-type="float">
            <text:p>0.0167772797</text:p>
          </table:table-cell>
          <table:table-cell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6.110334" calcext:value-type="float">
            <text:p>6.110334</text:p>
          </table:table-cell>
          <table:table-cell office:value-type="float" office:value="6.6222827166" calcext:value-type="float">
            <text:p>6.6222827166</text:p>
          </table:table-cell>
          <table:table-cell table:formula="of:=POWER([.C411]-6.75;2)" office:value-type="float" office:value="0.0163117044790759" calcext:value-type="float">
            <text:p>0.0163117045</text:p>
          </table:table-cell>
          <table:table-cell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6.07184" calcext:value-type="float">
            <text:p>6.07184</text:p>
          </table:table-cell>
          <table:table-cell office:value-type="float" office:value="6.6241837406" calcext:value-type="float">
            <text:p>6.6241837406</text:p>
          </table:table-cell>
          <table:table-cell table:formula="of:=POWER([.C412]-6.75;2)" office:value-type="float" office:value="0.015829731129408" calcext:value-type="float">
            <text:p>0.0158297311</text:p>
          </table:table-cell>
          <table:table-cell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6.030975" calcext:value-type="float">
            <text:p>6.030975</text:p>
          </table:table-cell>
          <table:table-cell office:value-type="float" office:value="6.626179508" calcext:value-type="float">
            <text:p>6.626179508</text:p>
          </table:table-cell>
          <table:table-cell table:formula="of:=POWER([.C413]-6.75;2)" office:value-type="float" office:value="0.0153315142391221" calcext:value-type="float">
            <text:p>0.0153315142</text:p>
          </table:table-cell>
          <table:table-cell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5.986339" calcext:value-type="float">
            <text:p>5.986339</text:p>
          </table:table-cell>
          <table:table-cell office:value-type="float" office:value="6.6282757941" calcext:value-type="float">
            <text:p>6.6282757941</text:p>
          </table:table-cell>
          <table:table-cell table:formula="of:=POWER([.C414]-6.75;2)" office:value-type="float" office:value="0.0148167823019855" calcext:value-type="float">
            <text:p>0.0148167823</text:p>
          </table:table-cell>
          <table:table-cell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5.935431" calcext:value-type="float">
            <text:p>5.935431</text:p>
          </table:table-cell>
          <table:table-cell office:value-type="float" office:value="6.6304822166" calcext:value-type="float">
            <text:p>6.6304822166</text:p>
          </table:table-cell>
          <table:table-cell table:formula="of:=POWER([.C415]-6.75;2)" office:value-type="float" office:value="0.0142845005488493" calcext:value-type="float">
            <text:p>0.0142845005</text:p>
          </table:table-cell>
          <table:table-cell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5.873597" calcext:value-type="float">
            <text:p>5.873597</text:p>
          </table:table-cell>
          <table:table-cell office:value-type="float" office:value="6.6328151765" calcext:value-type="float">
            <text:p>6.6328151765</text:p>
          </table:table-cell>
          <table:table-cell table:formula="of:=POWER([.C416]-6.75;2)" office:value-type="float" office:value="0.0137322828587261" calcext:value-type="float">
            <text:p>0.0137322829</text:p>
          </table:table-cell>
          <table:table-cell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5.791475" calcext:value-type="float">
            <text:p>5.791475</text:p>
          </table:table-cell>
          <table:table-cell office:value-type="float" office:value="6.635303607" calcext:value-type="float">
            <text:p>6.635303607</text:p>
          </table:table-cell>
          <table:table-cell table:formula="of:=POWER([.C417]-6.75;2)" office:value-type="float" office:value="0.0131552625672105" calcext:value-type="float">
            <text:p>0.0131552626</text:p>
          </table:table-cell>
          <table:table-cell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5.667561" calcext:value-type="float">
            <text:p>5.667561</text:p>
          </table:table-cell>
          <table:table-cell office:value-type="float" office:value="6.6380015481" calcext:value-type="float">
            <text:p>6.6380015481</text:p>
          </table:table-cell>
          <table:table-cell table:formula="of:=POWER([.C418]-6.75;2)" office:value-type="float" office:value="0.0125436532279966" calcext:value-type="float">
            <text:p>0.0125436532</text:p>
          </table:table-cell>
          <table:table-cell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5.439942" calcext:value-type="float">
            <text:p>5.439942</text:p>
          </table:table-cell>
          <table:table-cell office:value-type="float" office:value="6.6410206043" calcext:value-type="float">
            <text:p>6.6410206043</text:p>
          </table:table-cell>
          <table:table-cell table:formula="of:=POWER([.C419]-6.75;2)" office:value-type="float" office:value="0.0118765086871371" calcext:value-type="float">
            <text:p>0.0118765087</text:p>
          </table:table-cell>
          <table:table-cell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4.827205" calcext:value-type="float">
            <text:p>4.827205</text:p>
          </table:table-cell>
          <table:table-cell office:value-type="float" office:value="6.6446379706" calcext:value-type="float">
            <text:p>6.6446379706</text:p>
          </table:table-cell>
          <table:table-cell table:formula="of:=POWER([.C420]-6.75;2)" office:value-type="float" office:value="0.0111011572392865" calcext:value-type="float">
            <text:p>0.0111011572</text:p>
          </table:table-cell>
          <table:table-cell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4.827205" calcext:value-type="float">
            <text:p>4.827205</text:p>
          </table:table-cell>
          <table:table-cell office:value-type="float" office:value="6.6498833235" calcext:value-type="float">
            <text:p>6.6498833235</text:p>
          </table:table-cell>
          <table:table-cell table:formula="of:=POWER([.C421]-6.75;2)" office:value-type="float" office:value="0.0100233489134056" calcext:value-type="float">
            <text:p>0.0100233489</text:p>
          </table:table-cell>
          <table:table-cell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7.97401" calcext:value-type="float">
            <text:p>7.97401</text:p>
          </table:table-cell>
          <table:table-cell office:value-type="float" office:value="6.6551182968" calcext:value-type="float">
            <text:p>6.6551182968</text:p>
          </table:table-cell>
          <table:table-cell table:formula="of:=POWER([.C422]-6.75;2)" office:value-type="float" office:value="0.00900253760213298" calcext:value-type="float">
            <text:p>0.0090025376</text:p>
          </table:table-cell>
          <table:table-cell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6.960623" calcext:value-type="float">
            <text:p>6.960623</text:p>
          </table:table-cell>
          <table:table-cell office:value-type="float" office:value="6.6519289545" calcext:value-type="float">
            <text:p>6.6519289545</text:p>
          </table:table-cell>
          <table:table-cell table:formula="of:=POWER([.C423]-6.75;2)" office:value-type="float" office:value="0.00961792996546312" calcext:value-type="float">
            <text:p>0.00961793</text:p>
          </table:table-cell>
          <table:table-cell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6.674982" calcext:value-type="float">
            <text:p>6.674982</text:p>
          </table:table-cell>
          <table:table-cell office:value-type="float" office:value="6.6514387888" calcext:value-type="float">
            <text:p>6.6514387888</text:p>
          </table:table-cell>
          <table:table-cell table:formula="of:=POWER([.C424]-6.75;2)" office:value-type="float" office:value="0.00971431235321097" calcext:value-type="float">
            <text:p>0.0097143124</text:p>
          </table:table-cell>
          <table:table-cell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6.544869" calcext:value-type="float">
            <text:p>6.544869</text:p>
          </table:table-cell>
          <table:table-cell office:value-type="float" office:value="6.6517019278" calcext:value-type="float">
            <text:p>6.6517019278</text:p>
          </table:table-cell>
          <table:table-cell table:formula="of:=POWER([.C425]-6.75;2)" office:value-type="float" office:value="0.0096625109982365" calcext:value-type="float">
            <text:p>0.009662511</text:p>
          </table:table-cell>
          <table:table-cell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6.474678" calcext:value-type="float">
            <text:p>6.474678</text:p>
          </table:table-cell>
          <table:table-cell office:value-type="float" office:value="6.6523024786" calcext:value-type="float">
            <text:p>6.6523024786</text:p>
          </table:table-cell>
          <table:table-cell table:formula="of:=POWER([.C426]-6.75;2)" office:value-type="float" office:value="0.00954480568770341" calcext:value-type="float">
            <text:p>0.0095448057</text:p>
          </table:table-cell>
          <table:table-cell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6.434445" calcext:value-type="float">
            <text:p>6.434445</text:p>
          </table:table-cell>
          <table:table-cell office:value-type="float" office:value="6.6530801658" calcext:value-type="float">
            <text:p>6.6530801658</text:p>
          </table:table-cell>
          <table:table-cell table:formula="of:=POWER([.C427]-6.75;2)" office:value-type="float" office:value="0.00939345426135539" calcext:value-type="float">
            <text:p>0.0093934543</text:p>
          </table:table-cell>
          <table:table-cell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6.411635" calcext:value-type="float">
            <text:p>6.411635</text:p>
          </table:table-cell>
          <table:table-cell office:value-type="float" office:value="6.6539548102" calcext:value-type="float">
            <text:p>6.6539548102</text:p>
          </table:table-cell>
          <table:table-cell table:formula="of:=POWER([.C428]-6.75;2)" office:value-type="float" office:value="0.009224678483718" calcext:value-type="float">
            <text:p>0.0092246785</text:p>
          </table:table-cell>
          <table:table-cell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6.399983" calcext:value-type="float">
            <text:p>6.399983</text:p>
          </table:table-cell>
          <table:table-cell office:value-type="float" office:value="6.6548797273" calcext:value-type="float">
            <text:p>6.6548797273</text:p>
          </table:table-cell>
          <table:table-cell table:formula="of:=POWER([.C429]-6.75;2)" office:value-type="float" office:value="0.00904786627852237" calcext:value-type="float">
            <text:p>0.0090478663</text:p>
          </table:table-cell>
          <table:table-cell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6.395933" calcext:value-type="float">
            <text:p>6.395933</text:p>
          </table:table-cell>
          <table:table-cell office:value-type="float" office:value="6.6558249679" calcext:value-type="float">
            <text:p>6.6558249679</text:p>
          </table:table-cell>
          <table:table-cell table:formula="of:=POWER([.C430]-6.75;2)" office:value-type="float" office:value="0.00886893667103601" calcext:value-type="float">
            <text:p>0.0088689367</text:p>
          </table:table-cell>
          <table:table-cell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6.397259" calcext:value-type="float">
            <text:p>6.397259</text:p>
          </table:table-cell>
          <table:table-cell office:value-type="float" office:value="6.6567700749" calcext:value-type="float">
            <text:p>6.6567700749</text:p>
          </table:table-cell>
          <table:table-cell table:formula="of:=POWER([.C431]-6.75;2)" office:value-type="float" office:value="0.00869181893415164" calcext:value-type="float">
            <text:p>0.0086918189</text:p>
          </table:table-cell>
          <table:table-cell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6.402451" calcext:value-type="float">
            <text:p>6.402451</text:p>
          </table:table-cell>
          <table:table-cell office:value-type="float" office:value="6.6577005294" calcext:value-type="float">
            <text:p>6.6577005294</text:p>
          </table:table-cell>
          <table:table-cell table:formula="of:=POWER([.C432]-6.75;2)" office:value-type="float" office:value="0.00851919227304034" calcext:value-type="float">
            <text:p>0.0085191923</text:p>
          </table:table-cell>
          <table:table-cell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6.410419" calcext:value-type="float">
            <text:p>6.410419</text:p>
          </table:table-cell>
          <table:table-cell office:value-type="float" office:value="6.6586058476" calcext:value-type="float">
            <text:p>6.6586058476</text:p>
          </table:table-cell>
          <table:table-cell table:formula="of:=POWER([.C433]-6.75;2)" office:value-type="float" office:value="0.00835289109291433" calcext:value-type="float">
            <text:p>0.0083528911</text:p>
          </table:table-cell>
          <table:table-cell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6.420335" calcext:value-type="float">
            <text:p>6.420335</text:p>
          </table:table-cell>
          <table:table-cell office:value-type="float" office:value="6.6594784492" calcext:value-type="float">
            <text:p>6.6594784492</text:p>
          </table:table-cell>
          <table:table-cell table:formula="of:=POWER([.C434]-6.75;2)" office:value-type="float" office:value="0.008194151159237" calcext:value-type="float">
            <text:p>0.0081941512</text:p>
          </table:table-cell>
          <table:table-cell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6.431548" calcext:value-type="float">
            <text:p>6.431548</text:p>
          </table:table-cell>
          <table:table-cell office:value-type="float" office:value="6.6603129733" calcext:value-type="float">
            <text:p>6.6603129733</text:p>
          </table:table-cell>
          <table:table-cell table:formula="of:=POWER([.C435]-6.75;2)" office:value-type="float" office:value="0.00804376275828652" calcext:value-type="float">
            <text:p>0.0080437628</text:p>
          </table:table-cell>
          <table:table-cell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6.443535" calcext:value-type="float">
            <text:p>6.443535</text:p>
          </table:table-cell>
          <table:table-cell office:value-type="float" office:value="6.6611057941" calcext:value-type="float">
            <text:p>6.6611057941</text:p>
          </table:table-cell>
          <table:table-cell table:formula="of:=POWER([.C436]-6.75;2)" office:value-type="float" office:value="0.00790217984259159" calcext:value-type="float">
            <text:p>0.0079021798</text:p>
          </table:table-cell>
          <table:table-cell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6.455866" calcext:value-type="float">
            <text:p>6.455866</text:p>
          </table:table-cell>
          <table:table-cell office:value-type="float" office:value="6.6618546898" calcext:value-type="float">
            <text:p>6.6618546898</text:p>
          </table:table-cell>
          <table:table-cell table:formula="of:=POWER([.C437]-6.75;2)" office:value-type="float" office:value="0.00776959571025419" calcext:value-type="float">
            <text:p>0.0077695957</text:p>
          </table:table-cell>
          <table:table-cell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6.468188" calcext:value-type="float">
            <text:p>6.468188</text:p>
          </table:table-cell>
          <table:table-cell office:value-type="float" office:value="6.6625585882" calcext:value-type="float">
            <text:p>6.6625585882</text:p>
          </table:table-cell>
          <table:table-cell table:formula="of:=POWER([.C438]-6.75;2)" office:value-type="float" office:value="0.00764600049757725" calcext:value-type="float">
            <text:p>0.0076460005</text:p>
          </table:table-cell>
          <table:table-cell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6.480215" calcext:value-type="float">
            <text:p>6.480215</text:p>
          </table:table-cell>
          <table:table-cell office:value-type="float" office:value="6.6632173583" calcext:value-type="float">
            <text:p>6.6632173583</text:p>
          </table:table-cell>
          <table:table-cell table:formula="of:=POWER([.C439]-6.75;2)" office:value-type="float" office:value="0.00753122690043061" calcext:value-type="float">
            <text:p>0.0075312269</text:p>
          </table:table-cell>
          <table:table-cell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6.491714" calcext:value-type="float">
            <text:p>6.491714</text:p>
          </table:table-cell>
          <table:table-cell office:value-type="float" office:value="6.6638316337" calcext:value-type="float">
            <text:p>6.6638316337</text:p>
          </table:table-cell>
          <table:table-cell table:formula="of:=POWER([.C440]-6.75;2)" office:value-type="float" office:value="0.00742498735081096" calcext:value-type="float">
            <text:p>0.0074249874</text:p>
          </table:table-cell>
          <table:table-cell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6.502501" calcext:value-type="float">
            <text:p>6.502501</text:p>
          </table:table-cell>
          <table:table-cell office:value-type="float" office:value="6.6644026578" calcext:value-type="float">
            <text:p>6.6644026578</text:p>
          </table:table-cell>
          <table:table-cell table:formula="of:=POWER([.C441]-6.75;2)" office:value-type="float" office:value="0.00732690499170387" calcext:value-type="float">
            <text:p>0.007326905</text:p>
          </table:table-cell>
          <table:table-cell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6.512438" calcext:value-type="float">
            <text:p>6.512438</text:p>
          </table:table-cell>
          <table:table-cell office:value-type="float" office:value="6.6649321551" calcext:value-type="float">
            <text:p>6.6649321551</text:p>
          </table:table-cell>
          <table:table-cell table:formula="of:=POWER([.C442]-6.75;2)" office:value-type="float" office:value="0.00723653823593049" calcext:value-type="float">
            <text:p>0.0072365382</text:p>
          </table:table-cell>
          <table:table-cell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6.521426" calcext:value-type="float">
            <text:p>6.521426</text:p>
          </table:table-cell>
          <table:table-cell office:value-type="float" office:value="6.6654221925" calcext:value-type="float">
            <text:p>6.6654221925</text:p>
          </table:table-cell>
          <table:table-cell table:formula="of:=POWER([.C443]-6.75;2)" office:value-type="float" office:value="0.007153405521507" calcext:value-type="float">
            <text:p>0.0071534055</text:p>
          </table:table-cell>
          <table:table-cell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6.529401" calcext:value-type="float">
            <text:p>6.529401</text:p>
          </table:table-cell>
          <table:table-cell office:value-type="float" office:value="6.6658750775" calcext:value-type="float">
            <text:p>6.6658750775</text:p>
          </table:table-cell>
          <table:table-cell table:formula="of:=POWER([.C444]-6.75;2)" office:value-type="float" office:value="0.00707700258563101" calcext:value-type="float">
            <text:p>0.0070770026</text:p>
          </table:table-cell>
          <table:table-cell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6.536332" calcext:value-type="float">
            <text:p>6.536332</text:p>
          </table:table-cell>
          <table:table-cell office:value-type="float" office:value="6.666293246" calcext:value-type="float">
            <text:p>6.666293246</text:p>
          </table:table-cell>
          <table:table-cell table:formula="of:=POWER([.C445]-6.75;2)" office:value-type="float" office:value="0.00700682066521645" calcext:value-type="float">
            <text:p>0.0070068207</text:p>
          </table:table-cell>
          <table:table-cell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6.542217" calcext:value-type="float">
            <text:p>6.542217</text:p>
          </table:table-cell>
          <table:table-cell office:value-type="float" office:value="6.6666791711" calcext:value-type="float">
            <text:p>6.6666791711</text:p>
          </table:table-cell>
          <table:table-cell table:formula="of:=POWER([.C446]-6.75;2)" office:value-type="float" office:value="0.00694236052858304" calcext:value-type="float">
            <text:p>0.0069423605</text:p>
          </table:table-cell>
          <table:table-cell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6.547079" calcext:value-type="float">
            <text:p>6.547079</text:p>
          </table:table-cell>
          <table:table-cell office:value-type="float" office:value="6.6670352781" calcext:value-type="float">
            <text:p>6.6670352781</text:p>
          </table:table-cell>
          <table:table-cell table:formula="of:=POWER([.C447]-6.75;2)" office:value-type="float" office:value="0.00688314507994431" calcext:value-type="float">
            <text:p>0.0068831451</text:p>
          </table:table-cell>
          <table:table-cell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6.550963" calcext:value-type="float">
            <text:p>6.550963</text:p>
          </table:table-cell>
          <table:table-cell office:value-type="float" office:value="6.6673638636" calcext:value-type="float">
            <text:p>6.6673638636</text:p>
          </table:table-cell>
          <table:table-cell table:formula="of:=POWER([.C448]-6.75;2)" office:value-type="float" office:value="0.00682873103911935" calcext:value-type="float">
            <text:p>0.006828731</text:p>
          </table:table-cell>
          <table:table-cell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6.553934" calcext:value-type="float">
            <text:p>6.553934</text:p>
          </table:table-cell>
          <table:table-cell office:value-type="float" office:value="6.6676670401" calcext:value-type="float">
            <text:p>6.6676670401</text:p>
          </table:table-cell>
          <table:table-cell table:formula="of:=POWER([.C449]-6.75;2)" office:value-type="float" office:value="0.00677871628589508" calcext:value-type="float">
            <text:p>0.0067787163</text:p>
          </table:table-cell>
          <table:table-cell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6.556072" calcext:value-type="float">
            <text:p>6.556072</text:p>
          </table:table-cell>
          <table:table-cell office:value-type="float" office:value="6.6679466658" calcext:value-type="float">
            <text:p>6.6679466658</text:p>
          </table:table-cell>
          <table:table-cell table:formula="of:=POWER([.C450]-6.75;2)" office:value-type="float" office:value="0.00673274965333694" calcext:value-type="float">
            <text:p>0.0067327497</text:p>
          </table:table-cell>
          <table:table-cell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6.557469" calcext:value-type="float">
            <text:p>6.557469</text:p>
          </table:table-cell>
          <table:table-cell office:value-type="float" office:value="6.6682043128" calcext:value-type="float">
            <text:p>6.6682043128</text:p>
          </table:table-cell>
          <table:table-cell table:formula="of:=POWER([.C451]-6.75;2)" office:value-type="float" office:value="0.00669053444452018" calcext:value-type="float">
            <text:p>0.0066905344</text:p>
          </table:table-cell>
          <table:table-cell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6.558228" calcext:value-type="float">
            <text:p>6.558228</text:p>
          </table:table-cell>
          <table:table-cell office:value-type="float" office:value="6.6684412273" calcext:value-type="float">
            <text:p>6.6684412273</text:p>
          </table:table-cell>
          <table:table-cell table:formula="of:=POWER([.C452]-6.75;2)" office:value-type="float" office:value="0.0066518334043303" calcext:value-type="float">
            <text:p>0.0066518334</text:p>
          </table:table-cell>
          <table:table-cell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6.558461" calcext:value-type="float">
            <text:p>6.558461</text:p>
          </table:table-cell>
          <table:table-cell office:value-type="float" office:value="6.6686583102" calcext:value-type="float">
            <text:p>6.6686583102</text:p>
          </table:table-cell>
          <table:table-cell table:formula="of:=POWER([.C453]-6.75;2)" office:value-type="float" office:value="0.00661647049951948" calcext:value-type="float">
            <text:p>0.0066164705</text:p>
          </table:table-cell>
          <table:table-cell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6.558281" calcext:value-type="float">
            <text:p>6.558281</text:p>
          </table:table-cell>
          <table:table-cell office:value-type="float" office:value="6.6688560989" calcext:value-type="float">
            <text:p>6.6688560989</text:p>
          </table:table-cell>
          <table:table-cell table:formula="of:=POWER([.C454]-6.75;2)" office:value-type="float" office:value="0.00658433268572657" calcext:value-type="float">
            <text:p>0.0065843327</text:p>
          </table:table-cell>
          <table:table-cell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6.557808" calcext:value-type="float">
            <text:p>6.557808</text:p>
          </table:table-cell>
          <table:table-cell office:value-type="float" office:value="6.6690347754" calcext:value-type="float">
            <text:p>6.6690347754</text:p>
          </table:table-cell>
          <table:table-cell table:formula="of:=POWER([.C455]-6.75;2)" office:value-type="float" office:value="0.00655536759452843" calcext:value-type="float">
            <text:p>0.0065553676</text:p>
          </table:table-cell>
          <table:table-cell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6.557157" calcext:value-type="float">
            <text:p>6.557157</text:p>
          </table:table-cell>
          <table:table-cell office:value-type="float" office:value="6.6691941711" calcext:value-type="float">
            <text:p>6.6691941711</text:p>
          </table:table-cell>
          <table:table-cell table:formula="of:=POWER([.C456]-6.75;2)" office:value-type="float" office:value="0.00652958198421607" calcext:value-type="float">
            <text:p>0.006529582</text:p>
          </table:table-cell>
          <table:table-cell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6.556445" calcext:value-type="float">
            <text:p>6.556445</text:p>
          </table:table-cell>
          <table:table-cell office:value-type="float" office:value="6.6693337968" calcext:value-type="float">
            <text:p>6.6693337968</text:p>
          </table:table-cell>
          <table:table-cell table:formula="of:=POWER([.C457]-6.75;2)" office:value-type="float" office:value="0.00650703633870366" calcext:value-type="float">
            <text:p>0.0065070363</text:p>
          </table:table-cell>
          <table:table-cell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6.555781" calcext:value-type="float">
            <text:p>6.555781</text:p>
          </table:table-cell>
          <table:table-cell office:value-type="float" office:value="6.669452869" calcext:value-type="float">
            <text:p>6.669452869</text:p>
          </table:table-cell>
          <table:table-cell table:formula="of:=POWER([.C458]-6.75;2)" office:value-type="float" office:value="0.00648784031233121" calcext:value-type="float">
            <text:p>0.0064878403</text:p>
          </table:table-cell>
          <table:table-cell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6.55527" calcext:value-type="float">
            <text:p>6.55527</text:p>
          </table:table-cell>
          <table:table-cell office:value-type="float" office:value="6.6695503636" calcext:value-type="float">
            <text:p>6.6695503636</text:p>
          </table:table-cell>
          <table:table-cell table:formula="of:=POWER([.C459]-6.75;2)" office:value-type="float" office:value="0.00647214399689221" calcext:value-type="float">
            <text:p>0.006472144</text:p>
          </table:table-cell>
          <table:table-cell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6.555008" calcext:value-type="float">
            <text:p>6.555008</text:p>
          </table:table-cell>
          <table:table-cell office:value-type="float" office:value="6.6696250615" calcext:value-type="float">
            <text:p>6.6696250615</text:p>
          </table:table-cell>
          <table:table-cell table:formula="of:=POWER([.C460]-6.75;2)" office:value-type="float" office:value="0.00646013073887883" calcext:value-type="float">
            <text:p>0.0064601307</text:p>
          </table:table-cell>
          <table:table-cell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6.555082" calcext:value-type="float">
            <text:p>6.555082</text:p>
          </table:table-cell>
          <table:table-cell office:value-type="float" office:value="6.6696756043" calcext:value-type="float">
            <text:p>6.6696756043</text:p>
          </table:table-cell>
          <table:table-cell table:formula="of:=POWER([.C461]-6.75;2)" office:value-type="float" office:value="0.00645200854457017" calcext:value-type="float">
            <text:p>0.0064520085</text:p>
          </table:table-cell>
          <table:table-cell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6.555567" calcext:value-type="float">
            <text:p>6.555567</text:p>
          </table:table-cell>
          <table:table-cell office:value-type="float" office:value="6.6697005615" calcext:value-type="float">
            <text:p>6.6697005615</text:p>
          </table:table-cell>
          <table:table-cell table:formula="of:=POWER([.C462]-6.75;2)" office:value-type="float" office:value="0.00644799982341528" calcext:value-type="float">
            <text:p>0.0064479998</text:p>
          </table:table-cell>
          <table:table-cell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6.556526" calcext:value-type="float">
            <text:p>6.556526</text:p>
          </table:table-cell>
          <table:table-cell office:value-type="float" office:value="6.6696985027" calcext:value-type="float">
            <text:p>6.6696985027</text:p>
          </table:table-cell>
          <table:table-cell table:formula="of:=POWER([.C463]-6.75;2)" office:value-type="float" office:value="0.00644833046862188" calcext:value-type="float">
            <text:p>0.0064483305</text:p>
          </table:table-cell>
          <table:table-cell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6.55801" calcext:value-type="float">
            <text:p>6.55801</text:p>
          </table:table-cell>
          <table:table-cell office:value-type="float" office:value="6.6696680535" calcext:value-type="float">
            <text:p>6.6696680535</text:p>
          </table:table-cell>
          <table:table-cell table:formula="of:=POWER([.C464]-6.75;2)" office:value-type="float" office:value="0.00645322162847891" calcext:value-type="float">
            <text:p>0.0064532216</text:p>
          </table:table-cell>
          <table:table-cell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6.560055" calcext:value-type="float">
            <text:p>6.560055</text:p>
          </table:table-cell>
          <table:table-cell office:value-type="float" office:value="6.6696079706" calcext:value-type="float">
            <text:p>6.6696079706</text:p>
          </table:table-cell>
          <table:table-cell table:formula="of:=POWER([.C465]-6.75;2)" office:value-type="float" office:value="0.00646287839105054" calcext:value-type="float">
            <text:p>0.0064628784</text:p>
          </table:table-cell>
          <table:table-cell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6.562684" calcext:value-type="float">
            <text:p>6.562684</text:p>
          </table:table-cell>
          <table:table-cell office:value-type="float" office:value="6.6695171898" calcext:value-type="float">
            <text:p>6.6695171898</text:p>
          </table:table-cell>
          <table:table-cell table:formula="of:=POWER([.C466]-6.75;2)" office:value-type="float" office:value="0.00647748273768914" calcext:value-type="float">
            <text:p>0.0064774827</text:p>
          </table:table-cell>
          <table:table-cell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6.565907" calcext:value-type="float">
            <text:p>6.565907</text:p>
          </table:table-cell>
          <table:table-cell office:value-type="float" office:value="6.6693948904" calcext:value-type="float">
            <text:p>6.6693948904</text:p>
          </table:table-cell>
          <table:table-cell table:formula="of:=POWER([.C467]-6.75;2)" office:value-type="float" office:value="0.00649718369362808" calcext:value-type="float">
            <text:p>0.0064971837</text:p>
          </table:table-cell>
          <table:table-cell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6.569719" calcext:value-type="float">
            <text:p>6.569719</text:p>
          </table:table-cell>
          <table:table-cell office:value-type="float" office:value="6.6692405214" calcext:value-type="float">
            <text:p>6.6692405214</text:p>
          </table:table-cell>
          <table:table-cell table:formula="of:=POWER([.C468]-6.75;2)" office:value-type="float" office:value="0.00652209338374387" calcext:value-type="float">
            <text:p>0.0065220934</text:p>
          </table:table-cell>
          <table:table-cell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6.574105" calcext:value-type="float">
            <text:p>6.574105</text:p>
          </table:table-cell>
          <table:table-cell office:value-type="float" office:value="6.6690538422" calcext:value-type="float">
            <text:p>6.6690538422</text:p>
          </table:table-cell>
          <table:table-cell table:formula="of:=POWER([.C469]-6.75;2)" office:value-type="float" office:value="0.00655228046258245" calcext:value-type="float">
            <text:p>0.0065522805</text:p>
          </table:table-cell>
          <table:table-cell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6.579037" calcext:value-type="float">
            <text:p>6.579037</text:p>
          </table:table-cell>
          <table:table-cell office:value-type="float" office:value="6.6688349332" calcext:value-type="float">
            <text:p>6.6688349332</text:p>
          </table:table-cell>
          <table:table-cell table:formula="of:=POWER([.C470]-6.75;2)" office:value-type="float" office:value="0.00658776806864841" calcext:value-type="float">
            <text:p>0.0065877681</text:p>
          </table:table-cell>
          <table:table-cell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6.584479" calcext:value-type="float">
            <text:p>6.584479</text:p>
          </table:table-cell>
          <table:table-cell office:value-type="float" office:value="6.6685842032" calcext:value-type="float">
            <text:p>6.6685842032</text:p>
          </table:table-cell>
          <table:table-cell table:formula="of:=POWER([.C471]-6.75;2)" office:value-type="float" office:value="0.00662853196857889" calcext:value-type="float">
            <text:p>0.006628532</text:p>
          </table:table-cell>
          <table:table-cell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6.590383" calcext:value-type="float">
            <text:p>6.590383</text:p>
          </table:table-cell>
          <table:table-cell office:value-type="float" office:value="6.6683023636" calcext:value-type="float">
            <text:p>6.6683023636</text:p>
          </table:table-cell>
          <table:table-cell table:formula="of:=POWER([.C472]-6.75;2)" office:value-type="float" office:value="0.00667450379334652" calcext:value-type="float">
            <text:p>0.0066745038</text:p>
          </table:table-cell>
          <table:table-cell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6.596698" calcext:value-type="float">
            <text:p>6.596698</text:p>
          </table:table-cell>
          <table:table-cell office:value-type="float" office:value="6.6679904251" calcext:value-type="float">
            <text:p>6.6679904251</text:p>
          </table:table-cell>
          <table:table-cell table:formula="of:=POWER([.C473]-6.75;2)" office:value-type="float" office:value="0.00672557037527868" calcext:value-type="float">
            <text:p>0.0067255704</text:p>
          </table:table-cell>
          <table:table-cell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6.603366" calcext:value-type="float">
            <text:p>6.603366</text:p>
          </table:table-cell>
          <table:table-cell office:value-type="float" office:value="6.667649639" calcext:value-type="float">
            <text:p>6.667649639</text:p>
          </table:table-cell>
          <table:table-cell table:formula="of:=POWER([.C474]-6.75;2)" office:value-type="float" office:value="0.00678158195683025" calcext:value-type="float">
            <text:p>0.006781582</text:p>
          </table:table-cell>
          <table:table-cell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6.610325" calcext:value-type="float">
            <text:p>6.610325</text:p>
          </table:table-cell>
          <table:table-cell office:value-type="float" office:value="6.6672814706" calcext:value-type="float">
            <text:p>6.6672814706</text:p>
          </table:table-cell>
          <table:table-cell table:formula="of:=POWER([.C475]-6.75;2)" office:value-type="float" office:value="0.00684235510609869" calcext:value-type="float">
            <text:p>0.0068423551</text:p>
          </table:table-cell>
          <table:table-cell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6.617512" calcext:value-type="float">
            <text:p>6.617512</text:p>
          </table:table-cell>
          <table:table-cell office:value-type="float" office:value="6.6668875321" calcext:value-type="float">
            <text:p>6.6668875321</text:p>
          </table:table-cell>
          <table:table-cell table:formula="of:=POWER([.C476]-6.75;2)" office:value-type="float" office:value="0.00690768232042845" calcext:value-type="float">
            <text:p>0.0069076823</text:p>
          </table:table-cell>
          <table:table-cell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6.624864" calcext:value-type="float">
            <text:p>6.624864</text:p>
          </table:table-cell>
          <table:table-cell office:value-type="float" office:value="6.6664695348" calcext:value-type="float">
            <text:p>6.6664695348</text:p>
          </table:table-cell>
          <table:table-cell table:formula="of:=POWER([.C477]-6.75;2)" office:value-type="float" office:value="0.0069773386165284" calcext:value-type="float">
            <text:p>0.0069773386</text:p>
          </table:table-cell>
          <table:table-cell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6.632319" calcext:value-type="float">
            <text:p>6.632319</text:p>
          </table:table-cell>
          <table:table-cell office:value-type="float" office:value="6.6660292246" calcext:value-type="float">
            <text:p>6.6660292246</text:p>
          </table:table-cell>
          <table:table-cell table:formula="of:=POWER([.C478]-6.75;2)" office:value-type="float" office:value="0.00705109112127726" calcext:value-type="float">
            <text:p>0.0070510911</text:p>
          </table:table-cell>
          <table:table-cell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6.639815" calcext:value-type="float">
            <text:p>6.639815</text:p>
          </table:table-cell>
          <table:table-cell office:value-type="float" office:value="6.6655683262" calcext:value-type="float">
            <text:p>6.6655683262</text:p>
          </table:table-cell>
          <table:table-cell table:formula="of:=POWER([.C479]-6.75;2)" office:value-type="float" office:value="0.00712870754066963" calcext:value-type="float">
            <text:p>0.0071287075</text:p>
          </table:table-cell>
          <table:table-cell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6.647296" calcext:value-type="float">
            <text:p>6.647296</text:p>
          </table:table-cell>
          <table:table-cell office:value-type="float" office:value="6.6650884947" calcext:value-type="float">
            <text:p>6.6650884947</text:p>
          </table:table-cell>
          <table:table-cell table:formula="of:=POWER([.C480]-6.75;2)" office:value-type="float" office:value="0.00720996373231193" calcext:value-type="float">
            <text:p>0.0072099637</text:p>
          </table:table-cell>
          <table:table-cell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6.65471" calcext:value-type="float">
            <text:p>6.65471</text:p>
          </table:table-cell>
          <table:table-cell office:value-type="float" office:value="6.664591262" calcext:value-type="float">
            <text:p>6.664591262</text:p>
          </table:table-cell>
          <table:table-cell table:formula="of:=POWER([.C481]-6.75;2)" office:value-type="float" office:value="0.00729465252675263" calcext:value-type="float">
            <text:p>0.0072946525</text:p>
          </table:table-cell>
          <table:table-cell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6.662007" calcext:value-type="float">
            <text:p>6.662007</text:p>
          </table:table-cell>
          <table:table-cell office:value-type="float" office:value="6.664078" calcext:value-type="float">
            <text:p>6.664078</text:p>
          </table:table-cell>
          <table:table-cell table:formula="of:=POWER([.C482]-6.75;2)" office:value-type="float" office:value="0.00738259008400001" calcext:value-type="float">
            <text:p>0.0073825901</text:p>
          </table:table-cell>
          <table:table-cell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6.669144" calcext:value-type="float">
            <text:p>6.669144</text:p>
          </table:table-cell>
          <table:table-cell office:value-type="float" office:value="6.6635498904" calcext:value-type="float">
            <text:p>6.6635498904</text:p>
          </table:table-cell>
          <table:table-cell table:formula="of:=POWER([.C483]-6.75;2)" office:value-type="float" office:value="0.00747362144985207" calcext:value-type="float">
            <text:p>0.0074736214</text:p>
          </table:table-cell>
          <table:table-cell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6.676083" calcext:value-type="float">
            <text:p>6.676083</text:p>
          </table:table-cell>
          <table:table-cell office:value-type="float" office:value="6.6630078957" calcext:value-type="float">
            <text:p>6.6630078957</text:p>
          </table:table-cell>
          <table:table-cell table:formula="of:=POWER([.C484]-6.75;2)" office:value-type="float" office:value="0.0075676262105421" calcext:value-type="float">
            <text:p>0.0075676262</text:p>
          </table:table-cell>
          <table:table-cell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6.682794" calcext:value-type="float">
            <text:p>6.682794</text:p>
          </table:table-cell>
          <table:table-cell office:value-type="float" office:value="6.662452746" calcext:value-type="float">
            <text:p>6.662452746</text:p>
          </table:table-cell>
          <table:table-cell table:formula="of:=POWER([.C485]-6.75;2)" office:value-type="float" office:value="0.00766452168294059" calcext:value-type="float">
            <text:p>0.0076645217</text:p>
          </table:table-cell>
          <table:table-cell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6.689248" calcext:value-type="float">
            <text:p>6.689248</text:p>
          </table:table-cell>
          <table:table-cell office:value-type="float" office:value="6.6618849225" calcext:value-type="float">
            <text:p>6.6618849225</text:p>
          </table:table-cell>
          <table:table-cell table:formula="of:=POWER([.C486]-6.75;2)" office:value-type="float" office:value="0.00776426688283107" calcext:value-type="float">
            <text:p>0.0077642669</text:p>
          </table:table-cell>
          <table:table-cell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6.695426" calcext:value-type="float">
            <text:p>6.695426</text:p>
          </table:table-cell>
          <table:table-cell office:value-type="float" office:value="6.6613046604" calcext:value-type="float">
            <text:p>6.6613046604</text:p>
          </table:table-cell>
          <table:table-cell table:formula="of:=POWER([.C487]-6.75;2)" office:value-type="float" office:value="0.00786686326675934" calcext:value-type="float">
            <text:p>0.0078668633</text:p>
          </table:table-cell>
          <table:table-cell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6.701314" calcext:value-type="float">
            <text:p>6.701314</text:p>
          </table:table-cell>
          <table:table-cell office:value-type="float" office:value="6.6607119412" calcext:value-type="float">
            <text:p>6.6607119412</text:p>
          </table:table-cell>
          <table:table-cell table:formula="of:=POWER([.C488]-6.75;2)" office:value-type="float" office:value="0.0079723574442723" calcext:value-type="float">
            <text:p>0.0079723574</text:p>
          </table:table-cell>
          <table:table-cell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6.706904" calcext:value-type="float">
            <text:p>6.706904</text:p>
          </table:table-cell>
          <table:table-cell office:value-type="float" office:value="6.6601064893" calcext:value-type="float">
            <text:p>6.6601064893</text:p>
          </table:table-cell>
          <table:table-cell table:formula="of:=POWER([.C489]-6.75;2)" office:value-type="float" office:value="0.00808084326597095" calcext:value-type="float">
            <text:p>0.0080808433</text:p>
          </table:table-cell>
          <table:table-cell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6.712194" calcext:value-type="float">
            <text:p>6.712194</text:p>
          </table:table-cell>
          <table:table-cell office:value-type="float" office:value="6.6594877674" calcext:value-type="float">
            <text:p>6.6594877674</text:p>
          </table:table-cell>
          <table:table-cell table:formula="of:=POWER([.C490]-6.75;2)" office:value-type="float" office:value="0.00819246425023652" calcext:value-type="float">
            <text:p>0.0081924643</text:p>
          </table:table-cell>
          <table:table-cell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6.717189" calcext:value-type="float">
            <text:p>6.717189</text:p>
          </table:table-cell>
          <table:table-cell office:value-type="float" office:value="6.6588549759" calcext:value-type="float">
            <text:p>6.6588549759</text:p>
          </table:table-cell>
          <table:table-cell table:formula="of:=POWER([.C491]-6.75;2)" office:value-type="float" office:value="0.00830741541818963" calcext:value-type="float">
            <text:p>0.0083074154</text:p>
          </table:table-cell>
          <table:table-cell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6.7219" calcext:value-type="float">
            <text:p>6.7219</text:p>
          </table:table-cell>
          <table:table-cell office:value-type="float" office:value="6.6582070321" calcext:value-type="float">
            <text:p>6.6582070321</text:p>
          </table:table-cell>
          <table:table-cell table:formula="of:=POWER([.C492]-6.75;2)" office:value-type="float" office:value="0.00842594895589043" calcext:value-type="float">
            <text:p>0.008425949</text:p>
          </table:table-cell>
          <table:table-cell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6.726345" calcext:value-type="float">
            <text:p>6.726345</text:p>
          </table:table-cell>
          <table:table-cell office:value-type="float" office:value="6.6575425642" calcext:value-type="float">
            <text:p>6.6575425642</text:p>
          </table:table-cell>
          <table:table-cell table:formula="of:=POWER([.C493]-6.75;2)" office:value-type="float" office:value="0.00854837743471114" calcext:value-type="float">
            <text:p>0.0085483774</text:p>
          </table:table-cell>
          <table:table-cell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6.730545" calcext:value-type="float">
            <text:p>6.730545</text:p>
          </table:table-cell>
          <table:table-cell office:value-type="float" office:value="6.6568598743" calcext:value-type="float">
            <text:p>6.6568598743</text:p>
          </table:table-cell>
          <table:table-cell table:formula="of:=POWER([.C494]-6.75;2)" office:value-type="float" office:value="0.00867508301541175" calcext:value-type="float">
            <text:p>0.008675083</text:p>
          </table:table-cell>
          <table:table-cell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6.734531" calcext:value-type="float">
            <text:p>6.734531</text:p>
          </table:table-cell>
          <table:table-cell office:value-type="float" office:value="6.6561569198" calcext:value-type="float">
            <text:p>6.6561569198</text:p>
          </table:table-cell>
          <table:table-cell table:formula="of:=POWER([.C495]-6.75;2)" office:value-type="float" office:value="0.00880652370142365" calcext:value-type="float">
            <text:p>0.0088065237</text:p>
          </table:table-cell>
          <table:table-cell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6.738334" calcext:value-type="float">
            <text:p>6.738334</text:p>
          </table:table-cell>
          <table:table-cell office:value-type="float" office:value="6.6554312513" calcext:value-type="float">
            <text:p>6.6554312513</text:p>
          </table:table-cell>
          <table:table-cell table:formula="of:=POWER([.C496]-6.75;2)" office:value-type="float" office:value="0.00894324823068383" calcext:value-type="float">
            <text:p>0.0089432482</text:p>
          </table:table-cell>
          <table:table-cell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6.741993" calcext:value-type="float">
            <text:p>6.741993</text:p>
          </table:table-cell>
          <table:table-cell office:value-type="float" office:value="6.6546799813" calcext:value-type="float">
            <text:p>6.6546799813</text:p>
          </table:table-cell>
          <table:table-cell table:formula="of:=POWER([.C497]-6.75;2)" office:value-type="float" office:value="0.00908590596496832" calcext:value-type="float">
            <text:p>0.009085906</text:p>
          </table:table-cell>
          <table:table-cell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6.745549" calcext:value-type="float">
            <text:p>6.745549</text:p>
          </table:table-cell>
          <table:table-cell office:value-type="float" office:value="6.6538996925" calcext:value-type="float">
            <text:p>6.6538996925</text:p>
          </table:table-cell>
          <table:table-cell table:formula="of:=POWER([.C498]-6.75;2)" office:value-type="float" office:value="0.00923526910159464" calcext:value-type="float">
            <text:p>0.0092352691</text:p>
          </table:table-cell>
          <table:table-cell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6.749046" calcext:value-type="float">
            <text:p>6.749046</text:p>
          </table:table-cell>
          <table:table-cell office:value-type="float" office:value="6.6530863529" calcext:value-type="float">
            <text:p>6.6530863529</text:p>
          </table:table-cell>
          <table:table-cell table:formula="of:=POWER([.C499]-6.75;2)" office:value-type="float" office:value="0.00939225499422335" calcext:value-type="float">
            <text:p>0.009392255</text:p>
          </table:table-cell>
          <table:table-cell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6.752527" calcext:value-type="float">
            <text:p>6.752527</text:p>
          </table:table-cell>
          <table:table-cell office:value-type="float" office:value="6.6522351979" calcext:value-type="float">
            <text:p>6.6522351979</text:p>
          </table:table-cell>
          <table:table-cell table:formula="of:=POWER([.C500]-6.75;2)" office:value-type="float" office:value="0.00955795652965224" calcext:value-type="float">
            <text:p>0.0095579565</text:p>
          </table:table-cell>
          <table:table-cell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6.756038" calcext:value-type="float">
            <text:p>6.756038</text:p>
          </table:table-cell>
          <table:table-cell office:value-type="float" office:value="6.6513405615" calcext:value-type="float">
            <text:p>6.6513405615</text:p>
          </table:table-cell>
          <table:table-cell table:formula="of:=POWER([.C501]-6.75;2)" office:value-type="float" office:value="0.00973368480513535" calcext:value-type="float">
            <text:p>0.0097336848</text:p>
          </table:table-cell>
          <table:table-cell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6.759621" calcext:value-type="float">
            <text:p>6.759621</text:p>
          </table:table-cell>
          <table:table-cell office:value-type="float" office:value="6.6503956337" calcext:value-type="float">
            <text:p>6.6503956337</text:p>
          </table:table-cell>
          <table:table-cell table:formula="of:=POWER([.C502]-6.75;2)" office:value-type="float" office:value="0.00992102978602465" calcext:value-type="float">
            <text:p>0.0099210298</text:p>
          </table:table-cell>
          <table:table-cell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6.763316" calcext:value-type="float">
            <text:p>6.763316</text:p>
          </table:table-cell>
          <table:table-cell office:value-type="float" office:value="6.6493921257" calcext:value-type="float">
            <text:p>6.6493921257</text:p>
          </table:table-cell>
          <table:table-cell table:formula="of:=POWER([.C503]-6.75;2)" office:value-type="float" office:value="0.0101219443711645" calcext:value-type="float">
            <text:p>0.0101219444</text:p>
          </table:table-cell>
          <table:table-cell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6.76716" calcext:value-type="float">
            <text:p>6.76716</text:p>
          </table:table-cell>
          <table:table-cell office:value-type="float" office:value="6.6483197406" calcext:value-type="float">
            <text:p>6.6483197406</text:p>
          </table:table-cell>
          <table:table-cell table:formula="of:=POWER([.C504]-6.75;2)" office:value-type="float" office:value="0.0103388751516513" calcext:value-type="float">
            <text:p>0.0103388752</text:p>
          </table:table-cell>
          <table:table-cell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6.771183" calcext:value-type="float">
            <text:p>6.771183</text:p>
          </table:table-cell>
          <table:table-cell office:value-type="float" office:value="6.6471653342" calcext:value-type="float">
            <text:p>6.6471653342</text:p>
          </table:table-cell>
          <table:table-cell table:formula="of:=POWER([.C505]-6.75;2)" office:value-type="float" office:value="0.0105749684901976" calcext:value-type="float">
            <text:p>0.0105749685</text:p>
          </table:table-cell>
          <table:table-cell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6.775411" calcext:value-type="float">
            <text:p>6.775411</text:p>
          </table:table-cell>
          <table:table-cell office:value-type="float" office:value="6.6459115508" calcext:value-type="float">
            <text:p>6.6459115508</text:p>
          </table:table-cell>
          <table:table-cell table:formula="of:=POWER([.C506]-6.75;2)" office:value-type="float" office:value="0.0108344052568609" calcext:value-type="float">
            <text:p>0.0108344053</text:p>
          </table:table-cell>
          <table:table-cell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6.779861" calcext:value-type="float">
            <text:p>6.779861</text:p>
          </table:table-cell>
          <table:table-cell office:value-type="float" office:value="6.6445344171" calcext:value-type="float">
            <text:p>6.6445344171</text:p>
          </table:table-cell>
          <table:table-cell table:formula="of:=POWER([.C507]-6.75;2)" office:value-type="float" office:value="0.0111229891764368" calcext:value-type="float">
            <text:p>0.0111229892</text:p>
          </table:table-cell>
          <table:table-cell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6.784544" calcext:value-type="float">
            <text:p>6.784544</text:p>
          </table:table-cell>
          <table:table-cell office:value-type="float" office:value="6.6429988717" calcext:value-type="float">
            <text:p>6.6429988717</text:p>
          </table:table-cell>
          <table:table-cell table:formula="of:=POWER([.C508]-6.75;2)" office:value-type="float" office:value="0.0114492414574731" calcext:value-type="float">
            <text:p>0.0114492415</text:p>
          </table:table-cell>
          <table:table-cell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6.789464" calcext:value-type="float">
            <text:p>6.789464</text:p>
          </table:table-cell>
          <table:table-cell office:value-type="float" office:value="6.6412496684" calcext:value-type="float">
            <text:p>6.6412496684</text:p>
          </table:table-cell>
          <table:table-cell table:formula="of:=POWER([.C509]-6.75;2)" office:value-type="float" office:value="0.0118266346231099" calcext:value-type="float">
            <text:p>0.0118266346</text:p>
          </table:table-cell>
          <table:table-cell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6.794616" calcext:value-type="float">
            <text:p>6.794616</text:p>
          </table:table-cell>
          <table:table-cell office:value-type="float" office:value="6.6391904786" calcext:value-type="float">
            <text:p>6.6391904786</text:p>
          </table:table-cell>
          <table:table-cell table:formula="of:=POWER([.C510]-6.75;2)" office:value-type="float" office:value="0.0122787500328971" calcext:value-type="float">
            <text:p>0.01227875</text:p>
          </table:table-cell>
          <table:table-cell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6.79999" calcext:value-type="float">
            <text:p>6.79999</text:p>
          </table:table-cell>
          <table:table-cell office:value-type="float" office:value="6.6366264733" calcext:value-type="float">
            <text:p>6.6366264733</text:p>
          </table:table-cell>
          <table:table-cell table:formula="of:=POWER([.C511]-6.75;2)" office:value-type="float" office:value="0.0128535565563957" calcext:value-type="float">
            <text:p>0.0128535566</text:p>
          </table:table-cell>
          <table:table-cell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6.805566" calcext:value-type="float">
            <text:p>6.805566</text:p>
          </table:table-cell>
          <table:table-cell office:value-type="float" office:value="6.633052" calcext:value-type="float">
            <text:p>6.633052</text:p>
          </table:table-cell>
          <table:table-cell table:formula="of:=POWER([.C512]-6.75;2)" office:value-type="float" office:value="0.013676834704" calcext:value-type="float">
            <text:p>0.0136768347</text:p>
          </table:table-cell>
          <table:table-cell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6.811321" calcext:value-type="float">
            <text:p>6.811321</text:p>
          </table:table-cell>
          <table:table-cell office:value-type="float" office:value="6.6261417647" calcext:value-type="float">
            <text:p>6.6261417647</text:p>
          </table:table-cell>
          <table:table-cell table:formula="of:=POWER([.C513]-6.75;2)" office:value-type="float" office:value="0.0153408624516302" calcext:value-type="float">
            <text:p>0.0153408625</text:p>
          </table:table-cell>
          <table:table-cell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6.817225" calcext:value-type="float">
            <text:p>6.817225</text:p>
          </table:table-cell>
          <table:table-cell office:value-type="float" office:value="6.6192161417" calcext:value-type="float">
            <text:p>6.6192161417</text:p>
          </table:table-cell>
          <table:table-cell table:formula="of:=POWER([.C514]-6.75;2)" office:value-type="float" office:value="0.0171044175918345" calcext:value-type="float">
            <text:p>0.0171044176</text:p>
          </table:table-cell>
          <table:table-cell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6.823242" calcext:value-type="float">
            <text:p>6.823242</text:p>
          </table:table-cell>
          <table:table-cell office:value-type="float" office:value="6.6232291578" calcext:value-type="float">
            <text:p>6.6232291578</text:p>
          </table:table-cell>
          <table:table-cell table:formula="of:=POWER([.C515]-6.75;2)" office:value-type="float" office:value="0.0160708464320973" calcext:value-type="float">
            <text:p>0.0160708464</text:p>
          </table:table-cell>
          <table:table-cell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6.829336" calcext:value-type="float">
            <text:p>6.829336</text:p>
          </table:table-cell>
          <table:table-cell office:value-type="float" office:value="6.6248448797" calcext:value-type="float">
            <text:p>6.6248448797</text:p>
          </table:table-cell>
          <table:table-cell table:formula="of:=POWER([.C516]-6.75;2)" office:value-type="float" office:value="0.0156638041373074" calcext:value-type="float">
            <text:p>0.0156638041</text:p>
          </table:table-cell>
          <table:table-cell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6.835463" calcext:value-type="float">
            <text:p>6.835463</text:p>
          </table:table-cell>
          <table:table-cell office:value-type="float" office:value="6.625601893" calcext:value-type="float">
            <text:p>6.625601893</text:p>
          </table:table-cell>
          <table:table-cell table:formula="of:=POWER([.C517]-6.75;2)" office:value-type="float" office:value="0.0154748890251835" calcext:value-type="float">
            <text:p>0.015474889</text:p>
          </table:table-cell>
          <table:table-cell/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6.841581" calcext:value-type="float">
            <text:p>6.841581</text:p>
          </table:table-cell>
          <table:table-cell office:value-type="float" office:value="6.6259030428" calcext:value-type="float">
            <text:p>6.6259030428</text:p>
          </table:table-cell>
          <table:table-cell table:formula="of:=POWER([.C518]-6.75;2)" office:value-type="float" office:value="0.0154000547862986" calcext:value-type="float">
            <text:p>0.0154000548</text:p>
          </table:table-cell>
          <table:table-cell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6.847644" calcext:value-type="float">
            <text:p>6.847644</text:p>
          </table:table-cell>
          <table:table-cell office:value-type="float" office:value="6.6259135321" calcext:value-type="float">
            <text:p>6.6259135321</text:p>
          </table:table-cell>
          <table:table-cell table:formula="of:=POWER([.C519]-6.75;2)" office:value-type="float" office:value="0.0153974515158977" calcext:value-type="float">
            <text:p>0.0153974515</text:p>
          </table:table-cell>
          <table:table-cell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6.853605" calcext:value-type="float">
            <text:p>6.853605</text:p>
          </table:table-cell>
          <table:table-cell office:value-type="float" office:value="6.6257176631" calcext:value-type="float">
            <text:p>6.6257176631</text:p>
          </table:table-cell>
          <table:table-cell table:formula="of:=POWER([.C520]-6.75;2)" office:value-type="float" office:value="0.0154460992653252" calcext:value-type="float">
            <text:p>0.0154460993</text:p>
          </table:table-cell>
          <table:table-cell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6.85942" calcext:value-type="float">
            <text:p>6.85942</text:p>
          </table:table-cell>
          <table:table-cell office:value-type="float" office:value="6.6253647139" calcext:value-type="float">
            <text:p>6.6253647139</text:p>
          </table:table-cell>
          <table:table-cell table:formula="of:=POWER([.C521]-6.75;2)" office:value-type="float" office:value="0.0155339545412289" calcext:value-type="float">
            <text:p>0.0155339545</text:p>
          </table:table-cell>
          <table:table-cell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6.865043" calcext:value-type="float">
            <text:p>6.865043</text:p>
          </table:table-cell>
          <table:table-cell office:value-type="float" office:value="6.6248863984" calcext:value-type="float">
            <text:p>6.6248863984</text:p>
          </table:table-cell>
          <table:table-cell table:formula="of:=POWER([.C522]-6.75;2)" office:value-type="float" office:value="0.0156534133053235" calcext:value-type="float">
            <text:p>0.0156534133</text:p>
          </table:table-cell>
          <table:table-cell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6.870429" calcext:value-type="float">
            <text:p>6.870429</text:p>
          </table:table-cell>
          <table:table-cell office:value-type="float" office:value="6.6243047166" calcext:value-type="float">
            <text:p>6.6243047166</text:p>
          </table:table-cell>
          <table:table-cell table:formula="of:=POWER([.C523]-6.75;2)" office:value-type="float" office:value="0.0157993042690063" calcext:value-type="float">
            <text:p>0.0157993043</text:p>
          </table:table-cell>
          <table:table-cell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6.875536" calcext:value-type="float">
            <text:p>6.875536</text:p>
          </table:table-cell>
          <table:table-cell office:value-type="float" office:value="6.6236358984" calcext:value-type="float">
            <text:p>6.6236358984</text:p>
          </table:table-cell>
          <table:table-cell table:formula="of:=POWER([.C524]-6.75;2)" office:value-type="float" office:value="0.0159678861731752" calcext:value-type="float">
            <text:p>0.0159678862</text:p>
          </table:table-cell>
          <table:table-cell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6.880325" calcext:value-type="float">
            <text:p>6.880325</text:p>
          </table:table-cell>
          <table:table-cell office:value-type="float" office:value="6.6228925588" calcext:value-type="float">
            <text:p>6.6228925588</text:p>
          </table:table-cell>
          <table:table-cell table:formula="of:=POWER([.C525]-6.75;2)" office:value-type="float" office:value="0.0161563016084114" calcext:value-type="float">
            <text:p>0.0161563016</text:p>
          </table:table-cell>
          <table:table-cell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6.884759" calcext:value-type="float">
            <text:p>6.884759</text:p>
          </table:table-cell>
          <table:table-cell office:value-type="float" office:value="6.6220849492" calcext:value-type="float">
            <text:p>6.6220849492</text:p>
          </table:table-cell>
          <table:table-cell table:formula="of:=POWER([.C526]-6.75;2)" office:value-type="float" office:value="0.0163622602211667" calcext:value-type="float">
            <text:p>0.0163622602</text:p>
          </table:table-cell>
          <table:table-cell/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6.888805" calcext:value-type="float">
            <text:p>6.888805</text:p>
          </table:table-cell>
          <table:table-cell office:value-type="float" office:value="6.6212217273" calcext:value-type="float">
            <text:p>6.6212217273</text:p>
          </table:table-cell>
          <table:table-cell table:formula="of:=POWER([.C527]-6.75;2)" office:value-type="float" office:value="0.0165838435195956" calcext:value-type="float">
            <text:p>0.0165838435</text:p>
          </table:table-cell>
          <table:table-cell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6.892435" calcext:value-type="float">
            <text:p>6.892435</text:p>
          </table:table-cell>
          <table:table-cell office:value-type="float" office:value="6.6203104412" calcext:value-type="float">
            <text:p>6.6203104412</text:p>
          </table:table-cell>
          <table:table-cell table:formula="of:=POWER([.C528]-6.75;2)" office:value-type="float" office:value="0.0168193816617387" calcext:value-type="float">
            <text:p>0.0168193817</text:p>
          </table:table-cell>
          <table:table-cell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6.895626" calcext:value-type="float">
            <text:p>6.895626</text:p>
          </table:table-cell>
          <table:table-cell office:value-type="float" office:value="6.6193578369" calcext:value-type="float">
            <text:p>6.6193578369</text:p>
          </table:table-cell>
          <table:table-cell table:formula="of:=POWER([.C529]-6.75;2)" office:value-type="float" office:value="0.017067374779447" calcext:value-type="float">
            <text:p>0.0170673748</text:p>
          </table:table-cell>
          <table:table-cell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6.898359" calcext:value-type="float">
            <text:p>6.898359</text:p>
          </table:table-cell>
          <table:table-cell office:value-type="float" office:value="6.6183700615" calcext:value-type="float">
            <text:p>6.6183700615</text:p>
          </table:table-cell>
          <table:table-cell table:formula="of:=POWER([.C530]-6.75;2)" office:value-type="float" office:value="0.0173264407095137" calcext:value-type="float">
            <text:p>0.0173264407</text:p>
          </table:table-cell>
          <table:table-cell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6.900624" calcext:value-type="float">
            <text:p>6.900624</text:p>
          </table:table-cell>
          <table:table-cell office:value-type="float" office:value="6.6173527995" calcext:value-type="float">
            <text:p>6.6173527995</text:p>
          </table:table-cell>
          <table:table-cell table:formula="of:=POWER([.C531]-6.75;2)" office:value-type="float" office:value="0.0175952798004872" calcext:value-type="float">
            <text:p>0.0175952798</text:p>
          </table:table-cell>
          <table:table-cell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6.902413" calcext:value-type="float">
            <text:p>6.902413</text:p>
          </table:table-cell>
          <table:table-cell office:value-type="float" office:value="6.6163113449" calcext:value-type="float">
            <text:p>6.6163113449</text:p>
          </table:table-cell>
          <table:table-cell table:formula="of:=POWER([.C532]-6.75;2)" office:value-type="float" office:value="0.0178726565024468" calcext:value-type="float">
            <text:p>0.0178726565</text:p>
          </table:table-cell>
          <table:table-cell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6.903728" calcext:value-type="float">
            <text:p>6.903728</text:p>
          </table:table-cell>
          <table:table-cell office:value-type="float" office:value="6.6152506604" calcext:value-type="float">
            <text:p>6.6152506604</text:p>
          </table:table-cell>
          <table:table-cell table:formula="of:=POWER([.C533]-6.75;2)" office:value-type="float" office:value="0.0181573845226361" calcext:value-type="float">
            <text:p>0.0181573845</text:p>
          </table:table-cell>
          <table:table-cell/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6.904574" calcext:value-type="float">
            <text:p>6.904574</text:p>
          </table:table-cell>
          <table:table-cell office:value-type="float" office:value="6.6141753904" calcext:value-type="float">
            <text:p>6.6141753904</text:p>
          </table:table-cell>
          <table:table-cell table:formula="of:=POWER([.C534]-6.75;2)" office:value-type="float" office:value="0.0184483245729925" calcext:value-type="float">
            <text:p>0.0184483246</text:p>
          </table:table-cell>
          <table:table-cell/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6.904963" calcext:value-type="float">
            <text:p>6.904963</text:p>
          </table:table-cell>
          <table:table-cell office:value-type="float" office:value="6.6130898797" calcext:value-type="float">
            <text:p>6.6130898797</text:p>
          </table:table-cell>
          <table:table-cell table:formula="of:=POWER([.C535]-6.75;2)" office:value-type="float" office:value="0.0187443810405604" calcext:value-type="float">
            <text:p>0.018744381</text:p>
          </table:table-cell>
          <table:table-cell/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6.904912" calcext:value-type="float">
            <text:p>6.904912</text:p>
          </table:table-cell>
          <table:table-cell office:value-type="float" office:value="6.6119981738" calcext:value-type="float">
            <text:p>6.6119981738</text:p>
          </table:table-cell>
          <table:table-cell table:formula="of:=POWER([.C536]-6.75;2)" office:value-type="float" office:value="0.019044504034535" calcext:value-type="float">
            <text:p>0.019044504</text:p>
          </table:table-cell>
          <table:table-cell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6.904444" calcext:value-type="float">
            <text:p>6.904444</text:p>
          </table:table-cell>
          <table:table-cell office:value-type="float" office:value="6.6109040107" calcext:value-type="float">
            <text:p>6.6109040107</text:p>
          </table:table-cell>
          <table:table-cell table:formula="of:=POWER([.C537]-6.75;2)" office:value-type="float" office:value="0.0193476942393458" calcext:value-type="float">
            <text:p>0.0193476942</text:p>
          </table:table-cell>
          <table:table-cell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6.903582" calcext:value-type="float">
            <text:p>6.903582</text:p>
          </table:table-cell>
          <table:table-cell office:value-type="float" office:value="6.6098108155" calcext:value-type="float">
            <text:p>6.6098108155</text:p>
          </table:table-cell>
          <table:table-cell table:formula="of:=POWER([.C538]-6.75;2)" office:value-type="float" office:value="0.0196530074507749" calcext:value-type="float">
            <text:p>0.0196530075</text:p>
          </table:table-cell>
          <table:table-cell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6.902355" calcext:value-type="float">
            <text:p>6.902355</text:p>
          </table:table-cell>
          <table:table-cell office:value-type="float" office:value="6.6087216952" calcext:value-type="float">
            <text:p>6.6087216952</text:p>
          </table:table-cell>
          <table:table-cell table:formula="of:=POWER([.C539]-6.75;2)" office:value-type="float" office:value="0.0199595594071617" calcext:value-type="float">
            <text:p>0.0199595594</text:p>
          </table:table-cell>
          <table:table-cell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6.900791" calcext:value-type="float">
            <text:p>6.900791</text:p>
          </table:table-cell>
          <table:table-cell office:value-type="float" office:value="6.6076394358" calcext:value-type="float">
            <text:p>6.6076394358</text:p>
          </table:table-cell>
          <table:table-cell table:formula="of:=POWER([.C540]-6.75;2)" office:value-type="float" office:value="0.0202665302393422" calcext:value-type="float">
            <text:p>0.0202665302</text:p>
          </table:table-cell>
          <table:table-cell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6.898919" calcext:value-type="float">
            <text:p>6.898919</text:p>
          </table:table-cell>
          <table:table-cell office:value-type="float" office:value="6.6065665107" calcext:value-type="float">
            <text:p>6.6065665107</text:p>
          </table:table-cell>
          <table:table-cell table:formula="of:=POWER([.C541]-6.75;2)" office:value-type="float" office:value="0.0205731658527731" calcext:value-type="float">
            <text:p>0.0205731659</text:p>
          </table:table-cell>
          <table:table-cell/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6.896768" calcext:value-type="float">
            <text:p>6.896768</text:p>
          </table:table-cell>
          <table:table-cell office:value-type="float" office:value="6.6055050882" calcext:value-type="float">
            <text:p>6.6055050882</text:p>
          </table:table-cell>
          <table:table-cell table:formula="of:=POWER([.C542]-6.75;2)" office:value-type="float" office:value="0.0208787795360897" calcext:value-type="float">
            <text:p>0.0208787795</text:p>
          </table:table-cell>
          <table:table-cell/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6.894365" calcext:value-type="float">
            <text:p>6.894365</text:p>
          </table:table-cell>
          <table:table-cell office:value-type="float" office:value="6.6044570401" calcext:value-type="float">
            <text:p>6.6044570401</text:p>
          </table:table-cell>
          <table:table-cell table:formula="of:=POWER([.C543]-6.75;2)" office:value-type="float" office:value="0.0211827531764531" calcext:value-type="float">
            <text:p>0.0211827532</text:p>
          </table:table-cell>
          <table:table-cell/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6.891734" calcext:value-type="float">
            <text:p>6.891734</text:p>
          </table:table-cell>
          <table:table-cell office:value-type="float" office:value="6.6034239733" calcext:value-type="float">
            <text:p>6.6034239733</text:p>
          </table:table-cell>
          <table:table-cell table:formula="of:=POWER([.C544]-6.75;2)" office:value-type="float" office:value="0.0214845316031591" calcext:value-type="float">
            <text:p>0.0214845316</text:p>
          </table:table-cell>
          <table:table-cell/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6.888895" calcext:value-type="float">
            <text:p>6.888895</text:p>
          </table:table-cell>
          <table:table-cell office:value-type="float" office:value="6.6024072487" calcext:value-type="float">
            <text:p>6.6024072487</text:p>
          </table:table-cell>
          <table:table-cell table:formula="of:=POWER([.C545]-6.75;2)" office:value-type="float" office:value="0.0217836202363035" calcext:value-type="float">
            <text:p>0.0217836202</text:p>
          </table:table-cell>
          <table:table-cell/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6.885868" calcext:value-type="float">
            <text:p>6.885868</text:p>
          </table:table-cell>
          <table:table-cell office:value-type="float" office:value="6.6014080187" calcext:value-type="float">
            <text:p>6.6014080187</text:p>
          </table:table-cell>
          <table:table-cell table:formula="of:=POWER([.C546]-6.75;2)" office:value-type="float" office:value="0.0220795769066596" calcext:value-type="float">
            <text:p>0.0220795769</text:p>
          </table:table-cell>
          <table:table-cell/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6.882665" calcext:value-type="float">
            <text:p>6.882665</text:p>
          </table:table-cell>
          <table:table-cell office:value-type="float" office:value="6.600427254" calcext:value-type="float">
            <text:p>6.600427254</text:p>
          </table:table-cell>
          <table:table-cell table:formula="of:=POWER([.C547]-6.75;2)" office:value-type="float" office:value="0.0223720063459804" calcext:value-type="float">
            <text:p>0.0223720063</text:p>
          </table:table-cell>
          <table:table-cell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6.879299" calcext:value-type="float">
            <text:p>6.879299</text:p>
          </table:table-cell>
          <table:table-cell office:value-type="float" office:value="6.5994657861" calcext:value-type="float">
            <text:p>6.5994657861</text:p>
          </table:table-cell>
          <table:table-cell table:formula="of:=POWER([.C548]-6.75;2)" office:value-type="float" office:value="0.0226605495544911" calcext:value-type="float">
            <text:p>0.0226605496</text:p>
          </table:table-cell>
          <table:table-cell/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6.875777" calcext:value-type="float">
            <text:p>6.875777</text:p>
          </table:table-cell>
          <table:table-cell office:value-type="float" office:value="6.5985243342" calcext:value-type="float">
            <text:p>6.5985243342</text:p>
          </table:table-cell>
          <table:table-cell table:formula="of:=POWER([.C549]-6.75;2)" office:value-type="float" office:value="0.0229448773295532" calcext:value-type="float">
            <text:p>0.0229448773</text:p>
          </table:table-cell>
          <table:table-cell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6.872104" calcext:value-type="float">
            <text:p>6.872104</text:p>
          </table:table-cell>
          <table:table-cell office:value-type="float" office:value="6.5976035401" calcext:value-type="float">
            <text:p>6.5976035401</text:p>
          </table:table-cell>
          <table:table-cell table:formula="of:=POWER([.C550]-6.75;2)" office:value-type="float" office:value="0.0232246809900524" calcext:value-type="float">
            <text:p>0.023224681</text:p>
          </table:table-cell>
          <table:table-cell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6.868285" calcext:value-type="float">
            <text:p>6.868285</text:p>
          </table:table-cell>
          <table:table-cell office:value-type="float" office:value="6.5967040027" calcext:value-type="float">
            <text:p>6.5967040027</text:p>
          </table:table-cell>
          <table:table-cell table:formula="of:=POWER([.C551]-6.75;2)" office:value-type="float" office:value="0.0234996627882016" calcext:value-type="float">
            <text:p>0.0234996628</text:p>
          </table:table-cell>
          <table:table-cell/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6.864321" calcext:value-type="float">
            <text:p>6.864321</text:p>
          </table:table-cell>
          <table:table-cell office:value-type="float" office:value="6.5958262914" calcext:value-type="float">
            <text:p>6.5958262914</text:p>
          </table:table-cell>
          <table:table-cell table:formula="of:=POWER([.C552]-6.75;2)" office:value-type="float" office:value="0.0237695324234777" calcext:value-type="float">
            <text:p>0.0237695324</text:p>
          </table:table-cell>
          <table:table-cell/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6.860215" calcext:value-type="float">
            <text:p>6.860215</text:p>
          </table:table-cell>
          <table:table-cell office:value-type="float" office:value="6.5949709786" calcext:value-type="float">
            <text:p>6.5949709786</text:p>
          </table:table-cell>
          <table:table-cell table:formula="of:=POWER([.C553]-6.75;2)" office:value-type="float" office:value="0.0240339974762416" calcext:value-type="float">
            <text:p>0.0240339975</text:p>
          </table:table-cell>
          <table:table-cell/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6.855969" calcext:value-type="float">
            <text:p>6.855969</text:p>
          </table:table-cell>
          <table:table-cell office:value-type="float" office:value="6.5941386417" calcext:value-type="float">
            <text:p>6.5941386417</text:p>
          </table:table-cell>
          <table:table-cell table:formula="of:=POWER([.C554]-6.75;2)" office:value-type="float" office:value="0.024292763011121" calcext:value-type="float">
            <text:p>0.024292763</text:p>
          </table:table-cell>
          <table:table-cell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6.851588" calcext:value-type="float">
            <text:p>6.851588</text:p>
          </table:table-cell>
          <table:table-cell office:value-type="float" office:value="6.5933298797" calcext:value-type="float">
            <text:p>6.5933298797</text:p>
          </table:table-cell>
          <table:table-cell table:formula="of:=POWER([.C555]-6.75;2)" office:value-type="float" office:value="0.0245455265948166" calcext:value-type="float">
            <text:p>0.0245455266</text:p>
          </table:table-cell>
          <table:table-cell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6.847076" calcext:value-type="float">
            <text:p>6.847076</text:p>
          </table:table-cell>
          <table:table-cell office:value-type="float" office:value="6.5925453102" calcext:value-type="float">
            <text:p>6.5925453102</text:p>
          </table:table-cell>
          <table:table-cell table:formula="of:=POWER([.C556]-6.75;2)" office:value-type="float" office:value="0.0247919793400141" calcext:value-type="float">
            <text:p>0.0247919793</text:p>
          </table:table-cell>
          <table:table-cell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6.84244" calcext:value-type="float">
            <text:p>6.84244</text:p>
          </table:table-cell>
          <table:table-cell office:value-type="float" office:value="6.5917855695" calcext:value-type="float">
            <text:p>6.5917855695</text:p>
          </table:table-cell>
          <table:table-cell table:formula="of:=POWER([.C557]-6.75;2)" office:value-type="float" office:value="0.0250318060184394" calcext:value-type="float">
            <text:p>0.025031806</text:p>
          </table:table-cell>
          <table:table-cell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6.83769" calcext:value-type="float">
            <text:p>6.83769</text:p>
          </table:table-cell>
          <table:table-cell office:value-type="float" office:value="6.5910513102" calcext:value-type="float">
            <text:p>6.5910513102</text:p>
          </table:table-cell>
          <table:table-cell table:formula="of:=POWER([.C558]-6.75;2)" office:value-type="float" office:value="0.0252646859891366" calcext:value-type="float">
            <text:p>0.025264686</text:p>
          </table:table-cell>
          <table:table-cell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6.832837" calcext:value-type="float">
            <text:p>6.832837</text:p>
          </table:table-cell>
          <table:table-cell office:value-type="float" office:value="6.5903431818" calcext:value-type="float">
            <text:p>6.5903431818</text:p>
          </table:table-cell>
          <table:table-cell table:formula="of:=POWER([.C559]-6.75;2)" office:value-type="float" office:value="0.0254902995977479" calcext:value-type="float">
            <text:p>0.0254902996</text:p>
          </table:table-cell>
          <table:table-cell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6.827895" calcext:value-type="float">
            <text:p>6.827895</text:p>
          </table:table-cell>
          <table:table-cell office:value-type="float" office:value="6.5896618289" calcext:value-type="float">
            <text:p>6.5896618289</text:p>
          </table:table-cell>
          <table:table-cell table:formula="of:=POWER([.C560]-6.75;2)" office:value-type="float" office:value="0.025708329111693" calcext:value-type="float">
            <text:p>0.0257083291</text:p>
          </table:table-cell>
          <table:table-cell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6.822878" calcext:value-type="float">
            <text:p>6.822878</text:p>
          </table:table-cell>
          <table:table-cell office:value-type="float" office:value="6.589007869" calcext:value-type="float">
            <text:p>6.589007869</text:p>
          </table:table-cell>
          <table:table-cell table:formula="of:=POWER([.C561]-6.75;2)" office:value-type="float" office:value="0.0259184662439213" calcext:value-type="float">
            <text:p>0.0259184662</text:p>
          </table:table-cell>
          <table:table-cell/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6.817802" calcext:value-type="float">
            <text:p>6.817802</text:p>
          </table:table-cell>
          <table:table-cell office:value-type="float" office:value="6.588381885" calcext:value-type="float">
            <text:p>6.588381885</text:p>
          </table:table-cell>
          <table:table-cell table:formula="of:=POWER([.C562]-6.75;2)" office:value-type="float" office:value="0.0261204150961531" calcext:value-type="float">
            <text:p>0.0261204151</text:p>
          </table:table-cell>
          <table:table-cell/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6.812685" calcext:value-type="float">
            <text:p>6.812685</text:p>
          </table:table-cell>
          <table:table-cell office:value-type="float" office:value="6.5877844118" calcext:value-type="float">
            <text:p>6.5877844118</text:p>
          </table:table-cell>
          <table:table-cell table:formula="of:=POWER([.C563]-6.75;2)" office:value-type="float" office:value="0.0263138970550718" calcext:value-type="float">
            <text:p>0.0263138971</text:p>
          </table:table-cell>
          <table:table-cell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6.807544" calcext:value-type="float">
            <text:p>6.807544</text:p>
          </table:table-cell>
          <table:table-cell office:value-type="float" office:value="6.5872159144" calcext:value-type="float">
            <text:p>6.5872159144</text:p>
          </table:table-cell>
          <table:table-cell table:formula="of:=POWER([.C564]-6.75;2)" office:value-type="float" office:value="0.0264986585246282" calcext:value-type="float">
            <text:p>0.0264986585</text:p>
          </table:table-cell>
          <table:table-cell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6.802395" calcext:value-type="float">
            <text:p>6.802395</text:p>
          </table:table-cell>
          <table:table-cell office:value-type="float" office:value="6.5866767861" calcext:value-type="float">
            <text:p>6.5866767861</text:p>
          </table:table-cell>
          <table:table-cell table:formula="of:=POWER([.C565]-6.75;2)" office:value-type="float" office:value="0.0266744721986252" calcext:value-type="float">
            <text:p>0.0266744722</text:p>
          </table:table-cell>
          <table:table-cell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6.797253" calcext:value-type="float">
            <text:p>6.797253</text:p>
          </table:table-cell>
          <table:table-cell office:value-type="float" office:value="6.5861673449" calcext:value-type="float">
            <text:p>6.5861673449</text:p>
          </table:table-cell>
          <table:table-cell table:formula="of:=POWER([.C566]-6.75;2)" office:value-type="float" office:value="0.0268411388771156" calcext:value-type="float">
            <text:p>0.0268411389</text:p>
          </table:table-cell>
          <table:table-cell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6.792133" calcext:value-type="float">
            <text:p>6.792133</text:p>
          </table:table-cell>
          <table:table-cell office:value-type="float" office:value="6.5856878155" calcext:value-type="float">
            <text:p>6.5856878155</text:p>
          </table:table-cell>
          <table:table-cell table:formula="of:=POWER([.C567]-6.75;2)" office:value-type="float" office:value="0.026998493975162" calcext:value-type="float">
            <text:p>0.026998494</text:p>
          </table:table-cell>
          <table:table-cell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6.787046" calcext:value-type="float">
            <text:p>6.787046</text:p>
          </table:table-cell>
          <table:table-cell office:value-type="float" office:value="6.5852383342" calcext:value-type="float">
            <text:p>6.5852383342</text:p>
          </table:table-cell>
          <table:table-cell table:formula="of:=POWER([.C568]-6.75;2)" office:value-type="float" office:value="0.027146406517191" calcext:value-type="float">
            <text:p>0.0271464065</text:p>
          </table:table-cell>
          <table:table-cell/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6.782002" calcext:value-type="float">
            <text:p>6.782002</text:p>
          </table:table-cell>
          <table:table-cell office:value-type="float" office:value="6.5848189465" calcext:value-type="float">
            <text:p>6.5848189465</text:p>
          </table:table-cell>
          <table:table-cell table:formula="of:=POWER([.C569]-6.75;2)" office:value-type="float" office:value="0.0272847804353697" calcext:value-type="float">
            <text:p>0.0272847804</text:p>
          </table:table-cell>
          <table:table-cell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6.777007" calcext:value-type="float">
            <text:p>6.777007</text:p>
          </table:table-cell>
          <table:table-cell office:value-type="float" office:value="6.584429607" calcext:value-type="float">
            <text:p>6.584429607</text:p>
          </table:table-cell>
          <table:table-cell table:formula="of:=POWER([.C570]-6.75;2)" office:value-type="float" office:value="0.0274135550381746" calcext:value-type="float">
            <text:p>0.027413555</text:p>
          </table:table-cell>
          <table:table-cell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6.772064" calcext:value-type="float">
            <text:p>6.772064</text:p>
          </table:table-cell>
          <table:table-cell office:value-type="float" office:value="6.5840701898" calcext:value-type="float">
            <text:p>6.5840701898</text:p>
          </table:table-cell>
          <table:table-cell table:formula="of:=POWER([.C571]-6.75;2)" office:value-type="float" office:value="0.0275327019130079" calcext:value-type="float">
            <text:p>0.0275327019</text:p>
          </table:table-cell>
          <table:table-cell/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6.767174" calcext:value-type="float">
            <text:p>6.767174</text:p>
          </table:table-cell>
          <table:table-cell office:value-type="float" office:value="6.5837404947" calcext:value-type="float">
            <text:p>6.5837404947</text:p>
          </table:table-cell>
          <table:table-cell table:formula="of:=POWER([.C572]-6.75;2)" office:value-type="float" office:value="0.0276422231026008" calcext:value-type="float">
            <text:p>0.0276422231</text:p>
          </table:table-cell>
          <table:table-cell/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6.762332" calcext:value-type="float">
            <text:p>6.762332</text:p>
          </table:table-cell>
          <table:table-cell office:value-type="float" office:value="6.583440254" calcext:value-type="float">
            <text:p>6.583440254</text:p>
          </table:table-cell>
          <table:table-cell table:formula="of:=POWER([.C573]-6.75;2)" office:value-type="float" office:value="0.0277421489875845" calcext:value-type="float">
            <text:p>0.027742149</text:p>
          </table:table-cell>
          <table:table-cell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6.757532" calcext:value-type="float">
            <text:p>6.757532</text:p>
          </table:table-cell>
          <table:table-cell office:value-type="float" office:value="6.5831691551" calcext:value-type="float">
            <text:p>6.5831691551</text:p>
          </table:table-cell>
          <table:table-cell table:formula="of:=POWER([.C574]-6.75;2)" office:value-type="float" office:value="0.0278325308100478" calcext:value-type="float">
            <text:p>0.0278325308</text:p>
          </table:table-cell>
          <table:table-cell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6.752762" calcext:value-type="float">
            <text:p>6.752762</text:p>
          </table:table-cell>
          <table:table-cell office:value-type="float" office:value="6.5829268449" calcext:value-type="float">
            <text:p>6.5829268449</text:p>
          </table:table-cell>
          <table:table-cell table:formula="of:=POWER([.C575]-6.75;2)" office:value-type="float" office:value="0.0279134391550686" calcext:value-type="float">
            <text:p>0.0279134392</text:p>
          </table:table-cell>
          <table:table-cell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6.748007" calcext:value-type="float">
            <text:p>6.748007</text:p>
          </table:table-cell>
          <table:table-cell office:value-type="float" office:value="6.5827129572" calcext:value-type="float">
            <text:p>6.5827129572</text:p>
          </table:table-cell>
          <table:table-cell table:formula="of:=POWER([.C576]-6.75;2)" office:value-type="float" office:value="0.027984954688769" calcext:value-type="float">
            <text:p>0.0279849547</text:p>
          </table:table-cell>
          <table:table-cell/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6.74325" calcext:value-type="float">
            <text:p>6.74325</text:p>
          </table:table-cell>
          <table:table-cell office:value-type="float" office:value="6.5825271257" calcext:value-type="float">
            <text:p>6.5825271257</text:p>
          </table:table-cell>
          <table:table-cell table:formula="of:=POWER([.C577]-6.75;2)" office:value-type="float" office:value="0.0280471636263035" calcext:value-type="float">
            <text:p>0.0280471636</text:p>
          </table:table-cell>
          <table:table-cell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6.73847" calcext:value-type="float">
            <text:p>6.73847</text:p>
          </table:table-cell>
          <table:table-cell office:value-type="float" office:value="6.5823690053" calcext:value-type="float">
            <text:p>6.5823690053</text:p>
          </table:table-cell>
          <table:table-cell table:formula="of:=POWER([.C578]-6.75;2)" office:value-type="float" office:value="0.0281001503841113" calcext:value-type="float">
            <text:p>0.0281001504</text:p>
          </table:table-cell>
          <table:table-cell/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6.733642" calcext:value-type="float">
            <text:p>6.733642</text:p>
          </table:table-cell>
          <table:table-cell office:value-type="float" office:value="6.5822382914" calcext:value-type="float">
            <text:p>6.5822382914</text:p>
          </table:table-cell>
          <table:table-cell table:formula="of:=POWER([.C579]-6.75;2)" office:value-type="float" office:value="0.0281439908723912" calcext:value-type="float">
            <text:p>0.0281439909</text:p>
          </table:table-cell>
          <table:table-cell/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6.728741" calcext:value-type="float">
            <text:p>6.728741</text:p>
          </table:table-cell>
          <table:table-cell office:value-type="float" office:value="6.5821347406" calcext:value-type="float">
            <text:p>6.5821347406</text:p>
          </table:table-cell>
          <table:table-cell table:formula="of:=POWER([.C580]-6.75;2)" office:value-type="float" office:value="0.0281787453134293" calcext:value-type="float">
            <text:p>0.0281787453</text:p>
          </table:table-cell>
          <table:table-cell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6.72374" calcext:value-type="float">
            <text:p>6.72374</text:p>
          </table:table-cell>
          <table:table-cell office:value-type="float" office:value="6.5820581818" calcext:value-type="float">
            <text:p>6.5820581818</text:p>
          </table:table-cell>
          <table:table-cell table:formula="of:=POWER([.C581]-6.75;2)" office:value-type="float" office:value="0.0282044543003219" calcext:value-type="float">
            <text:p>0.0282044543</text:p>
          </table:table-cell>
          <table:table-cell/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6.718611" calcext:value-type="float">
            <text:p>6.718611</text:p>
          </table:table-cell>
          <table:table-cell office:value-type="float" office:value="6.5820085321" calcext:value-type="float">
            <text:p>6.5820085321</text:p>
          </table:table-cell>
          <table:table-cell table:formula="of:=POWER([.C582]-6.75;2)" office:value-type="float" office:value="0.0282211332871968" calcext:value-type="float">
            <text:p>0.0282211333</text:p>
          </table:table-cell>
          <table:table-cell/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6.713327" calcext:value-type="float">
            <text:p>6.713327</text:p>
          </table:table-cell>
          <table:table-cell office:value-type="float" office:value="6.5819858128" calcext:value-type="float">
            <text:p>6.5819858128</text:p>
          </table:table-cell>
          <table:table-cell table:formula="of:=POWER([.C583]-6.75;2)" office:value-type="float" office:value="0.0282287671004766" calcext:value-type="float">
            <text:p>0.0282287671</text:p>
          </table:table-cell>
          <table:table-cell/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6.707861" calcext:value-type="float">
            <text:p>6.707861</text:p>
          </table:table-cell>
          <table:table-cell office:value-type="float" office:value="6.5819901444" calcext:value-type="float">
            <text:p>6.5819901444</text:p>
          </table:table-cell>
          <table:table-cell table:formula="of:=POWER([.C584]-6.75;2)" office:value-type="float" office:value="0.0282273115787329" calcext:value-type="float">
            <text:p>0.0282273116</text:p>
          </table:table-cell>
          <table:table-cell/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6.702192" calcext:value-type="float">
            <text:p>6.702192</text:p>
          </table:table-cell>
          <table:table-cell office:value-type="float" office:value="6.5820217567" calcext:value-type="float">
            <text:p>6.5820217567</text:p>
          </table:table-cell>
          <table:table-cell table:formula="of:=POWER([.C585]-6.75;2)" office:value-type="float" office:value="0.0282166902221541" calcext:value-type="float">
            <text:p>0.0282166902</text:p>
          </table:table-cell>
          <table:table-cell/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6.696301" calcext:value-type="float">
            <text:p>6.696301</text:p>
          </table:table-cell>
          <table:table-cell office:value-type="float" office:value="6.5820809706" calcext:value-type="float">
            <text:p>6.5820809706</text:p>
          </table:table-cell>
          <table:table-cell table:formula="of:=POWER([.C586]-6.75;2)" office:value-type="float" office:value="0.0281968004346381" calcext:value-type="float">
            <text:p>0.0281968004</text:p>
          </table:table-cell>
          <table:table-cell/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6.690174" calcext:value-type="float">
            <text:p>6.690174</text:p>
          </table:table-cell>
          <table:table-cell office:value-type="float" office:value="6.5821681952" calcext:value-type="float">
            <text:p>6.5821681952</text:p>
          </table:table-cell>
          <table:table-cell table:formula="of:=POWER([.C587]-6.75;2)" office:value-type="float" office:value="0.0281675147024252" calcext:value-type="float">
            <text:p>0.0281675147</text:p>
          </table:table-cell>
          <table:table-cell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6.683805" calcext:value-type="float">
            <text:p>6.683805</text:p>
          </table:table-cell>
          <table:table-cell office:value-type="float" office:value="6.5822839091" calcext:value-type="float">
            <text:p>6.5822839091</text:p>
          </table:table-cell>
          <table:table-cell table:formula="of:=POWER([.C588]-6.75;2)" office:value-type="float" office:value="0.028128687146777" calcext:value-type="float">
            <text:p>0.0281286871</text:p>
          </table:table-cell>
          <table:table-cell/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6.677194" calcext:value-type="float">
            <text:p>6.677194</text:p>
          </table:table-cell>
          <table:table-cell office:value-type="float" office:value="6.582428631" calcext:value-type="float">
            <text:p>6.582428631</text:p>
          </table:table-cell>
          <table:table-cell table:formula="of:=POWER([.C589]-6.75;2)" office:value-type="float" office:value="0.0280801637085342" calcext:value-type="float">
            <text:p>0.0280801637</text:p>
          </table:table-cell>
          <table:table-cell/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6.670352" calcext:value-type="float">
            <text:p>6.670352</text:p>
          </table:table-cell>
          <table:table-cell office:value-type="float" office:value="6.5826029037" calcext:value-type="float">
            <text:p>6.5826029037</text:p>
          </table:table-cell>
          <table:table-cell table:formula="of:=POWER([.C590]-6.75;2)" office:value-type="float" office:value="0.0280217878496715" calcext:value-type="float">
            <text:p>0.0280217878</text:p>
          </table:table-cell>
          <table:table-cell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6.663296" calcext:value-type="float">
            <text:p>6.663296</text:p>
          </table:table-cell>
          <table:table-cell office:value-type="float" office:value="6.5828072487" calcext:value-type="float">
            <text:p>6.5828072487</text:p>
          </table:table-cell>
          <table:table-cell table:formula="of:=POWER([.C591]-6.75;2)" office:value-type="float" office:value="0.0279534160872636" calcext:value-type="float">
            <text:p>0.0279534161</text:p>
          </table:table-cell>
          <table:table-cell/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6.656055" calcext:value-type="float">
            <text:p>6.656055</text:p>
          </table:table-cell>
          <table:table-cell office:value-type="float" office:value="6.5830421444" calcext:value-type="float">
            <text:p>6.5830421444</text:p>
          </table:table-cell>
          <table:table-cell table:formula="of:=POWER([.C592]-6.75;2)" office:value-type="float" office:value="0.0278749255465504" calcext:value-type="float">
            <text:p>0.0278749255</text:p>
          </table:table-cell>
          <table:table-cell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6.648664" calcext:value-type="float">
            <text:p>6.648664</text:p>
          </table:table-cell>
          <table:table-cell office:value-type="float" office:value="6.5833079866" calcext:value-type="float">
            <text:p>6.5833079866</text:p>
          </table:table-cell>
          <table:table-cell table:formula="of:=POWER([.C593]-6.75;2)" office:value-type="float" office:value="0.0277862273313456" calcext:value-type="float">
            <text:p>0.0277862273</text:p>
          </table:table-cell>
          <table:table-cell/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6.64117" calcext:value-type="float">
            <text:p>6.64117</text:p>
          </table:table-cell>
          <table:table-cell office:value-type="float" office:value="6.5836050668" calcext:value-type="float">
            <text:p>6.5836050668</text:p>
          </table:table-cell>
          <table:table-cell table:formula="of:=POWER([.C594]-6.75;2)" office:value-type="float" office:value="0.0276872737946326" calcext:value-type="float">
            <text:p>0.0276872738</text:p>
          </table:table-cell>
          <table:table-cell/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6.633624" calcext:value-type="float">
            <text:p>6.633624</text:p>
          </table:table-cell>
          <table:table-cell office:value-type="float" office:value="6.5839335294" calcext:value-type="float">
            <text:p>6.5839335294</text:p>
          </table:table-cell>
          <table:table-cell table:formula="of:=POWER([.C595]-6.75;2)" office:value-type="float" office:value="0.0275780726575406" calcext:value-type="float">
            <text:p>0.0275780727</text:p>
          </table:table-cell>
          <table:table-cell/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6.626086" calcext:value-type="float">
            <text:p>6.626086</text:p>
          </table:table-cell>
          <table:table-cell office:value-type="float" office:value="6.5842933663" calcext:value-type="float">
            <text:p>6.5842933663</text:p>
          </table:table-cell>
          <table:table-cell table:formula="of:=POWER([.C596]-6.75;2)" office:value-type="float" office:value="0.027458688452186" calcext:value-type="float">
            <text:p>0.0274586885</text:p>
          </table:table-cell>
          <table:table-cell/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6.618619" calcext:value-type="float">
            <text:p>6.618619</text:p>
          </table:table-cell>
          <table:table-cell office:value-type="float" office:value="6.5846843797" calcext:value-type="float">
            <text:p>6.5846843797</text:p>
          </table:table-cell>
          <table:table-cell table:formula="of:=POWER([.C597]-6.75;2)" office:value-type="float" office:value="0.0273292543151739" calcext:value-type="float">
            <text:p>0.0273292543</text:p>
          </table:table-cell>
          <table:table-cell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6.611291" calcext:value-type="float">
            <text:p>6.611291</text:p>
          </table:table-cell>
          <table:table-cell office:value-type="float" office:value="6.5851061898" calcext:value-type="float">
            <text:p>6.5851061898</text:p>
          </table:table-cell>
          <table:table-cell table:formula="of:=POWER([.C598]-6.75;2)" office:value-type="float" office:value="0.0271899686422735" calcext:value-type="float">
            <text:p>0.0271899686</text:p>
          </table:table-cell>
          <table:table-cell/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6.604166" calcext:value-type="float">
            <text:p>6.604166</text:p>
          </table:table-cell>
          <table:table-cell office:value-type="float" office:value="6.5855582166" calcext:value-type="float">
            <text:p>6.5855582166</text:p>
          </table:table-cell>
          <table:table-cell table:formula="of:=POWER([.C599]-6.75;2)" office:value-type="float" office:value="0.0270411001277725" calcext:value-type="float">
            <text:p>0.0270411001</text:p>
          </table:table-cell>
          <table:table-cell/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6.597311" calcext:value-type="float">
            <text:p>6.597311</text:p>
          </table:table-cell>
          <table:table-cell office:value-type="float" office:value="6.5860396979" calcext:value-type="float">
            <text:p>6.5860396979</text:p>
          </table:table-cell>
          <table:table-cell table:formula="of:=POWER([.C600]-6.75;2)" office:value-type="float" office:value="0.0268829806647231" calcext:value-type="float">
            <text:p>0.0268829807</text:p>
          </table:table-cell>
          <table:table-cell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6.590786" calcext:value-type="float">
            <text:p>6.590786</text:p>
          </table:table-cell>
          <table:table-cell office:value-type="float" office:value="6.5865496925" calcext:value-type="float">
            <text:p>6.5865496925</text:p>
          </table:table-cell>
          <table:table-cell table:formula="of:=POWER([.C601]-6.75;2)" office:value-type="float" office:value="0.0267160030218445" calcext:value-type="float">
            <text:p>0.026716003</text:p>
          </table:table-cell>
          <table:table-cell/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6.584645" calcext:value-type="float">
            <text:p>6.584645</text:p>
          </table:table-cell>
          <table:table-cell office:value-type="float" office:value="6.5870871016" calcext:value-type="float">
            <text:p>6.5870871016</text:p>
          </table:table-cell>
          <table:table-cell table:formula="of:=POWER([.C602]-6.75;2)" office:value-type="float" office:value="0.0265406124650888" calcext:value-type="float">
            <text:p>0.0265406125</text:p>
          </table:table-cell>
          <table:table-cell/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6.578933" calcext:value-type="float">
            <text:p>6.578933</text:p>
          </table:table-cell>
          <table:table-cell office:value-type="float" office:value="6.5876506952" calcext:value-type="float">
            <text:p>6.5876506952</text:p>
          </table:table-cell>
          <table:table-cell table:formula="of:=POWER([.C603]-6.75;2)" office:value-type="float" office:value="0.0263572967690434" calcext:value-type="float">
            <text:p>0.0263572968</text:p>
          </table:table-cell>
          <table:table-cell/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6.573686" calcext:value-type="float">
            <text:p>6.573686</text:p>
          </table:table-cell>
          <table:table-cell office:value-type="float" office:value="6.5882391471" calcext:value-type="float">
            <text:p>6.5882391471</text:p>
          </table:table-cell>
          <table:table-cell table:formula="of:=POWER([.C604]-6.75;2)" office:value-type="float" office:value="0.0261665735309353" calcext:value-type="float">
            <text:p>0.0261665735</text:p>
          </table:table-cell>
          <table:table-cell/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6.568926" calcext:value-type="float">
            <text:p>6.568926</text:p>
          </table:table-cell>
          <table:table-cell office:value-type="float" office:value="6.5888510561" calcext:value-type="float">
            <text:p>6.5888510561</text:p>
          </table:table-cell>
          <table:table-cell table:formula="of:=POWER([.C605]-6.75;2)" office:value-type="float" office:value="0.0259689821200853" calcext:value-type="float">
            <text:p>0.0259689821</text:p>
          </table:table-cell>
          <table:table-cell/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6.564662" calcext:value-type="float">
            <text:p>6.564662</text:p>
          </table:table-cell>
          <table:table-cell office:value-type="float" office:value="6.5894849947" calcext:value-type="float">
            <text:p>6.5894849947</text:p>
          </table:table-cell>
          <table:table-cell table:formula="of:=POWER([.C606]-6.75;2)" office:value-type="float" office:value="0.0257650669264589" calcext:value-type="float">
            <text:p>0.0257650669</text:p>
          </table:table-cell>
          <table:table-cell/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6.560892" calcext:value-type="float">
            <text:p>6.560892</text:p>
          </table:table-cell>
          <table:table-cell office:value-type="float" office:value="6.5901395374" calcext:value-type="float">
            <text:p>6.5901395374</text:p>
          </table:table-cell>
          <table:table-cell table:formula="of:=POWER([.C607]-6.75;2)" office:value-type="float" office:value="0.0255553675026861" calcext:value-type="float">
            <text:p>0.0255553675</text:p>
          </table:table-cell>
          <table:table-cell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6.557597" calcext:value-type="float">
            <text:p>6.557597</text:p>
          </table:table-cell>
          <table:table-cell office:value-type="float" office:value="6.5908132941" calcext:value-type="float">
            <text:p>6.5908132941</text:p>
          </table:table-cell>
          <table:table-cell table:formula="of:=POWER([.C608]-6.75;2)" office:value-type="float" office:value="0.025340407335293" calcext:value-type="float">
            <text:p>0.0253404073</text:p>
          </table:table-cell>
          <table:table-cell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6.554745" calcext:value-type="float">
            <text:p>6.554745</text:p>
          </table:table-cell>
          <table:table-cell office:value-type="float" office:value="6.5915049439" calcext:value-type="float">
            <text:p>6.5915049439</text:p>
          </table:table-cell>
          <table:table-cell table:formula="of:=POWER([.C609]-6.75;2)" office:value-type="float" office:value="0.025120682808142" calcext:value-type="float">
            <text:p>0.0251206828</text:p>
          </table:table-cell>
          <table:table-cell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6.55229" calcext:value-type="float">
            <text:p>6.55229</text:p>
          </table:table-cell>
          <table:table-cell office:value-type="float" office:value="6.5922132594" calcext:value-type="float">
            <text:p>6.5922132594</text:p>
          </table:table-cell>
          <table:table-cell table:formula="of:=POWER([.C610]-6.75;2)" office:value-type="float" office:value="0.0248966555091716" calcext:value-type="float">
            <text:p>0.0248966555</text:p>
          </table:table-cell>
          <table:table-cell/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6.550177" calcext:value-type="float">
            <text:p>6.550177</text:p>
          </table:table-cell>
          <table:table-cell office:value-type="float" office:value="6.5929371337" calcext:value-type="float">
            <text:p>6.5929371337</text:p>
          </table:table-cell>
          <table:table-cell table:formula="of:=POWER([.C611]-6.75;2)" office:value-type="float" office:value="0.0246687439703718" calcext:value-type="float">
            <text:p>0.024668744</text:p>
          </table:table-cell>
          <table:table-cell/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6.548336" calcext:value-type="float">
            <text:p>6.548336</text:p>
          </table:table-cell>
          <table:table-cell office:value-type="float" office:value="6.5936755909" calcext:value-type="float">
            <text:p>6.5936755909</text:p>
          </table:table-cell>
          <table:table-cell table:formula="of:=POWER([.C612]-6.75;2)" office:value-type="float" office:value="0.0244373208804641" calcext:value-type="float">
            <text:p>0.0244373209</text:p>
          </table:table-cell>
          <table:table-cell/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6.546693" calcext:value-type="float">
            <text:p>6.546693</text:p>
          </table:table-cell>
          <table:table-cell office:value-type="float" office:value="6.5944278102" calcext:value-type="float">
            <text:p>6.5944278102</text:p>
          </table:table-cell>
          <table:table-cell table:formula="of:=POWER([.C613]-6.75;2)" office:value-type="float" office:value="0.0242027062391672" calcext:value-type="float">
            <text:p>0.0242027062</text:p>
          </table:table-cell>
          <table:table-cell/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6.545166" calcext:value-type="float">
            <text:p>6.545166</text:p>
          </table:table-cell>
          <table:table-cell office:value-type="float" office:value="6.5951931203" calcext:value-type="float">
            <text:p>6.5951931203</text:p>
          </table:table-cell>
          <table:table-cell table:formula="of:=POWER([.C614]-6.75;2)" office:value-type="float" office:value="0.0239651700024502" calcext:value-type="float">
            <text:p>0.02396517</text:p>
          </table:table-cell>
          <table:table-cell/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6.543667" calcext:value-type="float">
            <text:p>6.543667</text:p>
          </table:table-cell>
          <table:table-cell office:value-type="float" office:value="6.5959710027" calcext:value-type="float">
            <text:p>6.5959710027</text:p>
          </table:table-cell>
          <table:table-cell table:formula="of:=POWER([.C615]-6.75;2)" office:value-type="float" office:value="0.0237249320092435" calcext:value-type="float">
            <text:p>0.023724932</text:p>
          </table:table-cell>
          <table:table-cell/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6.542111" calcext:value-type="float">
            <text:p>6.542111</text:p>
          </table:table-cell>
          <table:table-cell office:value-type="float" office:value="6.5967610989" calcext:value-type="float">
            <text:p>6.5967610989</text:p>
          </table:table-cell>
          <table:table-cell table:formula="of:=POWER([.C616]-6.75;2)" office:value-type="float" office:value="0.0234821608103356" calcext:value-type="float">
            <text:p>0.0234821608</text:p>
          </table:table-cell>
          <table:table-cell/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6.540409" calcext:value-type="float">
            <text:p>6.540409</text:p>
          </table:table-cell>
          <table:table-cell office:value-type="float" office:value="6.5975631898" calcext:value-type="float">
            <text:p>6.5975631898</text:p>
          </table:table-cell>
          <table:table-cell table:formula="of:=POWER([.C617]-6.75;2)" office:value-type="float" office:value="0.0232369811039509" calcext:value-type="float">
            <text:p>0.0232369811</text:p>
          </table:table-cell>
          <table:table-cell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6.53848" calcext:value-type="float">
            <text:p>6.53848</text:p>
          </table:table-cell>
          <table:table-cell office:value-type="float" office:value="6.5983772005" calcext:value-type="float">
            <text:p>6.5983772005</text:p>
          </table:table-cell>
          <table:table-cell table:formula="of:=POWER([.C618]-6.75;2)" office:value-type="float" office:value="0.0229894733282172" calcext:value-type="float">
            <text:p>0.0229894733</text:p>
          </table:table-cell>
          <table:table-cell/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6.536246" calcext:value-type="float">
            <text:p>6.536246</text:p>
          </table:table-cell>
          <table:table-cell office:value-type="float" office:value="6.5992031711" calcext:value-type="float">
            <text:p>6.5992031711</text:p>
          </table:table-cell>
          <table:table-cell table:formula="of:=POWER([.C619]-6.75;2)" office:value-type="float" office:value="0.0227396836062958" calcext:value-type="float">
            <text:p>0.0227396836</text:p>
          </table:table-cell>
          <table:table-cell/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6.533639" calcext:value-type="float">
            <text:p>6.533639</text:p>
          </table:table-cell>
          <table:table-cell office:value-type="float" office:value="6.600041254" calcext:value-type="float">
            <text:p>6.600041254</text:p>
          </table:table-cell>
          <table:table-cell table:formula="of:=POWER([.C620]-6.75;2)" office:value-type="float" office:value="0.0224876255018926" calcext:value-type="float">
            <text:p>0.0224876255</text:p>
          </table:table-cell>
          <table:table-cell/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6.530602" calcext:value-type="float">
            <text:p>6.530602</text:p>
          </table:table-cell>
          <table:table-cell office:value-type="float" office:value="6.6008916979" calcext:value-type="float">
            <text:p>6.6008916979</text:p>
          </table:table-cell>
          <table:table-cell table:formula="of:=POWER([.C621]-6.75;2)" office:value-type="float" office:value="0.0222332857551449" calcext:value-type="float">
            <text:p>0.0222332858</text:p>
          </table:table-cell>
          <table:table-cell/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6.527087" calcext:value-type="float">
            <text:p>6.527087</text:p>
          </table:table-cell>
          <table:table-cell office:value-type="float" office:value="6.6017548209" calcext:value-type="float">
            <text:p>6.6017548209</text:p>
          </table:table-cell>
          <table:table-cell table:formula="of:=POWER([.C622]-6.75;2)" office:value-type="float" office:value="0.021976633126391" calcext:value-type="float">
            <text:p>0.0219766331</text:p>
          </table:table-cell>
          <table:table-cell/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6.523062" calcext:value-type="float">
            <text:p>6.523062</text:p>
          </table:table-cell>
          <table:table-cell office:value-type="float" office:value="6.6026310107" calcext:value-type="float">
            <text:p>6.6026310107</text:p>
          </table:table-cell>
          <table:table-cell table:formula="of:=POWER([.C623]-6.75;2)" office:value-type="float" office:value="0.0217176190073036" calcext:value-type="float">
            <text:p>0.021717619</text:p>
          </table:table-cell>
          <table:table-cell/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6.518512" calcext:value-type="float">
            <text:p>6.518512</text:p>
          </table:table-cell>
          <table:table-cell office:value-type="float" office:value="6.6035206952" calcext:value-type="float">
            <text:p>6.6035206952</text:p>
          </table:table-cell>
          <table:table-cell table:formula="of:=POWER([.C624]-6.75;2)" office:value-type="float" office:value="0.0214561867346912" calcext:value-type="float">
            <text:p>0.0214561867</text:p>
          </table:table-cell>
          <table:table-cell/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6.513433" calcext:value-type="float">
            <text:p>6.513433</text:p>
          </table:table-cell>
          <table:table-cell office:value-type="float" office:value="6.6044243209" calcext:value-type="float">
            <text:p>6.6044243209</text:p>
          </table:table-cell>
          <table:table-cell table:formula="of:=POWER([.C625]-6.75;2)" office:value-type="float" office:value="0.0211922783454262" calcext:value-type="float">
            <text:p>0.0211922783</text:p>
          </table:table-cell>
          <table:table-cell/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6.507842" calcext:value-type="float">
            <text:p>6.507842</text:p>
          </table:table-cell>
          <table:table-cell office:value-type="float" office:value="6.6053423476" calcext:value-type="float">
            <text:p>6.6053423476</text:p>
          </table:table-cell>
          <table:table-cell table:formula="of:=POWER([.C626]-6.75;2)" office:value-type="float" office:value="0.0209258363978793" calcext:value-type="float">
            <text:p>0.0209258364</text:p>
          </table:table-cell>
          <table:table-cell/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6.501769" calcext:value-type="float">
            <text:p>6.501769</text:p>
          </table:table-cell>
          <table:table-cell office:value-type="float" office:value="6.6062752139" calcext:value-type="float">
            <text:p>6.6062752139</text:p>
          </table:table-cell>
          <table:table-cell table:formula="of:=POWER([.C627]-6.75;2)" office:value-type="float" office:value="0.0206568141394907" calcext:value-type="float">
            <text:p>0.0206568141</text:p>
          </table:table-cell>
          <table:table-cell/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6.49526" calcext:value-type="float">
            <text:p>6.49526</text:p>
          </table:table-cell>
          <table:table-cell office:value-type="float" office:value="6.6065553914" calcext:value-type="float">
            <text:p>6.6065553914</text:p>
          </table:table-cell>
          <table:table-cell table:formula="of:=POWER([.C628]-6.75;2)" office:value-type="float" office:value="0.0205763557364073" calcext:value-type="float">
            <text:p>0.0205763557</text:p>
          </table:table-cell>
          <table:table-cell/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6.488379" calcext:value-type="float">
            <text:p>6.488379</text:p>
          </table:table-cell>
          <table:table-cell office:value-type="float" office:value="6.6068545726" calcext:value-type="float">
            <text:p>6.6068545726</text:p>
          </table:table-cell>
          <table:table-cell table:formula="of:=POWER([.C629]-6.75;2)" office:value-type="float" office:value="0.0204906133855288" calcext:value-type="float">
            <text:p>0.0204906134</text:p>
          </table:table-cell>
          <table:table-cell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6.481201" calcext:value-type="float">
            <text:p>6.481201</text:p>
          </table:table-cell>
          <table:table-cell office:value-type="float" office:value="6.6071739137" calcext:value-type="float">
            <text:p>6.6071739137</text:p>
          </table:table-cell>
          <table:table-cell table:formula="of:=POWER([.C630]-6.75;2)" office:value-type="float" office:value="0.0203992909277749" calcext:value-type="float">
            <text:p>0.0203992909</text:p>
          </table:table-cell>
          <table:table-cell/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6.473816" calcext:value-type="float">
            <text:p>6.473816</text:p>
          </table:table-cell>
          <table:table-cell office:value-type="float" office:value="6.6075143811" calcext:value-type="float">
            <text:p>6.6075143811</text:p>
          </table:table-cell>
          <table:table-cell table:formula="of:=POWER([.C631]-6.75;2)" office:value-type="float" office:value="0.0203021515933161" calcext:value-type="float">
            <text:p>0.0203021516</text:p>
          </table:table-cell>
          <table:table-cell/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6.466322" calcext:value-type="float">
            <text:p>6.466322</text:p>
          </table:table-cell>
          <table:table-cell office:value-type="float" office:value="6.6078767073" calcext:value-type="float">
            <text:p>6.6078767073</text:p>
          </table:table-cell>
          <table:table-cell table:formula="of:=POWER([.C632]-6.75;2)" office:value-type="float" office:value="0.0201990303278899" calcext:value-type="float">
            <text:p>0.0201990303</text:p>
          </table:table-cell>
          <table:table-cell/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6.45883" calcext:value-type="float">
            <text:p>6.45883</text:p>
          </table:table-cell>
          <table:table-cell office:value-type="float" office:value="6.6082613668" calcext:value-type="float">
            <text:p>6.6082613668</text:p>
          </table:table-cell>
          <table:table-cell table:formula="of:=POWER([.C633]-6.75;2)" office:value-type="float" office:value="0.0200898401414042" calcext:value-type="float">
            <text:p>0.0200898401</text:p>
          </table:table-cell>
          <table:table-cell/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6.451455" calcext:value-type="float">
            <text:p>6.451455</text:p>
          </table:table-cell>
          <table:table-cell office:value-type="float" office:value="6.6086685368" calcext:value-type="float">
            <text:p>6.6086685368</text:p>
          </table:table-cell>
          <table:table-cell table:formula="of:=POWER([.C634]-6.75;2)" office:value-type="float" office:value="0.019974582490253" calcext:value-type="float">
            <text:p>0.0199745825</text:p>
          </table:table-cell>
          <table:table-cell/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6.444319" calcext:value-type="float">
            <text:p>6.444319</text:p>
          </table:table-cell>
          <table:table-cell office:value-type="float" office:value="6.609098082" calcext:value-type="float">
            <text:p>6.609098082</text:p>
          </table:table-cell>
          <table:table-cell table:formula="of:=POWER([.C635]-6.75;2)" office:value-type="float" office:value="0.0198533504960787" calcext:value-type="float">
            <text:p>0.0198533505</text:p>
          </table:table-cell>
          <table:table-cell/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6.437548" calcext:value-type="float">
            <text:p>6.437548</text:p>
          </table:table-cell>
          <table:table-cell office:value-type="float" office:value="6.6095495315" calcext:value-type="float">
            <text:p>6.6095495315</text:p>
          </table:table-cell>
          <table:table-cell table:formula="of:=POWER([.C636]-6.75;2)" office:value-type="float" office:value="0.0197263341018695" calcext:value-type="float">
            <text:p>0.0197263341</text:p>
          </table:table-cell>
          <table:table-cell/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6.431269" calcext:value-type="float">
            <text:p>6.431269</text:p>
          </table:table-cell>
          <table:table-cell office:value-type="float" office:value="6.6100220632" calcext:value-type="float">
            <text:p>6.6100220632</text:p>
          </table:table-cell>
          <table:table-cell table:formula="of:=POWER([.C637]-6.75;2)" office:value-type="float" office:value="0.0195938227907849" calcext:value-type="float">
            <text:p>0.0195938228</text:p>
          </table:table-cell>
          <table:table-cell/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6.425614" calcext:value-type="float">
            <text:p>6.425614</text:p>
          </table:table-cell>
          <table:table-cell office:value-type="float" office:value="6.6105144959" calcext:value-type="float">
            <text:p>6.6105144959</text:p>
          </table:table-cell>
          <table:table-cell table:formula="of:=POWER([.C638]-6.75;2)" office:value-type="float" office:value="0.019456205854031" calcext:value-type="float">
            <text:p>0.0194562059</text:p>
          </table:table-cell>
          <table:table-cell/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6.420717" calcext:value-type="float">
            <text:p>6.420717</text:p>
          </table:table-cell>
          <table:table-cell office:value-type="float" office:value="6.6110252707" calcext:value-type="float">
            <text:p>6.6110252707</text:p>
          </table:table-cell>
          <table:table-cell table:formula="of:=POWER([.C639]-6.75;2)" office:value-type="float" office:value="0.0193139753840083" calcext:value-type="float">
            <text:p>0.0193139754</text:p>
          </table:table-cell>
          <table:table-cell/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6.416719" calcext:value-type="float">
            <text:p>6.416719</text:p>
          </table:table-cell>
          <table:table-cell office:value-type="float" office:value="6.6115524404" calcext:value-type="float">
            <text:p>6.6115524404</text:p>
          </table:table-cell>
          <table:table-cell table:formula="of:=POWER([.C640]-6.75;2)" office:value-type="float" office:value="0.0191677267591956" calcext:value-type="float">
            <text:p>0.0191677268</text:p>
          </table:table-cell>
          <table:table-cell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6.413773" calcext:value-type="float">
            <text:p>6.413773</text:p>
          </table:table-cell>
          <table:table-cell office:value-type="float" office:value="6.6120936444" calcext:value-type="float">
            <text:p>6.6120936444</text:p>
          </table:table-cell>
          <table:table-cell table:formula="of:=POWER([.C641]-6.75;2)" office:value-type="float" office:value="0.0190181629148737" calcext:value-type="float">
            <text:p>0.0190181629</text:p>
          </table:table-cell>
          <table:table-cell/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6.412053" calcext:value-type="float">
            <text:p>6.412053</text:p>
          </table:table-cell>
          <table:table-cell office:value-type="float" office:value="6.6126460696" calcext:value-type="float">
            <text:p>6.6126460696</text:p>
          </table:table-cell>
          <table:table-cell table:formula="of:=POWER([.C642]-6.75;2)" office:value-type="float" office:value="0.018866102196328" calcext:value-type="float">
            <text:p>0.0188661022</text:p>
          </table:table-cell>
          <table:table-cell/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6.411772" calcext:value-type="float">
            <text:p>6.411772</text:p>
          </table:table-cell>
          <table:table-cell office:value-type="float" office:value="6.6132063855" calcext:value-type="float">
            <text:p>6.6132063855</text:p>
          </table:table-cell>
          <table:table-cell table:formula="of:=POWER([.C643]-6.75;2)" office:value-type="float" office:value="0.0187124929679747" calcext:value-type="float">
            <text:p>0.018712493</text:p>
          </table:table-cell>
          <table:table-cell/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6.413206" calcext:value-type="float">
            <text:p>6.413206</text:p>
          </table:table-cell>
          <table:table-cell office:value-type="float" office:value="6.6137706275" calcext:value-type="float">
            <text:p>6.6137706275</text:p>
          </table:table-cell>
          <table:table-cell table:formula="of:=POWER([.C644]-6.75;2)" office:value-type="float" office:value="0.0185584419317437" calcext:value-type="float">
            <text:p>0.0185584419</text:p>
          </table:table-cell>
          <table:table-cell/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6.416741" calcext:value-type="float">
            <text:p>6.416741</text:p>
          </table:table-cell>
          <table:table-cell office:value-type="float" office:value="6.6143340112" calcext:value-type="float">
            <text:p>6.6143340112</text:p>
          </table:table-cell>
          <table:table-cell table:formula="of:=POWER([.C645]-6.75;2)" office:value-type="float" office:value="0.0184052605170816" calcext:value-type="float">
            <text:p>0.0184052605</text:p>
          </table:table-cell>
          <table:table-cell/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6.422954" calcext:value-type="float">
            <text:p>6.422954</text:p>
          </table:table-cell>
          <table:table-cell office:value-type="float" office:value="6.6148906113" calcext:value-type="float">
            <text:p>6.6148906113</text:p>
          </table:table-cell>
          <table:table-cell table:formula="of:=POWER([.C646]-6.75;2)" office:value-type="float" office:value="0.0182545469148877" calcext:value-type="float">
            <text:p>0.0182545469</text:p>
          </table:table-cell>
          <table:table-cell/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6.432768" calcext:value-type="float">
            <text:p>6.432768</text:p>
          </table:table-cell>
          <table:table-cell office:value-type="float" office:value="6.6154328051" calcext:value-type="float">
            <text:p>6.6154328051</text:p>
          </table:table-cell>
          <table:table-cell table:formula="of:=POWER([.C647]-6.75;2)" office:value-type="float" office:value="0.0181083299432545" calcext:value-type="float">
            <text:p>0.0181083299</text:p>
          </table:table-cell>
          <table:table-cell/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6.447771" calcext:value-type="float">
            <text:p>6.447771</text:p>
          </table:table-cell>
          <table:table-cell office:value-type="float" office:value="6.6159502691" calcext:value-type="float">
            <text:p>6.6159502691</text:p>
          </table:table-cell>
          <table:table-cell table:formula="of:=POWER([.C648]-6.75;2)" office:value-type="float" office:value="0.0179693303543625" calcext:value-type="float">
            <text:p>0.0179693304</text:p>
          </table:table-cell>
          <table:table-cell/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6.470949" calcext:value-type="float">
            <text:p>6.470949</text:p>
          </table:table-cell>
          <table:table-cell office:value-type="float" office:value="6.6164280511" calcext:value-type="float">
            <text:p>6.6164280511</text:p>
          </table:table-cell>
          <table:table-cell table:formula="of:=POWER([.C649]-6.75;2)" office:value-type="float" office:value="0.0178414655329443" calcext:value-type="float">
            <text:p>0.0178414655</text:p>
          </table:table-cell>
          <table:table-cell/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6.508644" calcext:value-type="float">
            <text:p>6.508644</text:p>
          </table:table-cell>
          <table:table-cell office:value-type="float" office:value="6.6168425214" calcext:value-type="float">
            <text:p>6.6168425214</text:p>
          </table:table-cell>
          <table:table-cell table:formula="of:=POWER([.C650]-6.75;2)" office:value-type="float" office:value="0.0177309141071095" calcext:value-type="float">
            <text:p>0.0177309141</text:p>
          </table:table-cell>
          <table:table-cell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6.577077" calcext:value-type="float">
            <text:p>6.577077</text:p>
          </table:table-cell>
          <table:table-cell office:value-type="float" office:value="6.61715166" calcext:value-type="float">
            <text:p>6.61715166</text:p>
          </table:table-cell>
          <table:table-cell table:formula="of:=POWER([.C651]-6.75;2)" office:value-type="float" office:value="0.0176486814407555" calcext:value-type="float">
            <text:p>0.0176486814</text:p>
          </table:table-cell>
          <table:table-cell/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6.733671" calcext:value-type="float">
            <text:p>6.733671</text:p>
          </table:table-cell>
          <table:table-cell office:value-type="float" office:value="6.6172664871" calcext:value-type="float">
            <text:p>6.6172664871</text:p>
          </table:table-cell>
          <table:table-cell table:formula="of:=POWER([.C652]-6.75;2)" office:value-type="float" office:value="0.0176181854467744" calcext:value-type="float">
            <text:p>0.0176181854</text:p>
          </table:table-cell>
          <table:table-cell/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7.437082" calcext:value-type="float">
            <text:p>7.437082</text:p>
          </table:table-cell>
          <table:table-cell office:value-type="float" office:value="6.6169319914" calcext:value-type="float">
            <text:p>6.6169319914</text:p>
          </table:table-cell>
          <table:table-cell table:formula="of:=POWER([.C653]-6.75;2)" office:value-type="float" office:value="0.0177070949127698" calcext:value-type="float">
            <text:p>0.0177070949</text:p>
          </table:table-cell>
          <table:table-cell/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4.787909" calcext:value-type="float">
            <text:p>4.787909</text:p>
          </table:table-cell>
          <table:table-cell office:value-type="float" office:value="6.6145684467" calcext:value-type="float">
            <text:p>6.6145684467</text:p>
          </table:table-cell>
          <table:table-cell table:formula="of:=POWER([.C654]-6.75;2)" office:value-type="float" office:value="0.0183417056292508" calcext:value-type="float">
            <text:p>0.0183417056</text:p>
          </table:table-cell>
          <table:table-cell/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5.883402" calcext:value-type="float">
            <text:p>5.883402</text:p>
          </table:table-cell>
          <table:table-cell office:value-type="float" office:value="6.6198478092" calcext:value-type="float">
            <text:p>6.6198478092</text:p>
          </table:table-cell>
          <table:table-cell table:formula="of:=POWER([.C655]-6.75;2)" office:value-type="float" office:value="0.0169395927700395" calcext:value-type="float">
            <text:p>0.0169395928</text:p>
          </table:table-cell>
          <table:table-cell/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6.07157" calcext:value-type="float">
            <text:p>6.07157</text:p>
          </table:table-cell>
          <table:table-cell office:value-type="float" office:value="6.6219824348" calcext:value-type="float">
            <text:p>6.6219824348</text:p>
          </table:table-cell>
          <table:table-cell table:formula="of:=POWER([.C656]-6.75;2)" office:value-type="float" office:value="0.0163884969997364" calcext:value-type="float">
            <text:p>0.016388497</text:p>
          </table:table-cell>
          <table:table-cell/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6.151501" calcext:value-type="float">
            <text:p>6.151501</text:p>
          </table:table-cell>
          <table:table-cell office:value-type="float" office:value="6.6235824709" calcext:value-type="float">
            <text:p>6.6235824709</text:p>
          </table:table-cell>
          <table:table-cell table:formula="of:=POWER([.C657]-6.75;2)" office:value-type="float" office:value="0.0159813916637494" calcext:value-type="float">
            <text:p>0.0159813917</text:p>
          </table:table-cell>
          <table:table-cell/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6.197206" calcext:value-type="float">
            <text:p>6.197206</text:p>
          </table:table-cell>
          <table:table-cell office:value-type="float" office:value="6.6249588017" calcext:value-type="float">
            <text:p>6.6249588017</text:p>
          </table:table-cell>
          <table:table-cell table:formula="of:=POWER([.C658]-6.75;2)" office:value-type="float" office:value="0.0156353012722999" calcext:value-type="float">
            <text:p>0.0156353013</text:p>
          </table:table-cell>
          <table:table-cell/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6.228058" calcext:value-type="float">
            <text:p>6.228058</text:p>
          </table:table-cell>
          <table:table-cell office:value-type="float" office:value="6.6262095409" calcext:value-type="float">
            <text:p>6.6262095409</text:p>
          </table:table-cell>
          <table:table-cell table:formula="of:=POWER([.C659]-6.75;2)" office:value-type="float" office:value="0.0153240777641888" calcext:value-type="float">
            <text:p>0.0153240778</text:p>
          </table:table-cell>
          <table:table-cell/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6.251383" calcext:value-type="float">
            <text:p>6.251383</text:p>
          </table:table-cell>
          <table:table-cell office:value-type="float" office:value="6.6273771408" calcext:value-type="float">
            <text:p>6.6273771408</text:p>
          </table:table-cell>
          <table:table-cell table:formula="of:=POWER([.C660]-6.75;2)" office:value-type="float" office:value="0.015036365598383" calcext:value-type="float">
            <text:p>0.0150363656</text:p>
          </table:table-cell>
          <table:table-cell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6.270575" calcext:value-type="float">
            <text:p>6.270575</text:p>
          </table:table-cell>
          <table:table-cell office:value-type="float" office:value="6.6284830059" calcext:value-type="float">
            <text:p>6.6284830059</text:p>
          </table:table-cell>
          <table:table-cell table:formula="of:=POWER([.C661]-6.75;2)" office:value-type="float" office:value="0.0147663798550995" calcext:value-type="float">
            <text:p>0.0147663799</text:p>
          </table:table-cell>
          <table:table-cell/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6.28743" calcext:value-type="float">
            <text:p>6.28743</text:p>
          </table:table-cell>
          <table:table-cell office:value-type="float" office:value="6.6295387817" calcext:value-type="float">
            <text:p>6.6295387817</text:p>
          </table:table-cell>
          <table:table-cell table:formula="of:=POWER([.C662]-6.75;2)" office:value-type="float" office:value="0.0145109051143203" calcext:value-type="float">
            <text:p>0.0145109051</text:p>
          </table:table-cell>
          <table:table-cell/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6.302982" calcext:value-type="float">
            <text:p>6.302982</text:p>
          </table:table-cell>
          <table:table-cell office:value-type="float" office:value="6.6305509379" calcext:value-type="float">
            <text:p>6.6305509379</text:p>
          </table:table-cell>
          <table:table-cell table:formula="of:=POWER([.C663]-6.75;2)" office:value-type="float" office:value="0.0142680784365697" calcext:value-type="float">
            <text:p>0.0142680784</text:p>
          </table:table-cell>
          <table:table-cell/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6.317862" calcext:value-type="float">
            <text:p>6.317862</text:p>
          </table:table-cell>
          <table:table-cell office:value-type="float" office:value="6.6315229525" calcext:value-type="float">
            <text:p>6.6315229525</text:p>
          </table:table-cell>
          <table:table-cell table:formula="of:=POWER([.C664]-6.75;2)" office:value-type="float" office:value="0.0140368107843172" calcext:value-type="float">
            <text:p>0.0140368108</text:p>
          </table:table-cell>
          <table:table-cell/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6.332461" calcext:value-type="float">
            <text:p>6.332461</text:p>
          </table:table-cell>
          <table:table-cell office:value-type="float" office:value="6.6324564673" calcext:value-type="float">
            <text:p>6.6324564673</text:p>
          </table:table-cell>
          <table:table-cell table:formula="of:=POWER([.C665]-6.75;2)" office:value-type="float" office:value="0.013816482079596" calcext:value-type="float">
            <text:p>0.0138164821</text:p>
          </table:table-cell>
          <table:table-cell/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6.347018" calcext:value-type="float">
            <text:p>6.347018</text:p>
          </table:table-cell>
          <table:table-cell office:value-type="float" office:value="6.6333519761" calcext:value-type="float">
            <text:p>6.6333519761</text:p>
          </table:table-cell>
          <table:table-cell table:formula="of:=POWER([.C666]-6.75;2)" office:value-type="float" office:value="0.0136067614797749" calcext:value-type="float">
            <text:p>0.0136067615</text:p>
          </table:table-cell>
          <table:table-cell/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6.361663" calcext:value-type="float">
            <text:p>6.361663</text:p>
          </table:table-cell>
          <table:table-cell office:value-type="float" office:value="6.6342092635" calcext:value-type="float">
            <text:p>6.6342092635</text:p>
          </table:table-cell>
          <table:table-cell table:formula="of:=POWER([.C667]-6.75;2)" office:value-type="float" office:value="0.0134074946592125" calcext:value-type="float">
            <text:p>0.0134074947</text:p>
          </table:table-cell>
          <table:table-cell/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6.376448" calcext:value-type="float">
            <text:p>6.376448</text:p>
          </table:table-cell>
          <table:table-cell office:value-type="float" office:value="6.6350277207" calcext:value-type="float">
            <text:p>6.6350277207</text:p>
          </table:table-cell>
          <table:table-cell table:formula="of:=POWER([.C668]-6.75;2)" office:value-type="float" office:value="0.0132186250074372" calcext:value-type="float">
            <text:p>0.013218625</text:p>
          </table:table-cell>
          <table:table-cell/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6.391357" calcext:value-type="float">
            <text:p>6.391357</text:p>
          </table:table-cell>
          <table:table-cell office:value-type="float" office:value="6.6358065753" calcext:value-type="float">
            <text:p>6.6358065753</text:p>
          </table:table-cell>
          <table:table-cell table:formula="of:=POWER([.C669]-6.75;2)" office:value-type="float" office:value="0.0130401382447145" calcext:value-type="float">
            <text:p>0.0130401382</text:p>
          </table:table-cell>
          <table:table-cell/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6.406329" calcext:value-type="float">
            <text:p>6.406329</text:p>
          </table:table-cell>
          <table:table-cell office:value-type="float" office:value="6.6365450937" calcext:value-type="float">
            <text:p>6.6365450937</text:p>
          </table:table-cell>
          <table:table-cell table:formula="of:=POWER([.C670]-6.75;2)" office:value-type="float" office:value="0.0128720157635419" calcext:value-type="float">
            <text:p>0.0128720158</text:p>
          </table:table-cell>
          <table:table-cell/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6.421255" calcext:value-type="float">
            <text:p>6.421255</text:p>
          </table:table-cell>
          <table:table-cell office:value-type="float" office:value="6.6372427182" calcext:value-type="float">
            <text:p>6.6372427182</text:p>
          </table:table-cell>
          <table:table-cell table:formula="of:=POWER([.C671]-6.75;2)" office:value-type="float" office:value="0.0127142045989247" calcext:value-type="float">
            <text:p>0.0127142046</text:p>
          </table:table-cell>
          <table:table-cell/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6.435998" calcext:value-type="float">
            <text:p>6.435998</text:p>
          </table:table-cell>
          <table:table-cell office:value-type="float" office:value="6.6378992158" calcext:value-type="float">
            <text:p>6.6378992158</text:p>
          </table:table-cell>
          <table:table-cell table:formula="of:=POWER([.C672]-6.75;2)" office:value-type="float" office:value="0.012566585818255" calcext:value-type="float">
            <text:p>0.0125665858</text:p>
          </table:table-cell>
          <table:table-cell/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6.450395" calcext:value-type="float">
            <text:p>6.450395</text:p>
          </table:table-cell>
          <table:table-cell office:value-type="float" office:value="6.6385147683" calcext:value-type="float">
            <text:p>6.6385147683</text:p>
          </table:table-cell>
          <table:table-cell table:formula="of:=POWER([.C673]-6.75;2)" office:value-type="float" office:value="0.0124289568872026" calcext:value-type="float">
            <text:p>0.0124289569</text:p>
          </table:table-cell>
          <table:table-cell/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6.464268" calcext:value-type="float">
            <text:p>6.464268</text:p>
          </table:table-cell>
          <table:table-cell office:value-type="float" office:value="6.6390900581" calcext:value-type="float">
            <text:p>6.6390900581</text:p>
          </table:table-cell>
          <table:table-cell table:formula="of:=POWER([.C674]-6.75;2)" office:value-type="float" office:value="0.0123010152122614" calcext:value-type="float">
            <text:p>0.0123010152</text:p>
          </table:table-cell>
          <table:table-cell/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6.477432" calcext:value-type="float">
            <text:p>6.477432</text:p>
          </table:table-cell>
          <table:table-cell office:value-type="float" office:value="6.6396263221" calcext:value-type="float">
            <text:p>6.6396263221</text:p>
          </table:table-cell>
          <table:table-cell table:formula="of:=POWER([.C675]-6.75;2)" office:value-type="float" office:value="0.012182348773173" calcext:value-type="float">
            <text:p>0.0121823488</text:p>
          </table:table-cell>
          <table:table-cell/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6.489706" calcext:value-type="float">
            <text:p>6.489706</text:p>
          </table:table-cell>
          <table:table-cell office:value-type="float" office:value="6.6401253815" calcext:value-type="float">
            <text:p>6.6401253815</text:p>
          </table:table-cell>
          <table:table-cell table:formula="of:=POWER([.C676]-6.75;2)" office:value-type="float" office:value="0.0120724317905206" calcext:value-type="float">
            <text:p>0.0120724318</text:p>
          </table:table-cell>
          <table:table-cell/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6.500919" calcext:value-type="float">
            <text:p>6.500919</text:p>
          </table:table-cell>
          <table:table-cell office:value-type="float" office:value="6.6405896389" calcext:value-type="float">
            <text:p>6.6405896389</text:p>
          </table:table-cell>
          <table:table-cell table:formula="of:=POWER([.C677]-6.75;2)" office:value-type="float" office:value="0.0119706271160324" calcext:value-type="float">
            <text:p>0.0119706271</text:p>
          </table:table-cell>
          <table:table-cell/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6.510919" calcext:value-type="float">
            <text:p>6.510919</text:p>
          </table:table-cell>
          <table:table-cell office:value-type="float" office:value="6.6410220557" calcext:value-type="float">
            <text:p>6.6410220557</text:p>
          </table:table-cell>
          <table:table-cell table:formula="of:=POWER([.C678]-6.75;2)" office:value-type="float" office:value="0.011876192343854" calcext:value-type="float">
            <text:p>0.0118761923</text:p>
          </table:table-cell>
          <table:table-cell/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6.519585" calcext:value-type="float">
            <text:p>6.519585</text:p>
          </table:table-cell>
          <table:table-cell office:value-type="float" office:value="6.6414261025" calcext:value-type="float">
            <text:p>6.6414261025</text:p>
          </table:table-cell>
          <table:table-cell table:formula="of:=POWER([.C679]-6.75;2)" office:value-type="float" office:value="0.0117882912183406" calcext:value-type="float">
            <text:p>0.0117882912</text:p>
          </table:table-cell>
          <table:table-cell/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6.526826" calcext:value-type="float">
            <text:p>6.526826</text:p>
          </table:table-cell>
          <table:table-cell office:value-type="float" office:value="6.6418056698" calcext:value-type="float">
            <text:p>6.6418056698</text:p>
          </table:table-cell>
          <table:table-cell table:formula="of:=POWER([.C680]-6.75;2)" office:value-type="float" office:value="0.0117060130874266" calcext:value-type="float">
            <text:p>0.0117060131</text:p>
          </table:table-cell>
          <table:table-cell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6.532595" calcext:value-type="float">
            <text:p>6.532595</text:p>
          </table:table-cell>
          <table:table-cell office:value-type="float" office:value="6.6421649813" calcext:value-type="float">
            <text:p>6.6421649813</text:p>
          </table:table-cell>
          <table:table-cell table:formula="of:=POWER([.C681]-6.75;2)" office:value-type="float" office:value="0.0116283912580294" calcext:value-type="float">
            <text:p>0.0116283913</text:p>
          </table:table-cell>
          <table:table-cell/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6.536884" calcext:value-type="float">
            <text:p>6.536884</text:p>
          </table:table-cell>
          <table:table-cell office:value-type="float" office:value="6.6425084608" calcext:value-type="float">
            <text:p>6.6425084608</text:p>
          </table:table-cell>
          <table:table-cell table:formula="of:=POWER([.C682]-6.75;2)" office:value-type="float" office:value="0.0115544309995851" calcext:value-type="float">
            <text:p>0.011554431</text:p>
          </table:table-cell>
          <table:table-cell/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6.539734" calcext:value-type="float">
            <text:p>6.539734</text:p>
          </table:table-cell>
          <table:table-cell office:value-type="float" office:value="6.6428406132" calcext:value-type="float">
            <text:p>6.6428406132</text:p>
          </table:table-cell>
          <table:table-cell table:formula="of:=POWER([.C683]-6.75;2)" office:value-type="float" office:value="0.0114831341793521" calcext:value-type="float">
            <text:p>0.0114831342</text:p>
          </table:table-cell>
          <table:table-cell/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6.54123" calcext:value-type="float">
            <text:p>6.54123</text:p>
          </table:table-cell>
          <table:table-cell office:value-type="float" office:value="6.6431658707" calcext:value-type="float">
            <text:p>6.6431658707</text:p>
          </table:table-cell>
          <table:table-cell table:formula="of:=POWER([.C684]-6.75;2)" office:value-type="float" office:value="0.0114135311832891" calcext:value-type="float">
            <text:p>0.0114135312</text:p>
          </table:table-cell>
          <table:table-cell/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6.541497" calcext:value-type="float">
            <text:p>6.541497</text:p>
          </table:table-cell>
          <table:table-cell office:value-type="float" office:value="6.6434884525" calcext:value-type="float">
            <text:p>6.6434884525</text:p>
          </table:table-cell>
          <table:table-cell table:formula="of:=POWER([.C685]-6.75;2)" office:value-type="float" office:value="0.0113447097508448" calcext:value-type="float">
            <text:p>0.0113447098</text:p>
          </table:table-cell>
          <table:table-cell/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6.540703" calcext:value-type="float">
            <text:p>6.540703</text:p>
          </table:table-cell>
          <table:table-cell office:value-type="float" office:value="6.6438122349" calcext:value-type="float">
            <text:p>6.6438122349</text:p>
          </table:table-cell>
          <table:table-cell table:formula="of:=POWER([.C686]-6.75;2)" office:value-type="float" office:value="0.0112758414569327" calcext:value-type="float">
            <text:p>0.0112758415</text:p>
          </table:table-cell>
          <table:table-cell/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6.539044" calcext:value-type="float">
            <text:p>6.539044</text:p>
          </table:table-cell>
          <table:table-cell office:value-type="float" office:value="6.6441406083" calcext:value-type="float">
            <text:p>6.6441406083</text:p>
          </table:table-cell>
          <table:table-cell table:formula="of:=POWER([.C687]-6.75;2)" office:value-type="float" office:value="0.0112062108110941" calcext:value-type="float">
            <text:p>0.0112062108</text:p>
          </table:table-cell>
          <table:table-cell/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6.536745" calcext:value-type="float">
            <text:p>6.536745</text:p>
          </table:table-cell>
          <table:table-cell office:value-type="float" office:value="6.6444763802" calcext:value-type="float">
            <text:p>6.6444763802</text:p>
          </table:table-cell>
          <table:table-cell table:formula="of:=POWER([.C688]-6.75;2)" office:value-type="float" office:value="0.0111352343356949" calcext:value-type="float">
            <text:p>0.0111352343</text:p>
          </table:table-cell>
          <table:table-cell/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6.534045" calcext:value-type="float">
            <text:p>6.534045</text:p>
          </table:table-cell>
          <table:table-cell office:value-type="float" office:value="6.6448216731" calcext:value-type="float">
            <text:p>6.6448216731</text:p>
          </table:table-cell>
          <table:table-cell table:formula="of:=POWER([.C689]-6.75;2)" office:value-type="float" office:value="0.0110624804494833" calcext:value-type="float">
            <text:p>0.0110624804</text:p>
          </table:table-cell>
          <table:table-cell/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6.53119" calcext:value-type="float">
            <text:p>6.53119</text:p>
          </table:table-cell>
          <table:table-cell office:value-type="float" office:value="6.6451778682" calcext:value-type="float">
            <text:p>6.6451778682</text:p>
          </table:table-cell>
          <table:table-cell table:formula="of:=POWER([.C690]-6.75;2)" office:value-type="float" office:value="0.0109876793150965" calcext:value-type="float">
            <text:p>0.0109876793</text:p>
          </table:table-cell>
          <table:table-cell/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6.528421" calcext:value-type="float">
            <text:p>6.528421</text:p>
          </table:table-cell>
          <table:table-cell office:value-type="float" office:value="6.645545571" calcext:value-type="float">
            <text:p>6.645545571</text:p>
          </table:table-cell>
          <table:table-cell table:formula="of:=POWER([.C691]-6.75;2)" office:value-type="float" office:value="0.0109107277377161" calcext:value-type="float">
            <text:p>0.0109107277</text:p>
          </table:table-cell>
          <table:table-cell/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6.525968" calcext:value-type="float">
            <text:p>6.525968</text:p>
          </table:table-cell>
          <table:table-cell office:value-type="float" office:value="6.6459246149" calcext:value-type="float">
            <text:p>6.6459246149</text:p>
          </table:table-cell>
          <table:table-cell table:formula="of:=POWER([.C692]-6.75;2)" office:value-type="float" office:value="0.0108316857837133" calcext:value-type="float">
            <text:p>0.0108316858</text:p>
          </table:table-cell>
          <table:table-cell/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6.524039" calcext:value-type="float">
            <text:p>6.524039</text:p>
          </table:table-cell>
          <table:table-cell office:value-type="float" office:value="6.6463140844" calcext:value-type="float">
            <text:p>6.6463140844</text:p>
          </table:table-cell>
          <table:table-cell table:formula="of:=POWER([.C693]-6.75;2)" office:value-type="float" office:value="0.0107507690938103" calcext:value-type="float">
            <text:p>0.0107507691</text:p>
          </table:table-cell>
          <table:table-cell/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6.522809" calcext:value-type="float">
            <text:p>6.522809</text:p>
          </table:table-cell>
          <table:table-cell office:value-type="float" office:value="6.6467123746" calcext:value-type="float">
            <text:p>6.6467123746</text:p>
          </table:table-cell>
          <table:table-cell table:formula="of:=POWER([.C694]-6.75;2)" office:value-type="float" office:value="0.0106683335607708" calcext:value-type="float">
            <text:p>0.0106683336</text:p>
          </table:table-cell>
          <table:table-cell/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6.522421" calcext:value-type="float">
            <text:p>6.522421</text:p>
          </table:table-cell>
          <table:table-cell office:value-type="float" office:value="6.6471172876" calcext:value-type="float">
            <text:p>6.6471172876</text:p>
          </table:table-cell>
          <table:table-cell table:formula="of:=POWER([.C695]-6.75;2)" office:value-type="float" office:value="0.010584852510781" calcext:value-type="float">
            <text:p>0.0105848525</text:p>
          </table:table-cell>
          <table:table-cell/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6.522974" calcext:value-type="float">
            <text:p>6.522974</text:p>
          </table:table-cell>
          <table:table-cell office:value-type="float" office:value="6.6475261279" calcext:value-type="float">
            <text:p>6.6475261279</text:p>
          </table:table-cell>
          <table:table-cell table:formula="of:=POWER([.C696]-6.75;2)" office:value-type="float" office:value="0.0105008944631672" calcext:value-type="float">
            <text:p>0.0105008945</text:p>
          </table:table-cell>
          <table:table-cell/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6.524528" calcext:value-type="float">
            <text:p>6.524528</text:p>
          </table:table-cell>
          <table:table-cell office:value-type="float" office:value="6.6479358388" calcext:value-type="float">
            <text:p>6.6479358388</text:p>
          </table:table-cell>
          <table:table-cell table:formula="of:=POWER([.C697]-6.75;2)" office:value-type="float" office:value="0.0104170930014595" calcext:value-type="float">
            <text:p>0.010417093</text:p>
          </table:table-cell>
          <table:table-cell/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6.527099" calcext:value-type="float">
            <text:p>6.527099</text:p>
          </table:table-cell>
          <table:table-cell office:value-type="float" office:value="6.6483431254" calcext:value-type="float">
            <text:p>6.6483431254</text:p>
          </table:table-cell>
          <table:table-cell table:formula="of:=POWER([.C698]-6.75;2)" office:value-type="float" office:value="0.0103341201534401" calcext:value-type="float">
            <text:p>0.0103341202</text:p>
          </table:table-cell>
          <table:table-cell/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6.530662" calcext:value-type="float">
            <text:p>6.530662</text:p>
          </table:table-cell>
          <table:table-cell office:value-type="float" office:value="6.648744596" calcext:value-type="float">
            <text:p>6.648744596</text:p>
          </table:table-cell>
          <table:table-cell table:formula="of:=POWER([.C699]-6.75;2)" office:value-type="float" office:value="0.0102526568392032" calcext:value-type="float">
            <text:p>0.0102526568</text:p>
          </table:table-cell>
          <table:table-cell/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6.535159" calcext:value-type="float">
            <text:p>6.535159</text:p>
          </table:table-cell>
          <table:table-cell office:value-type="float" office:value="6.649136897" calcext:value-type="float">
            <text:p>6.649136897</text:p>
          </table:table-cell>
          <table:table-cell table:formula="of:=POWER([.C700]-6.75;2)" office:value-type="float" office:value="0.0101733655467886" calcext:value-type="float">
            <text:p>0.0101733655</text:p>
          </table:table-cell>
          <table:table-cell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6.540497" calcext:value-type="float">
            <text:p>6.540497</text:p>
          </table:table-cell>
          <table:table-cell office:value-type="float" office:value="6.6495168233" calcext:value-type="float">
            <text:p>6.6495168233</text:p>
          </table:table-cell>
          <table:table-cell table:formula="of:=POWER([.C701]-6.75;2)" office:value-type="float" office:value="0.0100968687997234" calcext:value-type="float">
            <text:p>0.0100968688</text:p>
          </table:table-cell>
          <table:table-cell/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6.546563" calcext:value-type="float">
            <text:p>6.546563</text:p>
          </table:table-cell>
          <table:table-cell office:value-type="float" office:value="6.6498814381" calcext:value-type="float">
            <text:p>6.6498814381</text:p>
          </table:table-cell>
          <table:table-cell table:formula="of:=POWER([.C702]-6.75;2)" office:value-type="float" office:value="0.0100237264369242" calcext:value-type="float">
            <text:p>0.0100237264</text:p>
          </table:table-cell>
          <table:table-cell/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6.553225" calcext:value-type="float">
            <text:p>6.553225</text:p>
          </table:table-cell>
          <table:table-cell office:value-type="float" office:value="6.6502281443" calcext:value-type="float">
            <text:p>6.6502281443</text:p>
          </table:table-cell>
          <table:table-cell table:formula="of:=POWER([.C703]-6.75;2)" office:value-type="float" office:value="0.00995442318982167" calcext:value-type="float">
            <text:p>0.0099544232</text:p>
          </table:table-cell>
          <table:table-cell/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6.560342" calcext:value-type="float">
            <text:p>6.560342</text:p>
          </table:table-cell>
          <table:table-cell office:value-type="float" office:value="6.6505547542" calcext:value-type="float">
            <text:p>6.6505547542</text:p>
          </table:table-cell>
          <table:table-cell table:formula="of:=POWER([.C704]-6.75;2)" office:value-type="float" office:value="0.00988935691222244" calcext:value-type="float">
            <text:p>0.0098893569</text:p>
          </table:table-cell>
          <table:table-cell/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6.567772" calcext:value-type="float">
            <text:p>6.567772</text:p>
          </table:table-cell>
          <table:table-cell office:value-type="float" office:value="6.650859527" calcext:value-type="float">
            <text:p>6.650859527</text:p>
          </table:table-cell>
          <table:table-cell table:formula="of:=POWER([.C705]-6.75;2)" office:value-type="float" office:value="0.00982883338666379" calcext:value-type="float">
            <text:p>0.0098288334</text:p>
          </table:table-cell>
          <table:table-cell/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6.575377" calcext:value-type="float">
            <text:p>6.575377</text:p>
          </table:table-cell>
          <table:table-cell office:value-type="float" office:value="6.6511411797" calcext:value-type="float">
            <text:p>6.6511411797</text:p>
          </table:table-cell>
          <table:table-cell table:formula="of:=POWER([.C706]-6.75;2)" office:value-type="float" office:value="0.00977306635110774" calcext:value-type="float">
            <text:p>0.0097730664</text:p>
          </table:table-cell>
          <table:table-cell/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6.583029" calcext:value-type="float">
            <text:p>6.583029</text:p>
          </table:table-cell>
          <table:table-cell office:value-type="float" office:value="6.651398881" calcext:value-type="float">
            <text:p>6.651398881</text:p>
          </table:table-cell>
          <table:table-cell table:formula="of:=POWER([.C707]-6.75;2)" office:value-type="float" office:value="0.00972218066805208" calcext:value-type="float">
            <text:p>0.0097221807</text:p>
          </table:table-cell>
          <table:table-cell/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6.590617" calcext:value-type="float">
            <text:p>6.590617</text:p>
          </table:table-cell>
          <table:table-cell office:value-type="float" office:value="6.6516322253" calcext:value-type="float">
            <text:p>6.6516322253</text:p>
          </table:table-cell>
          <table:table-cell table:formula="of:=POWER([.C708]-6.75;2)" office:value-type="float" office:value="0.00967621909942992" calcext:value-type="float">
            <text:p>0.0096762191</text:p>
          </table:table-cell>
          <table:table-cell/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6.598047" calcext:value-type="float">
            <text:p>6.598047</text:p>
          </table:table-cell>
          <table:table-cell office:value-type="float" office:value="6.6518411815" calcext:value-type="float">
            <text:p>6.6518411815</text:p>
          </table:table-cell>
          <table:table-cell table:formula="of:=POWER([.C709]-6.75;2)" office:value-type="float" office:value="0.00963515364931594" calcext:value-type="float">
            <text:p>0.0096351536</text:p>
          </table:table-cell>
          <table:table-cell/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6.605247" calcext:value-type="float">
            <text:p>6.605247</text:p>
          </table:table-cell>
          <table:table-cell office:value-type="float" office:value="6.6520260412" calcext:value-type="float">
            <text:p>6.6520260412</text:p>
          </table:table-cell>
          <table:table-cell table:formula="of:=POWER([.C710]-6.75;2)" office:value-type="float" office:value="0.00959889660294408" calcext:value-type="float">
            <text:p>0.0095988966</text:p>
          </table:table-cell>
          <table:table-cell/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6.612166" calcext:value-type="float">
            <text:p>6.612166</text:p>
          </table:table-cell>
          <table:table-cell office:value-type="float" office:value="6.6521873483" calcext:value-type="float">
            <text:p>6.6521873483</text:p>
          </table:table-cell>
          <table:table-cell table:formula="of:=POWER([.C711]-6.75;2)" office:value-type="float" office:value="0.00956731483258551" calcext:value-type="float">
            <text:p>0.0095673148</text:p>
          </table:table-cell>
          <table:table-cell/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6.618775" calcext:value-type="float">
            <text:p>6.618775</text:p>
          </table:table-cell>
          <table:table-cell office:value-type="float" office:value="6.6523258304" calcext:value-type="float">
            <text:p>6.6523258304</text:p>
          </table:table-cell>
          <table:table-cell table:formula="of:=POWER([.C712]-6.75;2)" office:value-type="float" office:value="0.00954024340704962" calcext:value-type="float">
            <text:p>0.0095402434</text:p>
          </table:table-cell>
          <table:table-cell/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6.625066" calcext:value-type="float">
            <text:p>6.625066</text:p>
          </table:table-cell>
          <table:table-cell office:value-type="float" office:value="6.6524423264" calcext:value-type="float">
            <text:p>6.6524423264</text:p>
          </table:table-cell>
          <table:table-cell table:formula="of:=POWER([.C713]-6.75;2)" office:value-type="float" office:value="0.00951749967824412" calcext:value-type="float">
            <text:p>0.0095174997</text:p>
          </table:table-cell>
          <table:table-cell/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6.631047" calcext:value-type="float">
            <text:p>6.631047</text:p>
          </table:table-cell>
          <table:table-cell office:value-type="float" office:value="6.6525377143" calcext:value-type="float">
            <text:p>6.6525377143</text:p>
          </table:table-cell>
          <table:table-cell table:formula="of:=POWER([.C714]-6.75;2)" office:value-type="float" office:value="0.00949889713386839" calcext:value-type="float">
            <text:p>0.0094988971</text:p>
          </table:table-cell>
          <table:table-cell/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6.636743" calcext:value-type="float">
            <text:p>6.636743</text:p>
          </table:table-cell>
          <table:table-cell office:value-type="float" office:value="6.6526128566" calcext:value-type="float">
            <text:p>6.6526128566</text:p>
          </table:table-cell>
          <table:table-cell table:formula="of:=POWER([.C715]-6.75;2)" office:value-type="float" office:value="0.00948425569961212" calcext:value-type="float">
            <text:p>0.0094842557</text:p>
          </table:table-cell>
          <table:table-cell/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6.64219" calcext:value-type="float">
            <text:p>6.64219</text:p>
          </table:table-cell>
          <table:table-cell office:value-type="float" office:value="6.6526685404" calcext:value-type="float">
            <text:p>6.6526685404</text:p>
          </table:table-cell>
          <table:table-cell table:formula="of:=POWER([.C716]-6.75;2)" office:value-type="float" office:value="0.0094734130278665" calcext:value-type="float">
            <text:p>0.009473413</text:p>
          </table:table-cell>
          <table:table-cell/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6.647434" calcext:value-type="float">
            <text:p>6.647434</text:p>
          </table:table-cell>
          <table:table-cell office:value-type="float" office:value="6.6527054366" calcext:value-type="float">
            <text:p>6.6527054366</text:p>
          </table:table-cell>
          <table:table-cell table:formula="of:=POWER([.C717]-6.75;2)" office:value-type="float" office:value="0.00946623206719666" calcext:value-type="float">
            <text:p>0.0094662321</text:p>
          </table:table-cell>
          <table:table-cell/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6.652527" calcext:value-type="float">
            <text:p>6.652527</text:p>
          </table:table-cell>
          <table:table-cell office:value-type="float" office:value="6.6527240636" calcext:value-type="float">
            <text:p>6.6527240636</text:p>
          </table:table-cell>
          <table:table-cell table:formula="of:=POWER([.C718]-6.75;2)" office:value-type="float" office:value="0.00946260780249684" calcext:value-type="float">
            <text:p>0.0094626078</text:p>
          </table:table-cell>
          <table:table-cell/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6.657522" calcext:value-type="float">
            <text:p>6.657522</text:p>
          </table:table-cell>
          <table:table-cell office:value-type="float" office:value="6.6527247624" calcext:value-type="float">
            <text:p>6.6527247624</text:p>
          </table:table-cell>
          <table:table-cell table:formula="of:=POWER([.C719]-6.75;2)" office:value-type="float" office:value="0.00946247185013643" calcext:value-type="float">
            <text:p>0.0094624719</text:p>
          </table:table-cell>
          <table:table-cell/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6.662473" calcext:value-type="float">
            <text:p>6.662473</text:p>
          </table:table-cell>
          <table:table-cell office:value-type="float" office:value="6.6527076904" calcext:value-type="float">
            <text:p>6.6527076904</text:p>
          </table:table-cell>
          <table:table-cell table:formula="of:=POWER([.C720]-6.75;2)" office:value-type="float" office:value="0.0094657935073023" calcext:value-type="float">
            <text:p>0.0094657935</text:p>
          </table:table-cell>
          <table:table-cell/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6.667431" calcext:value-type="float">
            <text:p>6.667431</text:p>
          </table:table-cell>
          <table:table-cell office:value-type="float" office:value="6.6526728143" calcext:value-type="float">
            <text:p>6.6526728143</text:p>
          </table:table-cell>
          <table:table-cell table:formula="of:=POWER([.C721]-6.75;2)" office:value-type="float" office:value="0.00947258107628232" calcext:value-type="float">
            <text:p>0.0094725811</text:p>
          </table:table-cell>
          <table:table-cell/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6.672442" calcext:value-type="float">
            <text:p>6.672442</text:p>
          </table:table-cell>
          <table:table-cell office:value-type="float" office:value="6.6526199176" calcext:value-type="float">
            <text:p>6.6526199176</text:p>
          </table:table-cell>
          <table:table-cell table:formula="of:=POWER([.C722]-6.75;2)" office:value-type="float" office:value="0.00948288044823078" calcext:value-type="float">
            <text:p>0.0094828804</text:p>
          </table:table-cell>
          <table:table-cell/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6.677545" calcext:value-type="float">
            <text:p>6.677545</text:p>
          </table:table-cell>
          <table:table-cell office:value-type="float" office:value="6.6525486151" calcext:value-type="float">
            <text:p>6.6525486151</text:p>
          </table:table-cell>
          <table:table-cell table:formula="of:=POWER([.C723]-6.75;2)" office:value-type="float" office:value="0.009496772418928" calcext:value-type="float">
            <text:p>0.0094967724</text:p>
          </table:table-cell>
          <table:table-cell/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6.682772" calcext:value-type="float">
            <text:p>6.682772</text:p>
          </table:table-cell>
          <table:table-cell office:value-type="float" office:value="6.6524583755" calcext:value-type="float">
            <text:p>6.6524583755</text:p>
          </table:table-cell>
          <table:table-cell table:formula="of:=POWER([.C724]-6.75;2)" office:value-type="float" office:value="0.00951436851009896" calcext:value-type="float">
            <text:p>0.0095143685</text:p>
          </table:table-cell>
          <table:table-cell/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6.688148" calcext:value-type="float">
            <text:p>6.688148</text:p>
          </table:table-cell>
          <table:table-cell office:value-type="float" office:value="6.6523485435" calcext:value-type="float">
            <text:p>6.6523485435</text:p>
          </table:table-cell>
          <table:table-cell table:formula="of:=POWER([.C725]-6.75;2)" office:value-type="float" office:value="0.0095358069565713" calcext:value-type="float">
            <text:p>0.009535807</text:p>
          </table:table-cell>
          <table:table-cell/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6.693688" calcext:value-type="float">
            <text:p>6.693688</text:p>
          </table:table-cell>
          <table:table-cell office:value-type="float" office:value="6.6522183636" calcext:value-type="float">
            <text:p>6.6522183636</text:p>
          </table:table-cell>
          <table:table-cell table:formula="of:=POWER([.C726]-6.75;2)" office:value-type="float" office:value="0.00956124841706175" calcext:value-type="float">
            <text:p>0.0095612484</text:p>
          </table:table-cell>
          <table:table-cell/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6.699398" calcext:value-type="float">
            <text:p>6.699398</text:p>
          </table:table-cell>
          <table:table-cell office:value-type="float" office:value="6.6520670146" calcext:value-type="float">
            <text:p>6.6520670146</text:p>
          </table:table-cell>
          <table:table-cell table:formula="of:=POWER([.C727]-6.75;2)" office:value-type="float" office:value="0.0095908696293566" calcext:value-type="float">
            <text:p>0.0095908696</text:p>
          </table:table-cell>
          <table:table-cell/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6.705275" calcext:value-type="float">
            <text:p>6.705275</text:p>
          </table:table-cell>
          <table:table-cell office:value-type="float" office:value="6.651893641" calcext:value-type="float">
            <text:p>6.651893641</text:p>
          </table:table-cell>
          <table:table-cell table:formula="of:=POWER([.C728]-6.75;2)" office:value-type="float" office:value="0.00962485767623688" calcext:value-type="float">
            <text:p>0.0096248577</text:p>
          </table:table-cell>
          <table:table-cell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6.71131" calcext:value-type="float">
            <text:p>6.71131</text:p>
          </table:table-cell>
          <table:table-cell office:value-type="float" office:value="6.651697386" calcext:value-type="float">
            <text:p>6.651697386</text:p>
          </table:table-cell>
          <table:table-cell table:formula="of:=POWER([.C729]-6.75;2)" office:value-type="float" office:value="0.00966340391923292" calcext:value-type="float">
            <text:p>0.0096634039</text:p>
          </table:table-cell>
          <table:table-cell/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6.717482" calcext:value-type="float">
            <text:p>6.717482</text:p>
          </table:table-cell>
          <table:table-cell office:value-type="float" office:value="6.6514774133" calcext:value-type="float">
            <text:p>6.6514774133</text:p>
          </table:table-cell>
          <table:table-cell table:formula="of:=POWER([.C730]-6.75;2)" office:value-type="float" office:value="0.00970670009005896" calcext:value-type="float">
            <text:p>0.0097067001</text:p>
          </table:table-cell>
          <table:table-cell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6.723766" calcext:value-type="float">
            <text:p>6.723766</text:p>
          </table:table-cell>
          <table:table-cell office:value-type="float" office:value="6.6512329519" calcext:value-type="float">
            <text:p>6.6512329519</text:p>
          </table:table-cell>
          <table:table-cell table:formula="of:=POWER([.C731]-6.75;2)" office:value-type="float" office:value="0.00975492979038772" calcext:value-type="float">
            <text:p>0.0097549298</text:p>
          </table:table-cell>
          <table:table-cell/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6.73013" calcext:value-type="float">
            <text:p>6.73013</text:p>
          </table:table-cell>
          <table:table-cell office:value-type="float" office:value="6.6509633123" calcext:value-type="float">
            <text:p>6.6509633123</text:p>
          </table:table-cell>
          <table:table-cell table:formula="of:=POWER([.C732]-6.75;2)" office:value-type="float" office:value="0.00980826551058732" calcext:value-type="float">
            <text:p>0.0098082655</text:p>
          </table:table-cell>
          <table:table-cell/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6.736534" calcext:value-type="float">
            <text:p>6.736534</text:p>
          </table:table-cell>
          <table:table-cell office:value-type="float" office:value="6.6506679142" calcext:value-type="float">
            <text:p>6.6506679142</text:p>
          </table:table-cell>
          <table:table-cell table:formula="of:=POWER([.C733]-6.75;2)" office:value-type="float" office:value="0.00986686326937864" calcext:value-type="float">
            <text:p>0.0098668633</text:p>
          </table:table-cell>
          <table:table-cell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6.742935" calcext:value-type="float">
            <text:p>6.742935</text:p>
          </table:table-cell>
          <table:table-cell office:value-type="float" office:value="6.6503463184" calcext:value-type="float">
            <text:p>6.6503463184</text:p>
          </table:table-cell>
          <table:table-cell table:formula="of:=POWER([.C734]-6.75;2)" office:value-type="float" office:value="0.00993085625643409" calcext:value-type="float">
            <text:p>0.0099308563</text:p>
          </table:table-cell>
          <table:table-cell/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6.749286" calcext:value-type="float">
            <text:p>6.749286</text:p>
          </table:table-cell>
          <table:table-cell office:value-type="float" office:value="6.6499982406" calcext:value-type="float">
            <text:p>6.6499982406</text:p>
          </table:table-cell>
          <table:table-cell table:formula="of:=POWER([.C735]-6.75;2)" office:value-type="float" office:value="0.0100003518830954" calcext:value-type="float">
            <text:p>0.0100003519</text:p>
          </table:table-cell>
          <table:table-cell/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6.755535" calcext:value-type="float">
            <text:p>6.755535</text:p>
          </table:table-cell>
          <table:table-cell office:value-type="float" office:value="6.6496235698" calcext:value-type="float">
            <text:p>6.6496235698</text:p>
          </table:table-cell>
          <table:table-cell table:formula="of:=POWER([.C736]-6.75;2)" office:value-type="float" office:value="0.0100754277396954" calcext:value-type="float">
            <text:p>0.0100754277</text:p>
          </table:table-cell>
          <table:table-cell/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6.76163" calcext:value-type="float">
            <text:p>6.76163</text:p>
          </table:table-cell>
          <table:table-cell office:value-type="float" office:value="6.6492223902" calcext:value-type="float">
            <text:p>6.6492223902</text:p>
          </table:table-cell>
          <table:table-cell table:formula="of:=POWER([.C737]-6.75;2)" office:value-type="float" office:value="0.010156126637001" calcext:value-type="float">
            <text:p>0.0101561266</text:p>
          </table:table-cell>
          <table:table-cell/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6.767519" calcext:value-type="float">
            <text:p>6.767519</text:p>
          </table:table-cell>
          <table:table-cell office:value-type="float" office:value="6.6487949848" calcext:value-type="float">
            <text:p>6.6487949848</text:p>
          </table:table-cell>
          <table:table-cell table:formula="of:=POWER([.C738]-6.75;2)" office:value-type="float" office:value="0.0102424551016322" calcext:value-type="float">
            <text:p>0.0102424551</text:p>
          </table:table-cell>
          <table:table-cell/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6.77315" calcext:value-type="float">
            <text:p>6.77315</text:p>
          </table:table-cell>
          <table:table-cell office:value-type="float" office:value="6.6483418397" calcext:value-type="float">
            <text:p>6.6483418397</text:p>
          </table:table-cell>
          <table:table-cell table:formula="of:=POWER([.C739]-6.75;2)" office:value-type="float" office:value="0.0103343815555804" calcext:value-type="float">
            <text:p>0.0103343816</text:p>
          </table:table-cell>
          <table:table-cell/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6.778475" calcext:value-type="float">
            <text:p>6.778475</text:p>
          </table:table-cell>
          <table:table-cell office:value-type="float" office:value="6.6478636475" calcext:value-type="float">
            <text:p>6.6478636475</text:p>
          </table:table-cell>
          <table:table-cell table:formula="of:=POWER([.C740]-6.75;2)" office:value-type="float" office:value="0.0104318345020042" calcext:value-type="float">
            <text:p>0.0104318345</text:p>
          </table:table-cell>
          <table:table-cell/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6.783449" calcext:value-type="float">
            <text:p>6.783449</text:p>
          </table:table-cell>
          <table:table-cell office:value-type="float" office:value="6.6473612962" calcext:value-type="float">
            <text:p>6.6473612962</text:p>
          </table:table-cell>
          <table:table-cell table:formula="of:=POWER([.C741]-6.75;2)" office:value-type="float" office:value="0.0105347035177442" calcext:value-type="float">
            <text:p>0.0105347035</text:p>
          </table:table-cell>
          <table:table-cell/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6.788034" calcext:value-type="float">
            <text:p>6.788034</text:p>
          </table:table-cell>
          <table:table-cell office:value-type="float" office:value="6.646835861" calcext:value-type="float">
            <text:p>6.646835861</text:p>
          </table:table-cell>
          <table:table-cell table:formula="of:=POWER([.C742]-6.75;2)" office:value-type="float" office:value="0.0106428395756114" calcext:value-type="float">
            <text:p>0.0106428396</text:p>
          </table:table-cell>
          <table:table-cell/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6.792198" calcext:value-type="float">
            <text:p>6.792198</text:p>
          </table:table-cell>
          <table:table-cell office:value-type="float" office:value="6.6462885814" calcext:value-type="float">
            <text:p>6.6462885814</text:p>
          </table:table-cell>
          <table:table-cell table:formula="of:=POWER([.C743]-6.75;2)" office:value-type="float" office:value="0.0107560583480244" calcext:value-type="float">
            <text:p>0.0107560583</text:p>
          </table:table-cell>
          <table:table-cell/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6.795918" calcext:value-type="float">
            <text:p>6.795918</text:p>
          </table:table-cell>
          <table:table-cell office:value-type="float" office:value="6.6457208405" calcext:value-type="float">
            <text:p>6.6457208405</text:p>
          </table:table-cell>
          <table:table-cell table:formula="of:=POWER([.C744]-6.75;2)" office:value-type="float" office:value="0.0108741431060264" calcext:value-type="float">
            <text:p>0.0108741431</text:p>
          </table:table-cell>
          <table:table-cell/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6.799181" calcext:value-type="float">
            <text:p>6.799181</text:p>
          </table:table-cell>
          <table:table-cell office:value-type="float" office:value="6.6451341328" calcext:value-type="float">
            <text:p>6.6451341328</text:p>
          </table:table-cell>
          <table:table-cell table:formula="of:=POWER([.C745]-6.75;2)" office:value-type="float" office:value="0.010996850103608" calcext:value-type="float">
            <text:p>0.0109968501</text:p>
          </table:table-cell>
          <table:table-cell/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6.801984" calcext:value-type="float">
            <text:p>6.801984</text:p>
          </table:table-cell>
          <table:table-cell office:value-type="float" office:value="6.6445300275" calcext:value-type="float">
            <text:p>6.6445300275</text:p>
          </table:table-cell>
          <table:table-cell table:formula="of:=POWER([.C746]-6.75;2)" office:value-type="float" office:value="0.0111239150991507" calcext:value-type="float">
            <text:p>0.0111239151</text:p>
          </table:table-cell>
          <table:table-cell/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6.804335" calcext:value-type="float">
            <text:p>6.804335</text:p>
          </table:table-cell>
          <table:table-cell office:value-type="float" office:value="6.6439101299" calcext:value-type="float">
            <text:p>6.6439101299</text:p>
          </table:table-cell>
          <table:table-cell table:formula="of:=POWER([.C747]-6.75;2)" office:value-type="float" office:value="0.0112550605378349" calcext:value-type="float">
            <text:p>0.0112550605</text:p>
          </table:table-cell>
          <table:table-cell/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6.806252" calcext:value-type="float">
            <text:p>6.806252</text:p>
          </table:table-cell>
          <table:table-cell office:value-type="float" office:value="6.6432760395" calcext:value-type="float">
            <text:p>6.6432760395</text:p>
          </table:table-cell>
          <table:table-cell table:formula="of:=POWER([.C748]-6.75;2)" office:value-type="float" office:value="0.0113900037448056" calcext:value-type="float">
            <text:p>0.0113900037</text:p>
          </table:table-cell>
          <table:table-cell/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6.807763" calcext:value-type="float">
            <text:p>6.807763</text:p>
          </table:table-cell>
          <table:table-cell office:value-type="float" office:value="6.6426293095" calcext:value-type="float">
            <text:p>6.6426293095</text:p>
          </table:table-cell>
          <table:table-cell table:formula="of:=POWER([.C749]-6.75;2)" office:value-type="float" office:value="0.0115284651784468" calcext:value-type="float">
            <text:p>0.0115284652</text:p>
          </table:table-cell>
          <table:table-cell/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6.808909" calcext:value-type="float">
            <text:p>6.808909</text:p>
          </table:table-cell>
          <table:table-cell office:value-type="float" office:value="6.6419714064" calcext:value-type="float">
            <text:p>6.6419714064</text:p>
          </table:table-cell>
          <table:table-cell table:formula="of:=POWER([.C750]-6.75;2)" office:value-type="float" office:value="0.011670177035194" calcext:value-type="float">
            <text:p>0.011670177</text:p>
          </table:table-cell>
          <table:table-cell/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6.809734" calcext:value-type="float">
            <text:p>6.809734</text:p>
          </table:table-cell>
          <table:table-cell office:value-type="float" office:value="6.641303656" calcext:value-type="float">
            <text:p>6.641303656</text:p>
          </table:table-cell>
          <table:table-cell table:formula="of:=POWER([.C751]-6.75;2)" office:value-type="float" office:value="0.0118148951989664" calcext:value-type="float">
            <text:p>0.0118148952</text:p>
          </table:table-cell>
          <table:table-cell/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6.810295" calcext:value-type="float">
            <text:p>6.810295</text:p>
          </table:table-cell>
          <table:table-cell office:value-type="float" office:value="6.6406272289" calcext:value-type="float">
            <text:p>6.6406272289</text:p>
          </table:table-cell>
          <table:table-cell table:formula="of:=POWER([.C752]-6.75;2)" office:value-type="float" office:value="0.0119624030580931" calcext:value-type="float">
            <text:p>0.0119624031</text:p>
          </table:table-cell>
          <table:table-cell/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6.810648" calcext:value-type="float">
            <text:p>6.810648</text:p>
          </table:table-cell>
          <table:table-cell office:value-type="float" office:value="6.6399430847" calcext:value-type="float">
            <text:p>6.6399430847</text:p>
          </table:table-cell>
          <table:table-cell table:formula="of:=POWER([.C753]-6.75;2)" office:value-type="float" office:value="0.0121125246053513" calcext:value-type="float">
            <text:p>0.0121125246</text:p>
          </table:table-cell>
          <table:table-cell/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6.810858" calcext:value-type="float">
            <text:p>6.810858</text:p>
          </table:table-cell>
          <table:table-cell office:value-type="float" office:value="6.6392519717" calcext:value-type="float">
            <text:p>6.6392519717</text:p>
          </table:table-cell>
          <table:table-cell table:formula="of:=POWER([.C754]-6.75;2)" office:value-type="float" office:value="0.0122651257723375" calcext:value-type="float">
            <text:p>0.0122651258</text:p>
          </table:table-cell>
          <table:table-cell/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6.810986" calcext:value-type="float">
            <text:p>6.810986</text:p>
          </table:table-cell>
          <table:table-cell office:value-type="float" office:value="6.6385543862" calcext:value-type="float">
            <text:p>6.6385543862</text:p>
          </table:table-cell>
          <table:table-cell table:formula="of:=POWER([.C755]-6.75;2)" office:value-type="float" office:value="0.0124201248352587" calcext:value-type="float">
            <text:p>0.0124201248</text:p>
          </table:table-cell>
          <table:table-cell/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6.811094" calcext:value-type="float">
            <text:p>6.811094</text:p>
          </table:table-cell>
          <table:table-cell office:value-type="float" office:value="6.6378505837" calcext:value-type="float">
            <text:p>6.6378505837</text:p>
          </table:table-cell>
          <table:table-cell table:formula="of:=POWER([.C756]-6.75;2)" office:value-type="float" office:value="0.0125774915764308" calcext:value-type="float">
            <text:p>0.0125774916</text:p>
          </table:table-cell>
          <table:table-cell/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6.811239" calcext:value-type="float">
            <text:p>6.811239</text:p>
          </table:table-cell>
          <table:table-cell office:value-type="float" office:value="6.6371405697" calcext:value-type="float">
            <text:p>6.6371405697</text:p>
          </table:table-cell>
          <table:table-cell table:formula="of:=POWER([.C757]-6.75;2)" office:value-type="float" office:value="0.0127372510076406" calcext:value-type="float">
            <text:p>0.012737251</text:p>
          </table:table-cell>
          <table:table-cell/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6.811475" calcext:value-type="float">
            <text:p>6.811475</text:p>
          </table:table-cell>
          <table:table-cell office:value-type="float" office:value="6.6364241152" calcext:value-type="float">
            <text:p>6.6364241152</text:p>
          </table:table-cell>
          <table:table-cell table:formula="of:=POWER([.C758]-6.75;2)" office:value-type="float" office:value="0.012899481608103" calcext:value-type="float">
            <text:p>0.0128994816</text:p>
          </table:table-cell>
          <table:table-cell/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6.811845" calcext:value-type="float">
            <text:p>6.811845</text:p>
          </table:table-cell>
          <table:table-cell office:value-type="float" office:value="6.6357007645" calcext:value-type="float">
            <text:p>6.6357007645</text:p>
          </table:table-cell>
          <table:table-cell table:formula="of:=POWER([.C759]-6.75;2)" office:value-type="float" office:value="0.0130643152358844" calcext:value-type="float">
            <text:p>0.0130643152</text:p>
          </table:table-cell>
          <table:table-cell/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6.812384" calcext:value-type="float">
            <text:p>6.812384</text:p>
          </table:table-cell>
          <table:table-cell office:value-type="float" office:value="6.6349698755" calcext:value-type="float">
            <text:p>6.6349698755</text:p>
          </table:table-cell>
          <table:table-cell table:formula="of:=POWER([.C760]-6.75;2)" office:value-type="float" office:value="0.0132319295424854" calcext:value-type="float">
            <text:p>0.0132319295</text:p>
          </table:table-cell>
          <table:table-cell/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6.813118" calcext:value-type="float">
            <text:p>6.813118</text:p>
          </table:table-cell>
          <table:table-cell office:value-type="float" office:value="6.63423065" calcext:value-type="float">
            <text:p>6.63423065</text:p>
          </table:table-cell>
          <table:table-cell table:formula="of:=POWER([.C761]-6.75;2)" office:value-type="float" office:value="0.0134025423994225" calcext:value-type="float">
            <text:p>0.0134025424</text:p>
          </table:table-cell>
          <table:table-cell/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6.81406" calcext:value-type="float">
            <text:p>6.81406</text:p>
          </table:table-cell>
          <table:table-cell office:value-type="float" office:value="6.6334821674" calcext:value-type="float">
            <text:p>6.6334821674</text:p>
          </table:table-cell>
          <table:table-cell table:formula="of:=POWER([.C762]-6.75;2)" office:value-type="float" office:value="0.0135764053138015" calcext:value-type="float">
            <text:p>0.0135764053</text:p>
          </table:table-cell>
          <table:table-cell/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6.815213" calcext:value-type="float">
            <text:p>6.815213</text:p>
          </table:table-cell>
          <table:table-cell office:value-type="float" office:value="6.632723437" calcext:value-type="float">
            <text:p>6.632723437</text:p>
          </table:table-cell>
          <table:table-cell table:formula="of:=POWER([.C763]-6.75;2)" office:value-type="float" office:value="0.0137537922290929" calcext:value-type="float">
            <text:p>0.0137537922</text:p>
          </table:table-cell>
          <table:table-cell/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6.816567" calcext:value-type="float">
            <text:p>6.816567</text:p>
          </table:table-cell>
          <table:table-cell office:value-type="float" office:value="6.6319534388" calcext:value-type="float">
            <text:p>6.6319534388</text:p>
          </table:table-cell>
          <table:table-cell table:formula="of:=POWER([.C764]-6.75;2)" office:value-type="float" office:value="0.0139349906111453" calcext:value-type="float">
            <text:p>0.0139349906</text:p>
          </table:table-cell>
          <table:table-cell/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6.818103" calcext:value-type="float">
            <text:p>6.818103</text:p>
          </table:table-cell>
          <table:table-cell office:value-type="float" office:value="6.631171178" calcext:value-type="float">
            <text:p>6.631171178</text:p>
          </table:table-cell>
          <table:table-cell table:formula="of:=POWER([.C765]-6.75;2)" office:value-type="float" office:value="0.0141202889379077" calcext:value-type="float">
            <text:p>0.0141202889</text:p>
          </table:table-cell>
          <table:table-cell/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6.819789" calcext:value-type="float">
            <text:p>6.819789</text:p>
          </table:table-cell>
          <table:table-cell office:value-type="float" office:value="6.6303757234" calcext:value-type="float">
            <text:p>6.6303757234</text:p>
          </table:table-cell>
          <table:table-cell table:formula="of:=POWER([.C766]-6.75;2)" office:value-type="float" office:value="0.0143099675520732" calcext:value-type="float">
            <text:p>0.0143099676</text:p>
          </table:table-cell>
          <table:table-cell/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6.821586" calcext:value-type="float">
            <text:p>6.821586</text:p>
          </table:table-cell>
          <table:table-cell office:value-type="float" office:value="6.629566265" calcext:value-type="float">
            <text:p>6.629566265</text:p>
          </table:table-cell>
          <table:table-cell table:formula="of:=POWER([.C767]-6.75;2)" office:value-type="float" office:value="0.0145042845260502" calcext:value-type="float">
            <text:p>0.0145042845</text:p>
          </table:table-cell>
          <table:table-cell/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6.823449" calcext:value-type="float">
            <text:p>6.823449</text:p>
          </table:table-cell>
          <table:table-cell office:value-type="float" office:value="6.6287421459" calcext:value-type="float">
            <text:p>6.6287421459</text:p>
          </table:table-cell>
          <table:table-cell table:formula="of:=POWER([.C768]-6.75;2)" office:value-type="float" office:value="0.0147034671809368" calcext:value-type="float">
            <text:p>0.0147034672</text:p>
          </table:table-cell>
          <table:table-cell/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6.825324" calcext:value-type="float">
            <text:p>6.825324</text:p>
          </table:table-cell>
          <table:table-cell office:value-type="float" office:value="6.6279028922" calcext:value-type="float">
            <text:p>6.6279028922</text:p>
          </table:table-cell>
          <table:table-cell table:formula="of:=POWER([.C769]-6.75;2)" office:value-type="float" office:value="0.0149077037331249" calcext:value-type="float">
            <text:p>0.0149077037</text:p>
          </table:table-cell>
          <table:table-cell/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6.827157" calcext:value-type="float">
            <text:p>6.827157</text:p>
          </table:table-cell>
          <table:table-cell office:value-type="float" office:value="6.6270482554" calcext:value-type="float">
            <text:p>6.6270482554</text:p>
          </table:table-cell>
          <table:table-cell table:formula="of:=POWER([.C770]-6.75;2)" office:value-type="float" office:value="0.0151171315001836" calcext:value-type="float">
            <text:p>0.0151171315</text:p>
          </table:table-cell>
          <table:table-cell/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6.82889" calcext:value-type="float">
            <text:p>6.82889</text:p>
          </table:table-cell>
          <table:table-cell office:value-type="float" office:value="6.6261782174" calcext:value-type="float">
            <text:p>6.6261782174</text:p>
          </table:table-cell>
          <table:table-cell table:formula="of:=POWER([.C771]-6.75;2)" office:value-type="float" office:value="0.0153318338462417" calcext:value-type="float">
            <text:p>0.0153318338</text:p>
          </table:table-cell>
          <table:table-cell/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6.830466" calcext:value-type="float">
            <text:p>6.830466</text:p>
          </table:table-cell>
          <table:table-cell office:value-type="float" office:value="6.6252930131" calcext:value-type="float">
            <text:p>6.6252930131</text:p>
          </table:table-cell>
          <table:table-cell table:formula="of:=POWER([.C772]-6.75;2)" office:value-type="float" office:value="0.0155518325816767" calcext:value-type="float">
            <text:p>0.0155518326</text:p>
          </table:table-cell>
          <table:table-cell/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6.831832" calcext:value-type="float">
            <text:p>6.831832</text:p>
          </table:table-cell>
          <table:table-cell office:value-type="float" office:value="6.6243931316" calcext:value-type="float">
            <text:p>6.6243931316</text:p>
          </table:table-cell>
          <table:table-cell table:formula="of:=POWER([.C773]-6.75;2)" office:value-type="float" office:value="0.015777085389255" calcext:value-type="float">
            <text:p>0.0157770854</text:p>
          </table:table-cell>
          <table:table-cell/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6.832937" calcext:value-type="float">
            <text:p>6.832937</text:p>
          </table:table-cell>
          <table:table-cell office:value-type="float" office:value="6.623479304" calcext:value-type="float">
            <text:p>6.623479304</text:p>
          </table:table-cell>
          <table:table-cell table:formula="of:=POWER([.C774]-6.75;2)" office:value-type="float" office:value="0.0160074865163244" calcext:value-type="float">
            <text:p>0.0160074865</text:p>
          </table:table-cell>
          <table:table-cell/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6.833738" calcext:value-type="float">
            <text:p>6.833738</text:p>
          </table:table-cell>
          <table:table-cell office:value-type="float" office:value="6.6225525" calcext:value-type="float">
            <text:p>6.6225525</text:p>
          </table:table-cell>
          <table:table-cell table:formula="of:=POWER([.C775]-6.75;2)" office:value-type="float" office:value="0.0162428652562499" calcext:value-type="float">
            <text:p>0.0162428653</text:p>
          </table:table-cell>
          <table:table-cell/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6.834198" calcext:value-type="float">
            <text:p>6.834198</text:p>
          </table:table-cell>
          <table:table-cell office:value-type="float" office:value="6.6216138978" calcext:value-type="float">
            <text:p>6.6216138978</text:p>
          </table:table-cell>
          <table:table-cell table:formula="of:=POWER([.C776]-6.75;2)" office:value-type="float" office:value="0.0164829912381089" calcext:value-type="float">
            <text:p>0.0164829912</text:p>
          </table:table-cell>
          <table:table-cell/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6.834288" calcext:value-type="float">
            <text:p>6.834288</text:p>
          </table:table-cell>
          <table:table-cell office:value-type="float" office:value="6.6206648616" calcext:value-type="float">
            <text:p>6.6206648616</text:p>
          </table:table-cell>
          <table:table-cell table:formula="of:=POWER([.C777]-6.75;2)" office:value-type="float" office:value="0.0167275780249472" calcext:value-type="float">
            <text:p>0.016727578</text:p>
          </table:table-cell>
          <table:table-cell/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6.833991" calcext:value-type="float">
            <text:p>6.833991</text:p>
          </table:table-cell>
          <table:table-cell office:value-type="float" office:value="6.6197069103" calcext:value-type="float">
            <text:p>6.6197069103</text:p>
          </table:table-cell>
          <table:table-cell table:formula="of:=POWER([.C778]-6.75;2)" office:value-type="float" office:value="0.0169762892235723" calcext:value-type="float">
            <text:p>0.0169762892</text:p>
          </table:table-cell>
          <table:table-cell/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6.833295" calcext:value-type="float">
            <text:p>6.833295</text:p>
          </table:table-cell>
          <table:table-cell office:value-type="float" office:value="6.6187416667" calcext:value-type="float">
            <text:p>6.6187416667</text:p>
          </table:table-cell>
          <table:table-cell table:formula="of:=POWER([.C779]-6.75;2)" office:value-type="float" office:value="0.0172287500606939" calcext:value-type="float">
            <text:p>0.0172287501</text:p>
          </table:table-cell>
          <table:table-cell/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6.832201" calcext:value-type="float">
            <text:p>6.832201</text:p>
          </table:table-cell>
          <table:table-cell office:value-type="float" office:value="6.6177708371" calcext:value-type="float">
            <text:p>6.6177708371</text:p>
          </table:table-cell>
          <table:table-cell table:formula="of:=POWER([.C780]-6.75;2)" office:value-type="float" office:value="0.0174845515212347" calcext:value-type="float">
            <text:p>0.0174845515</text:p>
          </table:table-cell>
          <table:table-cell/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6.830718" calcext:value-type="float">
            <text:p>6.830718</text:p>
          </table:table-cell>
          <table:table-cell office:value-type="float" office:value="6.6167961545" calcext:value-type="float">
            <text:p>6.6167961545</text:p>
          </table:table-cell>
          <table:table-cell table:formula="of:=POWER([.C781]-6.75;2)" office:value-type="float" office:value="0.0177432644559878" calcext:value-type="float">
            <text:p>0.0177432645</text:p>
          </table:table-cell>
          <table:table-cell/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6.828861" calcext:value-type="float">
            <text:p>6.828861</text:p>
          </table:table-cell>
          <table:table-cell office:value-type="float" office:value="6.6158193425" calcext:value-type="float">
            <text:p>6.6158193425</text:p>
          </table:table-cell>
          <table:table-cell table:formula="of:=POWER([.C782]-6.75;2)" office:value-type="float" office:value="0.0180044488471323" calcext:value-type="float">
            <text:p>0.0180044488</text:p>
          </table:table-cell>
          <table:table-cell/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6.826655" calcext:value-type="float">
            <text:p>6.826655</text:p>
          </table:table-cell>
          <table:table-cell office:value-type="float" office:value="6.6148420872" calcext:value-type="float">
            <text:p>6.6148420872</text:p>
          </table:table-cell>
          <table:table-cell table:formula="of:=POWER([.C783]-6.75;2)" office:value-type="float" office:value="0.0182676613924525" calcext:value-type="float">
            <text:p>0.0182676614</text:p>
          </table:table-cell>
          <table:table-cell/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6.824129" calcext:value-type="float">
            <text:p>6.824129</text:p>
          </table:table-cell>
          <table:table-cell office:value-type="float" office:value="6.6138659908" calcext:value-type="float">
            <text:p>6.6138659908</text:p>
          </table:table-cell>
          <table:table-cell table:formula="of:=POWER([.C784]-6.75;2)" office:value-type="float" office:value="0.0185324684608657" calcext:value-type="float">
            <text:p>0.0185324685</text:p>
          </table:table-cell>
          <table:table-cell/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6.821317" calcext:value-type="float">
            <text:p>6.821317</text:p>
          </table:table-cell>
          <table:table-cell office:value-type="float" office:value="6.6128925509" calcext:value-type="float">
            <text:p>6.6128925509</text:p>
          </table:table-cell>
          <table:table-cell table:formula="of:=POWER([.C785]-6.75;2)" office:value-type="float" office:value="0.0187984525987091" calcext:value-type="float">
            <text:p>0.0187984526</text:p>
          </table:table-cell>
          <table:table-cell/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6.818257" calcext:value-type="float">
            <text:p>6.818257</text:p>
          </table:table-cell>
          <table:table-cell office:value-type="float" office:value="6.6119231349" calcext:value-type="float">
            <text:p>6.6119231349</text:p>
          </table:table-cell>
          <table:table-cell table:formula="of:=POWER([.C786]-6.75;2)" office:value-type="float" office:value="0.0190652206758437" calcext:value-type="float">
            <text:p>0.0190652207</text:p>
          </table:table-cell>
          <table:table-cell/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6.814986" calcext:value-type="float">
            <text:p>6.814986</text:p>
          </table:table-cell>
          <table:table-cell office:value-type="float" office:value="6.6109589579" calcext:value-type="float">
            <text:p>6.6109589579</text:p>
          </table:table-cell>
          <table:table-cell table:formula="of:=POWER([.C787]-6.75;2)" office:value-type="float" office:value="0.0193324113882539" calcext:value-type="float">
            <text:p>0.0193324114</text:p>
          </table:table-cell>
          <table:table-cell/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6.811541" calcext:value-type="float">
            <text:p>6.811541</text:p>
          </table:table-cell>
          <table:table-cell office:value-type="float" office:value="6.6100010845" calcext:value-type="float">
            <text:p>6.6100010845</text:p>
          </table:table-cell>
          <table:table-cell table:formula="of:=POWER([.C788]-6.75;2)" office:value-type="float" office:value="0.019599696341176" calcext:value-type="float">
            <text:p>0.0195996963</text:p>
          </table:table-cell>
          <table:table-cell/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6.807958" calcext:value-type="float">
            <text:p>6.807958</text:p>
          </table:table-cell>
          <table:table-cell office:value-type="float" office:value="6.6090504245" calcext:value-type="float">
            <text:p>6.6090504245</text:p>
          </table:table-cell>
          <table:table-cell table:formula="of:=POWER([.C789]-6.75;2)" office:value-type="float" office:value="0.0198667828336301" calcext:value-type="float">
            <text:p>0.0198667828</text:p>
          </table:table-cell>
          <table:table-cell/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6.80427" calcext:value-type="float">
            <text:p>6.80427</text:p>
          </table:table-cell>
          <table:table-cell office:value-type="float" office:value="6.6081077346" calcext:value-type="float">
            <text:p>6.6081077346</text:p>
          </table:table-cell>
          <table:table-cell table:formula="of:=POWER([.C790]-6.75;2)" office:value-type="float" office:value="0.0201334149803441" calcext:value-type="float">
            <text:p>0.020133415</text:p>
          </table:table-cell>
          <table:table-cell/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6.800505" calcext:value-type="float">
            <text:p>6.800505</text:p>
          </table:table-cell>
          <table:table-cell office:value-type="float" office:value="6.6071736286" calcext:value-type="float">
            <text:p>6.6071736286</text:p>
          </table:table-cell>
          <table:table-cell table:formula="of:=POWER([.C791]-6.75;2)" office:value-type="float" office:value="0.0203993723672907" calcext:value-type="float">
            <text:p>0.0203993724</text:p>
          </table:table-cell>
          <table:table-cell/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6.796688" calcext:value-type="float">
            <text:p>6.796688</text:p>
          </table:table-cell>
          <table:table-cell office:value-type="float" office:value="6.6062485981" calcext:value-type="float">
            <text:p>6.6062485981</text:p>
          </table:table-cell>
          <table:table-cell table:formula="of:=POWER([.C792]-6.75;2)" office:value-type="float" office:value="0.0206644655482154" calcext:value-type="float">
            <text:p>0.0206644655</text:p>
          </table:table-cell>
          <table:table-cell/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6.792837" calcext:value-type="float">
            <text:p>6.792837</text:p>
          </table:table-cell>
          <table:table-cell office:value-type="float" office:value="6.605333024" calcext:value-type="float">
            <text:p>6.605333024</text:p>
          </table:table-cell>
          <table:table-cell table:formula="of:=POWER([.C793]-6.75;2)" office:value-type="float" office:value="0.0209285339449845" calcext:value-type="float">
            <text:p>0.0209285339</text:p>
          </table:table-cell>
          <table:table-cell/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6.788967" calcext:value-type="float">
            <text:p>6.788967</text:p>
          </table:table-cell>
          <table:table-cell office:value-type="float" office:value="6.6044272077" calcext:value-type="float">
            <text:p>6.6044272077</text:p>
          </table:table-cell>
          <table:table-cell table:formula="of:=POWER([.C794]-6.75;2)" office:value-type="float" office:value="0.021191437858019" calcext:value-type="float">
            <text:p>0.0211914379</text:p>
          </table:table-cell>
          <table:table-cell/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6.785085" calcext:value-type="float">
            <text:p>6.785085</text:p>
          </table:table-cell>
          <table:table-cell office:value-type="float" office:value="6.6035313835" calcext:value-type="float">
            <text:p>6.6035313835</text:p>
          </table:table-cell>
          <table:table-cell table:formula="of:=POWER([.C795]-6.75;2)" office:value-type="float" office:value="0.0214530556194241" calcext:value-type="float">
            <text:p>0.0214530556</text:p>
          </table:table-cell>
          <table:table-cell/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6.781196" calcext:value-type="float">
            <text:p>6.781196</text:p>
          </table:table-cell>
          <table:table-cell office:value-type="float" office:value="6.6026457561" calcext:value-type="float">
            <text:p>6.6026457561</text:p>
          </table:table-cell>
          <table:table-cell table:formula="of:=POWER([.C796]-6.75;2)" office:value-type="float" office:value="0.0217132731953406" calcext:value-type="float">
            <text:p>0.0217132732</text:p>
          </table:table-cell>
          <table:table-cell/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6.777301" calcext:value-type="float">
            <text:p>6.777301</text:p>
          </table:table-cell>
          <table:table-cell office:value-type="float" office:value="6.6017705098" calcext:value-type="float">
            <text:p>6.6017705098</text:p>
          </table:table-cell>
          <table:table-cell table:formula="of:=POWER([.C797]-6.75;2)" office:value-type="float" office:value="0.021971981764952" calcext:value-type="float">
            <text:p>0.0219719818</text:p>
          </table:table-cell>
          <table:table-cell/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6.773396" calcext:value-type="float">
            <text:p>6.773396</text:p>
          </table:table-cell>
          <table:table-cell office:value-type="float" office:value="6.6009058276" calcext:value-type="float">
            <text:p>6.6009058276</text:p>
          </table:table-cell>
          <table:table-cell table:formula="of:=POWER([.C798]-6.75;2)" office:value-type="float" office:value="0.0222290722436409" calcext:value-type="float">
            <text:p>0.0222290722</text:p>
          </table:table-cell>
          <table:table-cell/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6.769475" calcext:value-type="float">
            <text:p>6.769475</text:p>
          </table:table-cell>
          <table:table-cell office:value-type="float" office:value="6.6000519158" calcext:value-type="float">
            <text:p>6.6000519158</text:p>
          </table:table-cell>
          <table:table-cell table:formula="of:=POWER([.C799]-6.75;2)" office:value-type="float" office:value="0.0224844279552503" calcext:value-type="float">
            <text:p>0.022484428</text:p>
          </table:table-cell>
          <table:table-cell/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6.765533" calcext:value-type="float">
            <text:p>6.765533</text:p>
          </table:table-cell>
          <table:table-cell office:value-type="float" office:value="6.5992090149" calcext:value-type="float">
            <text:p>6.5992090149</text:p>
          </table:table-cell>
          <table:table-cell table:formula="of:=POWER([.C800]-6.75;2)" office:value-type="float" office:value="0.0227379211874286" calcext:value-type="float">
            <text:p>0.0227379212</text:p>
          </table:table-cell>
          <table:table-cell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6.761562" calcext:value-type="float">
            <text:p>6.761562</text:p>
          </table:table-cell>
          <table:table-cell office:value-type="float" office:value="6.598377395" calcext:value-type="float">
            <text:p>6.598377395</text:p>
          </table:table-cell>
          <table:table-cell table:formula="of:=POWER([.C801]-6.75;2)" office:value-type="float" office:value="0.022989414346986" calcext:value-type="float">
            <text:p>0.0229894143</text:p>
          </table:table-cell>
          <table:table-cell/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6.757554" calcext:value-type="float">
            <text:p>6.757554</text:p>
          </table:table-cell>
          <table:table-cell office:value-type="float" office:value="6.5975573719" calcext:value-type="float">
            <text:p>6.5975573719</text:p>
          </table:table-cell>
          <table:table-cell table:formula="of:=POWER([.C802]-6.75;2)" office:value-type="float" office:value="0.023238754862035" calcext:value-type="float">
            <text:p>0.0232387549</text:p>
          </table:table-cell>
          <table:table-cell/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6.753503" calcext:value-type="float">
            <text:p>6.753503</text:p>
          </table:table-cell>
          <table:table-cell office:value-type="float" office:value="6.5967493081" calcext:value-type="float">
            <text:p>6.5967493081</text:p>
          </table:table-cell>
          <table:table-cell table:formula="of:=POWER([.C803]-6.75;2)" office:value-type="float" office:value="0.0234857745678288" calcext:value-type="float">
            <text:p>0.0234857746</text:p>
          </table:table-cell>
          <table:table-cell/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6.749403" calcext:value-type="float">
            <text:p>6.749403</text:p>
          </table:table-cell>
          <table:table-cell office:value-type="float" office:value="6.5959536041" calcext:value-type="float">
            <text:p>6.5959536041</text:p>
          </table:table-cell>
          <table:table-cell table:formula="of:=POWER([.C804]-6.75;2)" office:value-type="float" office:value="0.0237302920897795" calcext:value-type="float">
            <text:p>0.0237302921</text:p>
          </table:table-cell>
          <table:table-cell/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6.745249" calcext:value-type="float">
            <text:p>6.745249</text:p>
          </table:table-cell>
          <table:table-cell office:value-type="float" office:value="6.595170699" calcext:value-type="float">
            <text:p>6.595170699</text:p>
          </table:table-cell>
          <table:table-cell table:formula="of:=POWER([.C805]-6.75;2)" office:value-type="float" office:value="0.0239721124481484" calcext:value-type="float">
            <text:p>0.0239721124</text:p>
          </table:table-cell>
          <table:table-cell/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6.74104" calcext:value-type="float">
            <text:p>6.74104</text:p>
          </table:table-cell>
          <table:table-cell office:value-type="float" office:value="6.5944010667" calcext:value-type="float">
            <text:p>6.5944010667</text:p>
          </table:table-cell>
          <table:table-cell table:formula="of:=POWER([.C806]-6.75;2)" office:value-type="float" office:value="0.0242110280440979" calcext:value-type="float">
            <text:p>0.024211028</text:p>
          </table:table-cell>
          <table:table-cell/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6.736772" calcext:value-type="float">
            <text:p>6.736772</text:p>
          </table:table-cell>
          <table:table-cell office:value-type="float" office:value="6.5936451959" calcext:value-type="float">
            <text:p>6.5936451959</text:p>
          </table:table-cell>
          <table:table-cell table:formula="of:=POWER([.C807]-6.75;2)" office:value-type="float" office:value="0.0244468247651494" calcext:value-type="float">
            <text:p>0.0244468248</text:p>
          </table:table-cell>
          <table:table-cell/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6.732447" calcext:value-type="float">
            <text:p>6.732447</text:p>
          </table:table-cell>
          <table:table-cell office:value-type="float" office:value="6.5929036062" calcext:value-type="float">
            <text:p>6.5929036062</text:p>
          </table:table-cell>
          <table:table-cell table:formula="of:=POWER([.C808]-6.75;2)" office:value-type="float" office:value="0.0246792769449646" calcext:value-type="float">
            <text:p>0.0246792769</text:p>
          </table:table-cell>
          <table:table-cell/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6.728063" calcext:value-type="float">
            <text:p>6.728063</text:p>
          </table:table-cell>
          <table:table-cell office:value-type="float" office:value="6.5921768177" calcext:value-type="float">
            <text:p>6.5921768177</text:p>
          </table:table-cell>
          <table:table-cell table:formula="of:=POWER([.C809]-6.75;2)" office:value-type="float" office:value="0.0249081568712989" calcext:value-type="float">
            <text:p>0.0249081569</text:p>
          </table:table-cell>
          <table:table-cell/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6.723622" calcext:value-type="float">
            <text:p>6.723622</text:p>
          </table:table-cell>
          <table:table-cell office:value-type="float" office:value="6.5914653717" calcext:value-type="float">
            <text:p>6.5914653717</text:p>
          </table:table-cell>
          <table:table-cell table:formula="of:=POWER([.C810]-6.75;2)" office:value-type="float" office:value="0.0251332283702192" calcext:value-type="float">
            <text:p>0.0251332284</text:p>
          </table:table-cell>
          <table:table-cell/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6.719124" calcext:value-type="float">
            <text:p>6.719124</text:p>
          </table:table-cell>
          <table:table-cell office:value-type="float" office:value="6.5907698105" calcext:value-type="float">
            <text:p>6.5907698105</text:p>
          </table:table-cell>
          <table:table-cell table:formula="of:=POWER([.C811]-6.75;2)" office:value-type="float" office:value="0.0253542532482058" calcext:value-type="float">
            <text:p>0.0253542532</text:p>
          </table:table-cell>
          <table:table-cell/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6.714568" calcext:value-type="float">
            <text:p>6.714568</text:p>
          </table:table-cell>
          <table:table-cell office:value-type="float" office:value="6.5900906878" calcext:value-type="float">
            <text:p>6.5900906878</text:p>
          </table:table-cell>
          <table:table-cell table:formula="of:=POWER([.C812]-6.75;2)" office:value-type="float" office:value="0.025570988128277" calcext:value-type="float">
            <text:p>0.0255709881</text:p>
          </table:table-cell>
          <table:table-cell/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6.709954" calcext:value-type="float">
            <text:p>6.709954</text:p>
          </table:table-cell>
          <table:table-cell office:value-type="float" office:value="6.5894285745" calcext:value-type="float">
            <text:p>6.5894285745</text:p>
          </table:table-cell>
          <table:table-cell table:formula="of:=POWER([.C813]-6.75;2)" office:value-type="float" office:value="0.025783182687102" calcext:value-type="float">
            <text:p>0.0257831827</text:p>
          </table:table-cell>
          <table:table-cell/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6.705277" calcext:value-type="float">
            <text:p>6.705277</text:p>
          </table:table-cell>
          <table:table-cell office:value-type="float" office:value="6.5887840535" calcext:value-type="float">
            <text:p>6.5887840535</text:p>
          </table:table-cell>
          <table:table-cell table:formula="of:=POWER([.C814]-6.75;2)" office:value-type="float" office:value="0.0259905814058907" calcext:value-type="float">
            <text:p>0.0259905814</text:p>
          </table:table-cell>
          <table:table-cell/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6.700533" calcext:value-type="float">
            <text:p>6.700533</text:p>
          </table:table-cell>
          <table:table-cell office:value-type="float" office:value="6.5881577473" calcext:value-type="float">
            <text:p>6.5881577473</text:p>
          </table:table-cell>
          <table:table-cell table:formula="of:=POWER([.C815]-6.75;2)" office:value-type="float" office:value="0.0261929147590105" calcext:value-type="float">
            <text:p>0.0261929148</text:p>
          </table:table-cell>
          <table:table-cell/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6.695712" calcext:value-type="float">
            <text:p>6.695712</text:p>
          </table:table-cell>
          <table:table-cell office:value-type="float" office:value="6.5875503135" calcext:value-type="float">
            <text:p>6.5875503135</text:p>
          </table:table-cell>
          <table:table-cell table:formula="of:=POWER([.C816]-6.75;2)" office:value-type="float" office:value="0.0263899006439484" calcext:value-type="float">
            <text:p>0.0263899006</text:p>
          </table:table-cell>
          <table:table-cell/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6.690805" calcext:value-type="float">
            <text:p>6.690805</text:p>
          </table:table-cell>
          <table:table-cell office:value-type="float" office:value="6.5869624783" calcext:value-type="float">
            <text:p>6.5869624783</text:p>
          </table:table-cell>
          <table:table-cell table:formula="of:=POWER([.C817]-6.75;2)" office:value-type="float" office:value="0.0265812334820779" calcext:value-type="float">
            <text:p>0.0265812335</text:p>
          </table:table-cell>
          <table:table-cell/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6.685796" calcext:value-type="float">
            <text:p>6.685796</text:p>
          </table:table-cell>
          <table:table-cell office:value-type="float" office:value="6.5863950328" calcext:value-type="float">
            <text:p>6.5863950328</text:p>
          </table:table-cell>
          <table:table-cell table:formula="of:=POWER([.C818]-6.75;2)" office:value-type="float" office:value="0.0267665852925129" calcext:value-type="float">
            <text:p>0.0267665853</text:p>
          </table:table-cell>
          <table:table-cell/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6.680668" calcext:value-type="float">
            <text:p>6.680668</text:p>
          </table:table-cell>
          <table:table-cell office:value-type="float" office:value="6.5858488736" calcext:value-type="float">
            <text:p>6.5858488736</text:p>
          </table:table-cell>
          <table:table-cell table:formula="of:=POWER([.C819]-6.75;2)" office:value-type="float" office:value="0.0269455922983888" calcext:value-type="float">
            <text:p>0.0269455923</text:p>
          </table:table-cell>
          <table:table-cell/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6.675401" calcext:value-type="float">
            <text:p>6.675401</text:p>
          </table:table-cell>
          <table:table-cell office:value-type="float" office:value="6.585325011" calcext:value-type="float">
            <text:p>6.585325011</text:p>
          </table:table-cell>
          <table:table-cell table:formula="of:=POWER([.C820]-6.75;2)" office:value-type="float" office:value="0.0271178520021501" calcext:value-type="float">
            <text:p>0.027117852</text:p>
          </table:table-cell>
          <table:table-cell/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6.66997" calcext:value-type="float">
            <text:p>6.66997</text:p>
          </table:table-cell>
          <table:table-cell office:value-type="float" office:value="6.5848245889" calcext:value-type="float">
            <text:p>6.5848245889</text:p>
          </table:table-cell>
          <table:table-cell table:formula="of:=POWER([.C821]-6.75;2)" office:value-type="float" office:value="0.027282916432054" calcext:value-type="float">
            <text:p>0.0272829164</text:p>
          </table:table-cell>
          <table:table-cell/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6.664351" calcext:value-type="float">
            <text:p>6.664351</text:p>
          </table:table-cell>
          <table:table-cell office:value-type="float" office:value="6.5843489162" calcext:value-type="float">
            <text:p>6.5843489162</text:p>
          </table:table-cell>
          <table:table-cell table:formula="of:=POWER([.C822]-6.75;2)" office:value-type="float" office:value="0.0274402815641147" calcext:value-type="float">
            <text:p>0.0274402816</text:p>
          </table:table-cell>
          <table:table-cell/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6.658514" calcext:value-type="float">
            <text:p>6.658514</text:p>
          </table:table-cell>
          <table:table-cell office:value-type="float" office:value="6.5838994663" calcext:value-type="float">
            <text:p>6.5838994663</text:p>
          </table:table-cell>
          <table:table-cell table:formula="of:=POWER([.C823]-6.75;2)" office:value-type="float" office:value="0.0275893872954248" calcext:value-type="float">
            <text:p>0.0275893873</text:p>
          </table:table-cell>
          <table:table-cell/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6.652432" calcext:value-type="float">
            <text:p>6.652432</text:p>
          </table:table-cell>
          <table:table-cell office:value-type="float" office:value="6.5834779153" calcext:value-type="float">
            <text:p>6.5834779153</text:p>
          </table:table-cell>
          <table:table-cell table:formula="of:=POWER([.C824]-6.75;2)" office:value-type="float" office:value="0.0277296046928341" calcext:value-type="float">
            <text:p>0.0277296047</text:p>
          </table:table-cell>
          <table:table-cell/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6.646075" calcext:value-type="float">
            <text:p>6.646075</text:p>
          </table:table-cell>
          <table:table-cell office:value-type="float" office:value="6.5830861307" calcext:value-type="float">
            <text:p>6.5830861307</text:p>
          </table:table-cell>
          <table:table-cell table:formula="of:=POWER([.C825]-6.75;2)" office:value-type="float" office:value="0.0278602397646975" calcext:value-type="float">
            <text:p>0.0278602398</text:p>
          </table:table-cell>
          <table:table-cell/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6.639417" calcext:value-type="float">
            <text:p>6.639417</text:p>
          </table:table-cell>
          <table:table-cell office:value-type="float" office:value="6.5827261943" calcext:value-type="float">
            <text:p>6.5827261943</text:p>
          </table:table-cell>
          <table:table-cell table:formula="of:=POWER([.C826]-6.75;2)" office:value-type="float" office:value="0.0279805260733613" calcext:value-type="float">
            <text:p>0.0279805261</text:p>
          </table:table-cell>
          <table:table-cell/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6.632434" calcext:value-type="float">
            <text:p>6.632434</text:p>
          </table:table-cell>
          <table:table-cell office:value-type="float" office:value="6.5824003851" calcext:value-type="float">
            <text:p>6.5824003851</text:p>
          </table:table-cell>
          <table:table-cell table:formula="of:=POWER([.C827]-6.75;2)" office:value-type="float" office:value="0.0280896309146284" calcext:value-type="float">
            <text:p>0.0280896309</text:p>
          </table:table-cell>
          <table:table-cell/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6.625106" calcext:value-type="float">
            <text:p>6.625106</text:p>
          </table:table-cell>
          <table:table-cell office:value-type="float" office:value="6.5821111734" calcext:value-type="float">
            <text:p>6.5821111734</text:p>
          </table:table-cell>
          <table:table-cell table:formula="of:=POWER([.C828]-6.75;2)" office:value-type="float" office:value="0.0281866580971247" calcext:value-type="float">
            <text:p>0.0281866581</text:p>
          </table:table-cell>
          <table:table-cell/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6.617422" calcext:value-type="float">
            <text:p>6.617422</text:p>
          </table:table-cell>
          <table:table-cell office:value-type="float" office:value="6.5818612035" calcext:value-type="float">
            <text:p>6.5818612035</text:p>
          </table:table-cell>
          <table:table-cell table:formula="of:=POWER([.C829]-6.75;2)" office:value-type="float" office:value="0.0282706548884684" calcext:value-type="float">
            <text:p>0.0282706549</text:p>
          </table:table-cell>
          <table:table-cell/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6.609377" calcext:value-type="float">
            <text:p>6.609377</text:p>
          </table:table-cell>
          <table:table-cell office:value-type="float" office:value="6.5816532456" calcext:value-type="float">
            <text:p>6.5816532456</text:p>
          </table:table-cell>
          <table:table-cell table:formula="of:=POWER([.C830]-6.75;2)" office:value-type="float" office:value="0.0283406297170139" calcext:value-type="float">
            <text:p>0.0283406297</text:p>
          </table:table-cell>
          <table:table-cell/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6.600978" calcext:value-type="float">
            <text:p>6.600978</text:p>
          </table:table-cell>
          <table:table-cell office:value-type="float" office:value="6.5814901647" calcext:value-type="float">
            <text:p>6.5814901647</text:p>
          </table:table-cell>
          <table:table-cell table:formula="of:=POWER([.C831]-6.75;2)" office:value-type="float" office:value="0.0283955645928332" calcext:value-type="float">
            <text:p>0.0283955646</text:p>
          </table:table-cell>
          <table:table-cell/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6.592244" calcext:value-type="float">
            <text:p>6.592244</text:p>
          </table:table-cell>
          <table:table-cell office:value-type="float" office:value="6.5813748521" calcext:value-type="float">
            <text:p>6.5813748521</text:p>
          </table:table-cell>
          <table:table-cell table:formula="of:=POWER([.C832]-6.75;2)" office:value-type="float" office:value="0.028434440504297" calcext:value-type="float">
            <text:p>0.0284344405</text:p>
          </table:table-cell>
          <table:table-cell/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6.583207" calcext:value-type="float">
            <text:p>6.583207</text:p>
          </table:table-cell>
          <table:table-cell office:value-type="float" office:value="6.5813101548" calcext:value-type="float">
            <text:p>6.5813101548</text:p>
          </table:table-cell>
          <table:table-cell table:formula="of:=POWER([.C833]-6.75;2)" office:value-type="float" office:value="0.0284562638736001" calcext:value-type="float">
            <text:p>0.0284562639</text:p>
          </table:table-cell>
          <table:table-cell/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6.573911" calcext:value-type="float">
            <text:p>6.573911</text:p>
          </table:table-cell>
          <table:table-cell office:value-type="float" office:value="6.5812987964" calcext:value-type="float">
            <text:p>6.5812987964</text:p>
          </table:table-cell>
          <table:table-cell table:formula="of:=POWER([.C834]-6.75;2)" office:value-type="float" office:value="0.0284600960960885" calcext:value-type="float">
            <text:p>0.0284600961</text:p>
          </table:table-cell>
          <table:table-cell/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6.564416" calcext:value-type="float">
            <text:p>6.564416</text:p>
          </table:table-cell>
          <table:table-cell office:value-type="float" office:value="6.5813433012" calcext:value-type="float">
            <text:p>6.5813433012</text:p>
          </table:table-cell>
          <table:table-cell table:formula="of:=POWER([.C835]-6.75;2)" office:value-type="float" office:value="0.0284450820501138" calcext:value-type="float">
            <text:p>0.0284450821</text:p>
          </table:table-cell>
          <table:table-cell/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6.554797" calcext:value-type="float">
            <text:p>6.554797</text:p>
          </table:table-cell>
          <table:table-cell office:value-type="float" office:value="6.5814458909" calcext:value-type="float">
            <text:p>6.5814458909</text:p>
          </table:table-cell>
          <table:table-cell table:formula="of:=POWER([.C836]-6.75;2)" office:value-type="float" office:value="0.0284104876944949" calcext:value-type="float">
            <text:p>0.0284104877</text:p>
          </table:table-cell>
          <table:table-cell/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6.545138" calcext:value-type="float">
            <text:p>6.545138</text:p>
          </table:table-cell>
          <table:table-cell office:value-type="float" office:value="6.5816083841" calcext:value-type="float">
            <text:p>6.5816083841</text:p>
          </table:table-cell>
          <table:table-cell table:formula="of:=POWER([.C837]-6.75;2)" office:value-type="float" office:value="0.0283557363054132" calcext:value-type="float">
            <text:p>0.0283557363</text:p>
          </table:table-cell>
          <table:table-cell/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6.535539" calcext:value-type="float">
            <text:p>6.535539</text:p>
          </table:table-cell>
          <table:table-cell office:value-type="float" office:value="6.5818321288" calcext:value-type="float">
            <text:p>6.5818321288</text:p>
          </table:table-cell>
          <table:table-cell table:formula="of:=POWER([.C838]-6.75;2)" office:value-type="float" office:value="0.0282804329039397" calcext:value-type="float">
            <text:p>0.0282804329</text:p>
          </table:table-cell>
          <table:table-cell/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6.526103" calcext:value-type="float">
            <text:p>6.526103</text:p>
          </table:table-cell>
          <table:table-cell office:value-type="float" office:value="6.5821178889" calcext:value-type="float">
            <text:p>6.5821178889</text:p>
          </table:table-cell>
          <table:table-cell table:formula="of:=POWER([.C839]-6.75;2)" office:value-type="float" office:value="0.0281844032273927" calcext:value-type="float">
            <text:p>0.0281844032</text:p>
          </table:table-cell>
          <table:table-cell/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6.516944" calcext:value-type="float">
            <text:p>6.516944</text:p>
          </table:table-cell>
          <table:table-cell office:value-type="float" office:value="6.5824658075" calcext:value-type="float">
            <text:p>6.5824658075</text:p>
          </table:table-cell>
          <table:table-cell table:formula="of:=POWER([.C840]-6.75;2)" office:value-type="float" office:value="0.028067705656627" calcext:value-type="float">
            <text:p>0.0280677057</text:p>
          </table:table-cell>
          <table:table-cell/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6.508173" calcext:value-type="float">
            <text:p>6.508173</text:p>
          </table:table-cell>
          <table:table-cell office:value-type="float" office:value="6.5828753188" calcext:value-type="float">
            <text:p>6.5828753188</text:p>
          </table:table-cell>
          <table:table-cell table:formula="of:=POWER([.C841]-6.75;2)" office:value-type="float" office:value="0.0279306590662016" calcext:value-type="float">
            <text:p>0.0279306591</text:p>
          </table:table-cell>
          <table:table-cell/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6.499901" calcext:value-type="float">
            <text:p>6.499901</text:p>
          </table:table-cell>
          <table:table-cell office:value-type="float" office:value="6.5833451447" calcext:value-type="float">
            <text:p>6.5833451447</text:p>
          </table:table-cell>
          <table:table-cell table:formula="of:=POWER([.C842]-6.75;2)" office:value-type="float" office:value="0.0277738407950639" calcext:value-type="float">
            <text:p>0.0277738408</text:p>
          </table:table-cell>
          <table:table-cell/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6.492233" calcext:value-type="float">
            <text:p>6.492233</text:p>
          </table:table-cell>
          <table:table-cell office:value-type="float" office:value="6.5838732722" calcext:value-type="float">
            <text:p>6.5838732722</text:p>
          </table:table-cell>
          <table:table-cell table:formula="of:=POWER([.C843]-6.75;2)" office:value-type="float" office:value="0.0275980896895353" calcext:value-type="float">
            <text:p>0.0275980897</text:p>
          </table:table-cell>
          <table:table-cell/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6.485264" calcext:value-type="float">
            <text:p>6.485264</text:p>
          </table:table-cell>
          <table:table-cell office:value-type="float" office:value="6.5844569682" calcext:value-type="float">
            <text:p>6.5844569682</text:p>
          </table:table-cell>
          <table:table-cell table:formula="of:=POWER([.C844]-6.75;2)" office:value-type="float" office:value="0.0274044953775359" calcext:value-type="float">
            <text:p>0.0274044954</text:p>
          </table:table-cell>
          <table:table-cell/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6.479071" calcext:value-type="float">
            <text:p>6.479071</text:p>
          </table:table-cell>
          <table:table-cell office:value-type="float" office:value="6.5850928205" calcext:value-type="float">
            <text:p>6.5850928205</text:p>
          </table:table-cell>
          <table:table-cell table:formula="of:=POWER([.C845]-6.75;2)" office:value-type="float" office:value="0.0271943778506453" calcext:value-type="float">
            <text:p>0.0271943779</text:p>
          </table:table-cell>
          <table:table-cell/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6.473718" calcext:value-type="float">
            <text:p>6.473718</text:p>
          </table:table-cell>
          <table:table-cell office:value-type="float" office:value="6.5857768323" calcext:value-type="float">
            <text:p>6.5857768323</text:p>
          </table:table-cell>
          <table:table-cell table:formula="of:=POWER([.C846]-6.75;2)" office:value-type="float" office:value="0.0269692488094224" calcext:value-type="float">
            <text:p>0.0269692488</text:p>
          </table:table-cell>
          <table:table-cell/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6.469244" calcext:value-type="float">
            <text:p>6.469244</text:p>
          </table:table-cell>
          <table:table-cell office:value-type="float" office:value="6.586504487" calcext:value-type="float">
            <text:p>6.586504487</text:p>
          </table:table-cell>
          <table:table-cell table:formula="of:=POWER([.C847]-6.75;2)" office:value-type="float" office:value="0.0267307827711332" calcext:value-type="float">
            <text:p>0.0267307828</text:p>
          </table:table-cell>
          <table:table-cell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6.465671" calcext:value-type="float">
            <text:p>6.465671</text:p>
          </table:table-cell>
          <table:table-cell office:value-type="float" office:value="6.5872708954" calcext:value-type="float">
            <text:p>6.5872708954</text:p>
          </table:table-cell>
          <table:table-cell table:formula="of:=POWER([.C848]-6.75;2)" office:value-type="float" office:value="0.0264807614839179" calcext:value-type="float">
            <text:p>0.0264807615</text:p>
          </table:table-cell>
          <table:table-cell/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6.462992" calcext:value-type="float">
            <text:p>6.462992</text:p>
          </table:table-cell>
          <table:table-cell office:value-type="float" office:value="6.5880708947" calcext:value-type="float">
            <text:p>6.5880708947</text:p>
          </table:table-cell>
          <table:table-cell table:formula="of:=POWER([.C849]-6.75;2)" office:value-type="float" office:value="0.0262210351432584" calcext:value-type="float">
            <text:p>0.0262210351</text:p>
          </table:table-cell>
          <table:table-cell/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6.461181" calcext:value-type="float">
            <text:p>6.461181</text:p>
          </table:table-cell>
          <table:table-cell office:value-type="float" office:value="6.5888992318" calcext:value-type="float">
            <text:p>6.5888992318</text:p>
          </table:table-cell>
          <table:table-cell table:formula="of:=POWER([.C850]-6.75;2)" office:value-type="float" office:value="0.0259534575146301" calcext:value-type="float">
            <text:p>0.0259534575</text:p>
          </table:table-cell>
          <table:table-cell/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6.460188" calcext:value-type="float">
            <text:p>6.460188</text:p>
          </table:table-cell>
          <table:table-cell office:value-type="float" office:value="6.5897506867" calcext:value-type="float">
            <text:p>6.5897506867</text:p>
          </table:table-cell>
          <table:table-cell table:formula="of:=POWER([.C851]-6.75;2)" office:value-type="float" office:value="0.0256798424131214" calcext:value-type="float">
            <text:p>0.0256798424</text:p>
          </table:table-cell>
          <table:table-cell/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6.459943" calcext:value-type="float">
            <text:p>6.459943</text:p>
          </table:table-cell>
          <table:table-cell office:value-type="float" office:value="6.5906202349" calcext:value-type="float">
            <text:p>6.5906202349</text:p>
          </table:table-cell>
          <table:table-cell table:formula="of:=POWER([.C852]-6.75;2)" office:value-type="float" office:value="0.0254019095233311" calcext:value-type="float">
            <text:p>0.0254019095</text:p>
          </table:table-cell>
          <table:table-cell/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6.460358" calcext:value-type="float">
            <text:p>6.460358</text:p>
          </table:table-cell>
          <table:table-cell office:value-type="float" office:value="6.5915031892" calcext:value-type="float">
            <text:p>6.5915031892</text:p>
          </table:table-cell>
          <table:table-cell table:formula="of:=POWER([.C853]-6.75;2)" office:value-type="float" office:value="0.025121239033771" calcext:value-type="float">
            <text:p>0.025121239</text:p>
          </table:table-cell>
          <table:table-cell/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6.461331" calcext:value-type="float">
            <text:p>6.461331</text:p>
          </table:table-cell>
          <table:table-cell office:value-type="float" office:value="6.5923953333" calcext:value-type="float">
            <text:p>6.5923953333</text:p>
          </table:table-cell>
          <table:table-cell table:formula="of:=POWER([.C854]-6.75;2)" office:value-type="float" office:value="0.0248392309656181" calcext:value-type="float">
            <text:p>0.024839231</text:p>
          </table:table-cell>
          <table:table-cell/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6.46275" calcext:value-type="float">
            <text:p>6.46275</text:p>
          </table:table-cell>
          <table:table-cell office:value-type="float" office:value="6.5932930342" calcext:value-type="float">
            <text:p>6.5932930342</text:p>
          </table:table-cell>
          <table:table-cell table:formula="of:=POWER([.C855]-6.75;2)" office:value-type="float" office:value="0.0245570731302423" calcext:value-type="float">
            <text:p>0.0245570731</text:p>
          </table:table-cell>
          <table:table-cell/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6.464494" calcext:value-type="float">
            <text:p>6.464494</text:p>
          </table:table-cell>
          <table:table-cell office:value-type="float" office:value="6.594193331" calcext:value-type="float">
            <text:p>6.594193331</text:p>
          </table:table-cell>
          <table:table-cell table:formula="of:=POWER([.C856]-6.75;2)" office:value-type="float" office:value="0.0242757181048757" calcext:value-type="float">
            <text:p>0.0242757181</text:p>
          </table:table-cell>
          <table:table-cell/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6.466438" calcext:value-type="float">
            <text:p>6.466438</text:p>
          </table:table-cell>
          <table:table-cell office:value-type="float" office:value="6.5950940208" calcext:value-type="float">
            <text:p>6.5950940208</text:p>
          </table:table-cell>
          <table:table-cell table:formula="of:=POWER([.C857]-6.75;2)" office:value-type="float" office:value="0.0239958623919107" calcext:value-type="float">
            <text:p>0.0239958624</text:p>
          </table:table-cell>
          <table:table-cell/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6.468457" calcext:value-type="float">
            <text:p>6.468457</text:p>
          </table:table-cell>
          <table:table-cell office:value-type="float" office:value="6.5959937133" calcext:value-type="float">
            <text:p>6.5959937133</text:p>
          </table:table-cell>
          <table:table-cell table:formula="of:=POWER([.C858]-6.75;2)" office:value-type="float" office:value="0.0237179363431225" calcext:value-type="float">
            <text:p>0.0237179363</text:p>
          </table:table-cell>
          <table:table-cell/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6.470428" calcext:value-type="float">
            <text:p>6.470428</text:p>
          </table:table-cell>
          <table:table-cell office:value-type="float" office:value="6.5968918592" calcext:value-type="float">
            <text:p>6.5968918592</text:p>
          </table:table-cell>
          <table:table-cell table:formula="of:=POWER([.C859]-6.75;2)" office:value-type="float" office:value="0.0234421027792325" calcext:value-type="float">
            <text:p>0.0234421028</text:p>
          </table:table-cell>
          <table:table-cell/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6.47223" calcext:value-type="float">
            <text:p>6.47223</text:p>
          </table:table-cell>
          <table:table-cell office:value-type="float" office:value="6.597788766" calcext:value-type="float">
            <text:p>6.597788766</text:p>
          </table:table-cell>
          <table:table-cell table:formula="of:=POWER([.C860]-6.75;2)" office:value-type="float" office:value="0.0231682597558028" calcext:value-type="float">
            <text:p>0.0231682598</text:p>
          </table:table-cell>
          <table:table-cell/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6.473749" calcext:value-type="float">
            <text:p>6.473749</text:p>
          </table:table-cell>
          <table:table-cell office:value-type="float" office:value="6.5986856143" calcext:value-type="float">
            <text:p>6.5986856143</text:p>
          </table:table-cell>
          <table:table-cell table:formula="of:=POWER([.C861]-6.75;2)" office:value-type="float" office:value="0.0228960433197684" calcext:value-type="float">
            <text:p>0.0228960433</text:p>
          </table:table-cell>
          <table:table-cell/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6.474875" calcext:value-type="float">
            <text:p>6.474875</text:p>
          </table:table-cell>
          <table:table-cell office:value-type="float" office:value="6.5995844388" calcext:value-type="float">
            <text:p>6.5995844388</text:p>
          </table:table-cell>
          <table:table-cell table:formula="of:=POWER([.C862]-6.75;2)" office:value-type="float" office:value="0.0226248410511109" calcext:value-type="float">
            <text:p>0.0226248411</text:p>
          </table:table-cell>
          <table:table-cell/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6.475502" calcext:value-type="float">
            <text:p>6.475502</text:p>
          </table:table-cell>
          <table:table-cell office:value-type="float" office:value="6.6004881304" calcext:value-type="float">
            <text:p>6.6004881304</text:p>
          </table:table-cell>
          <table:table-cell table:formula="of:=POWER([.C863]-6.75;2)" office:value-type="float" office:value="0.0223537991512873" calcext:value-type="float">
            <text:p>0.0223537992</text:p>
          </table:table-cell>
          <table:table-cell/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6.47553" calcext:value-type="float">
            <text:p>6.47553</text:p>
          </table:table-cell>
          <table:table-cell office:value-type="float" office:value="6.601400438" calcext:value-type="float">
            <text:p>6.601400438</text:p>
          </table:table-cell>
          <table:table-cell table:formula="of:=POWER([.C864]-6.75;2)" office:value-type="float" office:value="0.0220818298265919" calcext:value-type="float">
            <text:p>0.0220818298</text:p>
          </table:table-cell>
          <table:table-cell/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6.474858" calcext:value-type="float">
            <text:p>6.474858</text:p>
          </table:table-cell>
          <table:table-cell office:value-type="float" office:value="6.6023259559" calcext:value-type="float">
            <text:p>6.6023259559</text:p>
          </table:table-cell>
          <table:table-cell table:formula="of:=POWER([.C865]-6.75;2)" office:value-type="float" office:value="0.0218076233008489" calcext:value-type="float">
            <text:p>0.0218076233</text:p>
          </table:table-cell>
          <table:table-cell/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6.473389" calcext:value-type="float">
            <text:p>6.473389</text:p>
          </table:table-cell>
          <table:table-cell office:value-type="float" office:value="6.603270163" calcext:value-type="float">
            <text:p>6.603270163</text:p>
          </table:table-cell>
          <table:table-cell table:formula="of:=POWER([.C866]-6.75;2)" office:value-type="float" office:value="0.0215296450660465" calcext:value-type="float">
            <text:p>0.0215296451</text:p>
          </table:table-cell>
          <table:table-cell/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6.471019" calcext:value-type="float">
            <text:p>6.471019</text:p>
          </table:table-cell>
          <table:table-cell office:value-type="float" office:value="6.6042394254" calcext:value-type="float">
            <text:p>6.6042394254</text:p>
          </table:table-cell>
          <table:table-cell table:formula="of:=POWER([.C867]-6.75;2)" office:value-type="float" office:value="0.0212461451077221" calcext:value-type="float">
            <text:p>0.0212461451</text:p>
          </table:table-cell>
          <table:table-cell/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6.46764" calcext:value-type="float">
            <text:p>6.46764</text:p>
          </table:table-cell>
          <table:table-cell office:value-type="float" office:value="6.6052410827" calcext:value-type="float">
            <text:p>6.6052410827</text:p>
          </table:table-cell>
          <table:table-cell table:formula="of:=POWER([.C868]-6.75;2)" office:value-type="float" office:value="0.0209551441378682" calcext:value-type="float">
            <text:p>0.0209551441</text:p>
          </table:table-cell>
          <table:table-cell/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6.463131" calcext:value-type="float">
            <text:p>6.463131</text:p>
          </table:table-cell>
          <table:table-cell office:value-type="float" office:value="6.6062835152" calcext:value-type="float">
            <text:p>6.6062835152</text:p>
          </table:table-cell>
          <table:table-cell table:formula="of:=POWER([.C869]-6.75;2)" office:value-type="float" office:value="0.0206544280032685" calcext:value-type="float">
            <text:p>0.020654428</text:p>
          </table:table-cell>
          <table:table-cell/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6.457359" calcext:value-type="float">
            <text:p>6.457359</text:p>
          </table:table-cell>
          <table:table-cell office:value-type="float" office:value="6.6073762824" calcext:value-type="float">
            <text:p>6.6073762824</text:p>
          </table:table-cell>
          <table:table-cell table:formula="of:=POWER([.C870]-6.75;2)" office:value-type="float" office:value="0.0203415248220446" calcext:value-type="float">
            <text:p>0.0203415248</text:p>
          </table:table-cell>
          <table:table-cell/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6.450165" calcext:value-type="float">
            <text:p>6.450165</text:p>
          </table:table-cell>
          <table:table-cell office:value-type="float" office:value="6.6085302615" calcext:value-type="float">
            <text:p>6.6085302615</text:p>
          </table:table-cell>
          <table:table-cell table:formula="of:=POWER([.C871]-6.75;2)" office:value-type="float" office:value="0.0200136869112583" calcext:value-type="float">
            <text:p>0.0200136869</text:p>
          </table:table-cell>
          <table:table-cell/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6.44136" calcext:value-type="float">
            <text:p>6.44136</text:p>
          </table:table-cell>
          <table:table-cell office:value-type="float" office:value="6.6097578992" calcext:value-type="float">
            <text:p>6.6097578992</text:p>
          </table:table-cell>
          <table:table-cell table:formula="of:=POWER([.C872]-6.75;2)" office:value-type="float" office:value="0.0196678468367974" calcext:value-type="float">
            <text:p>0.0196678468</text:p>
          </table:table-cell>
          <table:table-cell/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6.430714" calcext:value-type="float">
            <text:p>6.430714</text:p>
          </table:table-cell>
          <table:table-cell office:value-type="float" office:value="6.6110735078" calcext:value-type="float">
            <text:p>6.6110735078</text:p>
          </table:table-cell>
          <table:table-cell table:formula="of:=POWER([.C873]-6.75;2)" office:value-type="float" office:value="0.0193005702349965" calcext:value-type="float">
            <text:p>0.0193005702</text:p>
          </table:table-cell>
          <table:table-cell/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6.417933" calcext:value-type="float">
            <text:p>6.417933</text:p>
          </table:table-cell>
          <table:table-cell office:value-type="float" office:value="6.6124936614" calcext:value-type="float">
            <text:p>6.6124936614</text:p>
          </table:table-cell>
          <table:table-cell table:formula="of:=POWER([.C874]-6.75;2)" office:value-type="float" office:value="0.0189079931551778" calcext:value-type="float">
            <text:p>0.0189079932</text:p>
          </table:table-cell>
          <table:table-cell/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6.402635" calcext:value-type="float">
            <text:p>6.402635</text:p>
          </table:table-cell>
          <table:table-cell office:value-type="float" office:value="6.6140377937" calcext:value-type="float">
            <text:p>6.6140377937</text:p>
          </table:table-cell>
          <table:table-cell table:formula="of:=POWER([.C875]-6.75;2)" office:value-type="float" office:value="0.0184857215419638" calcext:value-type="float">
            <text:p>0.0184857215</text:p>
          </table:table-cell>
          <table:table-cell/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6.384309" calcext:value-type="float">
            <text:p>6.384309</text:p>
          </table:table-cell>
          <table:table-cell office:value-type="float" office:value="6.615729016" calcext:value-type="float">
            <text:p>6.615729016</text:p>
          </table:table-cell>
          <table:table-cell table:formula="of:=POWER([.C876]-6.75;2)" office:value-type="float" office:value="0.0180286971443281" calcext:value-type="float">
            <text:p>0.0180286971</text:p>
          </table:table-cell>
          <table:table-cell/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6.362244" calcext:value-type="float">
            <text:p>6.362244</text:p>
          </table:table-cell>
          <table:table-cell office:value-type="float" office:value="6.6175953065" calcext:value-type="float">
            <text:p>6.6175953065</text:p>
          </table:table-cell>
          <table:table-cell table:formula="of:=POWER([.C877]-6.75;2)" office:value-type="float" office:value="0.0175310028608289" calcext:value-type="float">
            <text:p>0.0175310029</text:p>
          </table:table-cell>
          <table:table-cell/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6.335412" calcext:value-type="float">
            <text:p>6.335412</text:p>
          </table:table-cell>
          <table:table-cell office:value-type="float" office:value="6.6196713333" calcext:value-type="float">
            <text:p>6.6196713333</text:p>
          </table:table-cell>
          <table:table-cell table:formula="of:=POWER([.C878]-6.75;2)" office:value-type="float" office:value="0.0169855613637996" calcext:value-type="float">
            <text:p>0.0169855614</text:p>
          </table:table-cell>
          <table:table-cell/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6.302268" calcext:value-type="float">
            <text:p>6.302268</text:p>
          </table:table-cell>
          <table:table-cell office:value-type="float" office:value="6.6220013279" calcext:value-type="float">
            <text:p>6.6220013279</text:p>
          </table:table-cell>
          <table:table-cell table:formula="of:=POWER([.C879]-6.75;2)" office:value-type="float" office:value="0.0163836600593634" calcext:value-type="float">
            <text:p>0.0163836601</text:p>
          </table:table-cell>
          <table:table-cell/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6.260363" calcext:value-type="float">
            <text:p>6.260363</text:p>
          </table:table-cell>
          <table:table-cell office:value-type="float" office:value="6.6246437521" calcext:value-type="float">
            <text:p>6.6246437521</text:p>
          </table:table-cell>
          <table:table-cell table:formula="of:=POWER([.C880]-6.75;2)" office:value-type="float" office:value="0.0157141888875663" calcext:value-type="float">
            <text:p>0.0157141889</text:p>
          </table:table-cell>
          <table:table-cell/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6.205567" calcext:value-type="float">
            <text:p>6.205567</text:p>
          </table:table-cell>
          <table:table-cell office:value-type="float" office:value="6.627679425" calcext:value-type="float">
            <text:p>6.627679425</text:p>
          </table:table-cell>
          <table:table-cell table:formula="of:=POWER([.C881]-6.75;2)" office:value-type="float" office:value="0.0149623230683306" calcext:value-type="float">
            <text:p>0.0149623231</text:p>
          </table:table-cell>
          <table:table-cell/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6.130342" calcext:value-type="float">
            <text:p>6.130342</text:p>
          </table:table-cell>
          <table:table-cell office:value-type="float" office:value="6.6312265882" calcext:value-type="float">
            <text:p>6.6312265882</text:p>
          </table:table-cell>
          <table:table-cell table:formula="of:=POWER([.C882]-6.75;2)" office:value-type="float" office:value="0.0141071233506125" calcext:value-type="float">
            <text:p>0.0141071234</text:p>
          </table:table-cell>
          <table:table-cell/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6.019327" calcext:value-type="float">
            <text:p>6.019327</text:p>
          </table:table-cell>
          <table:table-cell office:value-type="float" office:value="6.6354713729" calcext:value-type="float">
            <text:p>6.6354713729</text:p>
          </table:table-cell>
          <table:table-cell table:formula="of:=POWER([.C883]-6.75;2)" office:value-type="float" office:value="0.0131168064254109" calcext:value-type="float">
            <text:p>0.0131168064</text:p>
          </table:table-cell>
          <table:table-cell/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5.835678" calcext:value-type="float">
            <text:p>5.835678</text:p>
          </table:table-cell>
          <table:table-cell office:value-type="float" office:value="6.6407375641" calcext:value-type="float">
            <text:p>6.6407375641</text:p>
          </table:table-cell>
          <table:table-cell table:formula="of:=POWER([.C884]-6.75;2)" office:value-type="float" office:value="0.0119382798988016" calcext:value-type="float">
            <text:p>0.0119382799</text:p>
          </table:table-cell>
          <table:table-cell/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5.463137" calcext:value-type="float">
            <text:p>5.463137</text:p>
          </table:table-cell>
          <table:table-cell office:value-type="float" office:value="6.6476777328" calcext:value-type="float">
            <text:p>6.6476777328</text:p>
          </table:table-cell>
          <table:table-cell table:formula="of:=POWER([.C885]-6.75;2)" office:value-type="float" office:value="0.0104698463649482" calcext:value-type="float">
            <text:p>0.0104698464</text:p>
          </table:table-cell>
          <table:table-cell/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4.221138" calcext:value-type="float">
            <text:p>4.221138</text:p>
          </table:table-cell>
          <table:table-cell office:value-type="float" office:value="6.657978087" calcext:value-type="float">
            <text:p>6.657978087</text:p>
          </table:table-cell>
          <table:table-cell table:formula="of:=POWER([.C886]-6.75;2)" office:value-type="float" office:value="0.00846803247217956" calcext:value-type="float">
            <text:p>0.0084680325</text:p>
          </table:table-cell>
          <table:table-cell/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4.221138" calcext:value-type="float">
            <text:p>4.221138</text:p>
          </table:table-cell>
          <table:table-cell office:value-type="float" office:value="6.6793538772" calcext:value-type="float">
            <text:p>6.6793538772</text:p>
          </table:table-cell>
          <table:table-cell table:formula="of:=POWER([.C887]-6.75;2)" office:value-type="float" office:value="0.00499087466667261" calcext:value-type="float">
            <text:p>0.0049908747</text:p>
          </table:table-cell>
          <table:table-cell/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8.318093" calcext:value-type="float">
            <text:p>8.318093</text:p>
          </table:table-cell>
          <table:table-cell office:value-type="float" office:value="6.701108" calcext:value-type="float">
            <text:p>6.701108</text:p>
          </table:table-cell>
          <table:table-cell table:formula="of:=POWER([.C888]-6.75;2)" office:value-type="float" office:value="0.00239042766400004" calcext:value-type="float">
            <text:p>0.0023904277</text:p>
          </table:table-cell>
          <table:table-cell/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7.427522" calcext:value-type="float">
            <text:p>7.427522</text:p>
          </table:table-cell>
          <table:table-cell office:value-type="float" office:value="6.6866706339" calcext:value-type="float">
            <text:p>6.6866706339</text:p>
          </table:table-cell>
          <table:table-cell table:formula="of:=POWER([.C889]-6.75;2)" office:value-type="float" office:value="0.00401060861062778" calcext:value-type="float">
            <text:p>0.0040106086</text:p>
          </table:table-cell>
          <table:table-cell/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7.112459" calcext:value-type="float">
            <text:p>7.112459</text:p>
          </table:table-cell>
          <table:table-cell office:value-type="float" office:value="6.6799962973" calcext:value-type="float">
            <text:p>6.6799962973</text:p>
          </table:table-cell>
          <table:table-cell table:formula="of:=POWER([.C890]-6.75;2)" office:value-type="float" office:value="0.00490051839171002" calcext:value-type="float">
            <text:p>0.0049005184</text:p>
          </table:table-cell>
          <table:table-cell/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6.948093" calcext:value-type="float">
            <text:p>6.948093</text:p>
          </table:table-cell>
          <table:table-cell office:value-type="float" office:value="6.6760648182" calcext:value-type="float">
            <text:p>6.6760648182</text:p>
          </table:table-cell>
          <table:table-cell table:formula="of:=POWER([.C891]-6.75;2)" office:value-type="float" office:value="0.00546641110779899" calcext:value-type="float">
            <text:p>0.0054664111</text:p>
          </table:table-cell>
          <table:table-cell/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6.845504" calcext:value-type="float">
            <text:p>6.845504</text:p>
          </table:table-cell>
          <table:table-cell office:value-type="float" office:value="6.6735691468" calcext:value-type="float">
            <text:p>6.6735691468</text:p>
          </table:table-cell>
          <table:table-cell table:formula="of:=POWER([.C892]-6.75;2)" office:value-type="float" office:value="0.00584167532087991" calcext:value-type="float">
            <text:p>0.0058416753</text:p>
          </table:table-cell>
          <table:table-cell/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6.774389" calcext:value-type="float">
            <text:p>6.774389</text:p>
          </table:table-cell>
          <table:table-cell office:value-type="float" office:value="6.6719771574" calcext:value-type="float">
            <text:p>6.6719771574</text:p>
          </table:table-cell>
          <table:table-cell table:formula="of:=POWER([.C893]-6.75;2)" office:value-type="float" office:value="0.00608756396738441" calcext:value-type="float">
            <text:p>0.006087564</text:p>
          </table:table-cell>
          <table:table-cell/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6.721602" calcext:value-type="float">
            <text:p>6.721602</text:p>
          </table:table-cell>
          <table:table-cell office:value-type="float" office:value="6.6710200374" calcext:value-type="float">
            <text:p>6.6710200374</text:p>
          </table:table-cell>
          <table:table-cell table:formula="of:=POWER([.C894]-6.75;2)" office:value-type="float" office:value="0.00623783449229741" calcext:value-type="float">
            <text:p>0.0062378345</text:p>
          </table:table-cell>
          <table:table-cell/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6.68053" calcext:value-type="float">
            <text:p>6.68053</text:p>
          </table:table-cell>
          <table:table-cell office:value-type="float" office:value="6.6705428491" calcext:value-type="float">
            <text:p>6.6705428491</text:p>
          </table:table-cell>
          <table:table-cell table:formula="of:=POWER([.C895]-6.75;2)" office:value-type="float" office:value="0.00631343882914533" calcext:value-type="float">
            <text:p>0.0063134388</text:p>
          </table:table-cell>
          <table:table-cell/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6.647494" calcext:value-type="float">
            <text:p>6.647494</text:p>
          </table:table-cell>
          <table:table-cell office:value-type="float" office:value="6.6704477333" calcext:value-type="float">
            <text:p>6.6704477333</text:p>
          </table:table-cell>
          <table:table-cell table:formula="of:=POWER([.C896]-6.75;2)" office:value-type="float" office:value="0.00632856313710799" calcext:value-type="float">
            <text:p>0.0063285631</text:p>
          </table:table-cell>
          <table:table-cell/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6.620291" calcext:value-type="float">
            <text:p>6.620291</text:p>
          </table:table-cell>
          <table:table-cell office:value-type="float" office:value="6.6706684423" calcext:value-type="float">
            <text:p>6.6706684423</text:p>
          </table:table-cell>
          <table:table-cell table:formula="of:=POWER([.C897]-6.75;2)" office:value-type="float" office:value="0.00629349604710839" calcext:value-type="float">
            <text:p>0.006293496</text:p>
          </table:table-cell>
          <table:table-cell/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6.597527" calcext:value-type="float">
            <text:p>6.597527</text:p>
          </table:table-cell>
          <table:table-cell office:value-type="float" office:value="6.6711575437" calcext:value-type="float">
            <text:p>6.6711575437</text:p>
          </table:table-cell>
          <table:table-cell table:formula="of:=POWER([.C898]-6.75;2)" office:value-type="float" office:value="0.00621613291541746" calcext:value-type="float">
            <text:p>0.0062161329</text:p>
          </table:table-cell>
          <table:table-cell/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6.578279" calcext:value-type="float">
            <text:p>6.578279</text:p>
          </table:table-cell>
          <table:table-cell office:value-type="float" office:value="6.6718794118" calcext:value-type="float">
            <text:p>6.6718794118</text:p>
          </table:table-cell>
          <table:table-cell table:formula="of:=POWER([.C899]-6.75;2)" office:value-type="float" office:value="0.00610282630071398" calcext:value-type="float">
            <text:p>0.0061028263</text:p>
          </table:table-cell>
          <table:table-cell/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6.561914" calcext:value-type="float">
            <text:p>6.561914</text:p>
          </table:table-cell>
          <table:table-cell office:value-type="float" office:value="6.6728061485" calcext:value-type="float">
            <text:p>6.6728061485</text:p>
          </table:table-cell>
          <table:table-cell table:formula="of:=POWER([.C900]-6.75;2)" office:value-type="float" office:value="0.005958890709404" calcext:value-type="float">
            <text:p>0.0059588907</text:p>
          </table:table-cell>
          <table:table-cell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6.547984" calcext:value-type="float">
            <text:p>6.547984</text:p>
          </table:table-cell>
          <table:table-cell office:value-type="float" office:value="6.67391507" calcext:value-type="float">
            <text:p>6.67391507</text:p>
          </table:table-cell>
          <table:table-cell table:formula="of:=POWER([.C901]-6.75;2)" office:value-type="float" office:value="0.00578891657310496" calcext:value-type="float">
            <text:p>0.0057889166</text:p>
          </table:table-cell>
          <table:table-cell/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6.536161" calcext:value-type="float">
            <text:p>6.536161</text:p>
          </table:table-cell>
          <table:table-cell office:value-type="float" office:value="6.675187101" calcext:value-type="float">
            <text:p>6.675187101</text:p>
          </table:table-cell>
          <table:table-cell table:formula="of:=POWER([.C902]-6.75;2)" office:value-type="float" office:value="0.00559696985678425" calcext:value-type="float">
            <text:p>0.0055969699</text:p>
          </table:table-cell>
          <table:table-cell/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6.526198" calcext:value-type="float">
            <text:p>6.526198</text:p>
          </table:table-cell>
          <table:table-cell office:value-type="float" office:value="6.6766057347" calcext:value-type="float">
            <text:p>6.6766057347</text:p>
          </table:table-cell>
          <table:table-cell table:formula="of:=POWER([.C903]-6.75;2)" office:value-type="float" office:value="0.00538671817892681" calcext:value-type="float">
            <text:p>0.0053867182</text:p>
          </table:table-cell>
          <table:table-cell/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6.517903" calcext:value-type="float">
            <text:p>6.517903</text:p>
          </table:table-cell>
          <table:table-cell office:value-type="float" office:value="6.6781563299" calcext:value-type="float">
            <text:p>6.6781563299</text:p>
          </table:table-cell>
          <table:table-cell table:formula="of:=POWER([.C904]-6.75;2)" office:value-type="float" office:value="0.00516151293343761" calcext:value-type="float">
            <text:p>0.0051615129</text:p>
          </table:table-cell>
          <table:table-cell/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6.51112" calcext:value-type="float">
            <text:p>6.51112</text:p>
          </table:table-cell>
          <table:table-cell office:value-type="float" office:value="6.6798256354" calcext:value-type="float">
            <text:p>6.6798256354</text:p>
          </table:table-cell>
          <table:table-cell table:formula="of:=POWER([.C905]-6.75;2)" office:value-type="float" office:value="0.00492444144701369" calcext:value-type="float">
            <text:p>0.0049244414</text:p>
          </table:table-cell>
          <table:table-cell/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6.505717" calcext:value-type="float">
            <text:p>6.505717</text:p>
          </table:table-cell>
          <table:table-cell office:value-type="float" office:value="6.6816014842" calcext:value-type="float">
            <text:p>6.6816014842</text:p>
          </table:table-cell>
          <table:table-cell table:formula="of:=POWER([.C906]-6.75;2)" office:value-type="float" office:value="0.00467835696364288" calcext:value-type="float">
            <text:p>0.004678357</text:p>
          </table:table-cell>
          <table:table-cell/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6.501577" calcext:value-type="float">
            <text:p>6.501577</text:p>
          </table:table-cell>
          <table:table-cell office:value-type="float" office:value="6.6834725957" calcext:value-type="float">
            <text:p>6.6834725957</text:p>
          </table:table-cell>
          <table:table-cell table:formula="of:=POWER([.C907]-6.75;2)" office:value-type="float" office:value="0.00442589552289571" calcext:value-type="float">
            <text:p>0.0044258955</text:p>
          </table:table-cell>
          <table:table-cell/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6.498593" calcext:value-type="float">
            <text:p>6.498593</text:p>
          </table:table-cell>
          <table:table-cell office:value-type="float" office:value="6.6854284624" calcext:value-type="float">
            <text:p>6.6854284624</text:p>
          </table:table-cell>
          <table:table-cell table:formula="of:=POWER([.C908]-6.75;2)" office:value-type="float" office:value="0.00416948346802821" calcext:value-type="float">
            <text:p>0.0041694835</text:p>
          </table:table-cell>
          <table:table-cell/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6.496665" calcext:value-type="float">
            <text:p>6.496665</text:p>
          </table:table-cell>
          <table:table-cell office:value-type="float" office:value="6.6874592826" calcext:value-type="float">
            <text:p>6.6874592826</text:p>
          </table:table-cell>
          <table:table-cell table:formula="of:=POWER([.C909]-6.75;2)" office:value-type="float" office:value="0.00391134133290668" calcext:value-type="float">
            <text:p>0.0039113413</text:p>
          </table:table-cell>
          <table:table-cell/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6.495695" calcext:value-type="float">
            <text:p>6.495695</text:p>
          </table:table-cell>
          <table:table-cell office:value-type="float" office:value="6.6895559231" calcext:value-type="float">
            <text:p>6.6895559231</text:p>
          </table:table-cell>
          <table:table-cell table:formula="of:=POWER([.C910]-6.75;2)" office:value-type="float" office:value="0.00365348643229307" calcext:value-type="float">
            <text:p>0.0036534864</text:p>
          </table:table-cell>
          <table:table-cell/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6.495589" calcext:value-type="float">
            <text:p>6.495589</text:p>
          </table:table-cell>
          <table:table-cell office:value-type="float" office:value="6.6917099333" calcext:value-type="float">
            <text:p>6.6917099333</text:p>
          </table:table-cell>
          <table:table-cell table:formula="of:=POWER([.C911]-6.75;2)" office:value-type="float" office:value="0.00339773187589041" calcext:value-type="float">
            <text:p>0.0033977319</text:p>
          </table:table-cell>
          <table:table-cell/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6.496251" calcext:value-type="float">
            <text:p>6.496251</text:p>
          </table:table-cell>
          <table:table-cell office:value-type="float" office:value="6.6939135393" calcext:value-type="float">
            <text:p>6.6939135393</text:p>
          </table:table-cell>
          <table:table-cell table:formula="of:=POWER([.C912]-6.75;2)" office:value-type="float" office:value="0.0031456910738526" calcext:value-type="float">
            <text:p>0.0031456911</text:p>
          </table:table-cell>
          <table:table-cell/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6.49759" calcext:value-type="float">
            <text:p>6.49759</text:p>
          </table:table-cell>
          <table:table-cell office:value-type="float" office:value="6.6961597045" calcext:value-type="float">
            <text:p>6.6961597045</text:p>
          </table:table-cell>
          <table:table-cell table:formula="of:=POWER([.C913]-6.75;2)" office:value-type="float" office:value="0.00289877741952729" calcext:value-type="float">
            <text:p>0.0028987774</text:p>
          </table:table-cell>
          <table:table-cell/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6.499517" calcext:value-type="float">
            <text:p>6.499517</text:p>
          </table:table-cell>
          <table:table-cell office:value-type="float" office:value="6.6984421149" calcext:value-type="float">
            <text:p>6.6984421149</text:p>
          </table:table-cell>
          <table:table-cell table:formula="of:=POWER([.C914]-6.75;2)" office:value-type="float" office:value="0.00265821551598483" calcext:value-type="float">
            <text:p>0.0026582155</text:p>
          </table:table-cell>
          <table:table-cell/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6.501947" calcext:value-type="float">
            <text:p>6.501947</text:p>
          </table:table-cell>
          <table:table-cell office:value-type="float" office:value="6.7007551977" calcext:value-type="float">
            <text:p>6.7007551977</text:p>
          </table:table-cell>
          <table:table-cell table:formula="of:=POWER([.C915]-6.75;2)" office:value-type="float" office:value="0.00242505055356605" calcext:value-type="float">
            <text:p>0.0024250506</text:p>
          </table:table-cell>
          <table:table-cell/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6.504798" calcext:value-type="float">
            <text:p>6.504798</text:p>
          </table:table-cell>
          <table:table-cell office:value-type="float" office:value="6.7030941176" calcext:value-type="float">
            <text:p>6.7030941176</text:p>
          </table:table-cell>
          <table:table-cell table:formula="of:=POWER([.C916]-6.75;2)" office:value-type="float" office:value="0.00220016180372262" calcext:value-type="float">
            <text:p>0.0022001618</text:p>
          </table:table-cell>
          <table:table-cell/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6.507998" calcext:value-type="float">
            <text:p>6.507998</text:p>
          </table:table-cell>
          <table:table-cell office:value-type="float" office:value="6.7054547857" calcext:value-type="float">
            <text:p>6.7054547857</text:p>
          </table:table-cell>
          <table:table-cell table:formula="of:=POWER([.C917]-6.75;2)" office:value-type="float" office:value="0.00198427611703295" calcext:value-type="float">
            <text:p>0.0019842761</text:p>
          </table:table-cell>
          <table:table-cell/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6.511479" calcext:value-type="float">
            <text:p>6.511479</text:p>
          </table:table-cell>
          <table:table-cell office:value-type="float" office:value="6.7078337831" calcext:value-type="float">
            <text:p>6.7078337831</text:p>
          </table:table-cell>
          <table:table-cell table:formula="of:=POWER([.C918]-6.75;2)" office:value-type="float" office:value="0.00177798984765785" calcext:value-type="float">
            <text:p>0.0017779898</text:p>
          </table:table-cell>
          <table:table-cell/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6.515183" calcext:value-type="float">
            <text:p>6.515183</text:p>
          </table:table-cell>
          <table:table-cell office:value-type="float" office:value="6.7102283537" calcext:value-type="float">
            <text:p>6.7102283537</text:p>
          </table:table-cell>
          <table:table-cell table:formula="of:=POWER([.C919]-6.75;2)" office:value-type="float" office:value="0.00158178384941232" calcext:value-type="float">
            <text:p>0.0015817838</text:p>
          </table:table-cell>
          <table:table-cell/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6.519062" calcext:value-type="float">
            <text:p>6.519062</text:p>
          </table:table-cell>
          <table:table-cell office:value-type="float" office:value="6.712636321" calcext:value-type="float">
            <text:p>6.712636321</text:p>
          </table:table-cell>
          <table:table-cell table:formula="of:=POWER([.C920]-6.75;2)" office:value-type="float" office:value="0.00139604450841506" calcext:value-type="float">
            <text:p>0.0013960445</text:p>
          </table:table-cell>
          <table:table-cell/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6.523076" calcext:value-type="float">
            <text:p>6.523076</text:p>
          </table:table-cell>
          <table:table-cell office:value-type="float" office:value="6.715056" calcext:value-type="float">
            <text:p>6.715056</text:p>
          </table:table-cell>
          <table:table-cell table:formula="of:=POWER([.C921]-6.75;2)" office:value-type="float" office:value="0.00122108313600002" calcext:value-type="float">
            <text:p>0.0012210831</text:p>
          </table:table-cell>
          <table:table-cell/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6.527196" calcext:value-type="float">
            <text:p>6.527196</text:p>
          </table:table-cell>
          <table:table-cell office:value-type="float" office:value="6.7174861266" calcext:value-type="float">
            <text:p>6.7174861266</text:p>
          </table:table-cell>
          <table:table-cell table:formula="of:=POWER([.C922]-6.75;2)" office:value-type="float" office:value="0.00105715196347124" calcext:value-type="float">
            <text:p>0.001057152</text:p>
          </table:table-cell>
          <table:table-cell/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6.5314" calcext:value-type="float">
            <text:p>6.5314</text:p>
          </table:table-cell>
          <table:table-cell office:value-type="float" office:value="6.7199257436" calcext:value-type="float">
            <text:p>6.7199257436</text:p>
          </table:table-cell>
          <table:table-cell table:formula="of:=POWER([.C923]-6.75;2)" office:value-type="float" office:value="0.000904460898012931" calcext:value-type="float">
            <text:p>0.0009044609</text:p>
          </table:table-cell>
          <table:table-cell/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6.535677" calcext:value-type="float">
            <text:p>6.535677</text:p>
          </table:table-cell>
          <table:table-cell office:value-type="float" office:value="6.7223741299" calcext:value-type="float">
            <text:p>6.7223741299</text:p>
          </table:table-cell>
          <table:table-cell table:formula="of:=POWER([.C924]-6.75;2)" office:value-type="float" office:value="0.000763188698782053" calcext:value-type="float">
            <text:p>0.0007631887</text:p>
          </table:table-cell>
          <table:table-cell/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6.540021" calcext:value-type="float">
            <text:p>6.540021</text:p>
          </table:table-cell>
          <table:table-cell office:value-type="float" office:value="6.7248306711" calcext:value-type="float">
            <text:p>6.7248306711</text:p>
          </table:table-cell>
          <table:table-cell table:formula="of:=POWER([.C925]-6.75;2)" office:value-type="float" office:value="0.000633495117276359" calcext:value-type="float">
            <text:p>0.0006334951</text:p>
          </table:table-cell>
          <table:table-cell/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6.544434" calcext:value-type="float">
            <text:p>6.544434</text:p>
          </table:table-cell>
          <table:table-cell office:value-type="float" office:value="6.7272948" calcext:value-type="float">
            <text:p>6.7272948</text:p>
          </table:table-cell>
          <table:table-cell table:formula="of:=POWER([.C926]-6.75;2)" office:value-type="float" office:value="0.000515526107039994" calcext:value-type="float">
            <text:p>0.0005155261</text:p>
          </table:table-cell>
          <table:table-cell/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6.548921" calcext:value-type="float">
            <text:p>6.548921</text:p>
          </table:table-cell>
          <table:table-cell office:value-type="float" office:value="6.7297658919" calcext:value-type="float">
            <text:p>6.7297658919</text:p>
          </table:table-cell>
          <table:table-cell table:formula="of:=POWER([.C927]-6.75;2)" office:value-type="float" office:value="0.000409419130602501" calcext:value-type="float">
            <text:p>0.0004094191</text:p>
          </table:table-cell>
          <table:table-cell/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6.553492" calcext:value-type="float">
            <text:p>6.553492</text:p>
          </table:table-cell>
          <table:table-cell office:value-type="float" office:value="6.7322432192" calcext:value-type="float">
            <text:p>6.7322432192</text:p>
          </table:table-cell>
          <table:table-cell table:formula="of:=POWER([.C928]-6.75;2)" office:value-type="float" office:value="0.000315303264379252" calcext:value-type="float">
            <text:p>0.0003153033</text:p>
          </table:table-cell>
          <table:table-cell/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6.558159" calcext:value-type="float">
            <text:p>6.558159</text:p>
          </table:table-cell>
          <table:table-cell office:value-type="float" office:value="6.734725875" calcext:value-type="float">
            <text:p>6.734725875</text:p>
          </table:table-cell>
          <table:table-cell table:formula="of:=POWER([.C929]-6.75;2)" office:value-type="float" office:value="0.000233298894515609" calcext:value-type="float">
            <text:p>0.0002332989</text:p>
          </table:table-cell>
          <table:table-cell/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6.562933" calcext:value-type="float">
            <text:p>6.562933</text:p>
          </table:table-cell>
          <table:table-cell office:value-type="float" office:value="6.7372127324" calcext:value-type="float">
            <text:p>6.7372127324</text:p>
          </table:table-cell>
          <table:table-cell table:formula="of:=POWER([.C930]-6.75;2)" office:value-type="float" office:value="0.000163514212674017" calcext:value-type="float">
            <text:p>0.0001635142</text:p>
          </table:table-cell>
          <table:table-cell/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6.567827" calcext:value-type="float">
            <text:p>6.567827</text:p>
          </table:table-cell>
          <table:table-cell office:value-type="float" office:value="6.7397024429" calcext:value-type="float">
            <text:p>6.7397024429</text:p>
          </table:table-cell>
          <table:table-cell table:formula="of:=POWER([.C931]-6.75;2)" office:value-type="float" office:value="0.000106039682227768" calcext:value-type="float">
            <text:p>0.0001060397</text:p>
          </table:table-cell>
          <table:table-cell/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6.57285" calcext:value-type="float">
            <text:p>6.57285</text:p>
          </table:table-cell>
          <table:table-cell office:value-type="float" office:value="6.7421933913" calcext:value-type="float">
            <text:p>6.7421933913</text:p>
          </table:table-cell>
          <table:table-cell table:formula="of:=POWER([.C932]-6.75;2)" office:value-type="float" office:value="0.0000609431393949182" calcext:value-type="float">
            <text:p>6.09431393949182E-005</text:p>
          </table:table-cell>
          <table:table-cell/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6.578011" calcext:value-type="float">
            <text:p>6.578011</text:p>
          </table:table-cell>
          <table:table-cell office:value-type="float" office:value="6.7446837353" calcext:value-type="float">
            <text:p>6.7446837353</text:p>
          </table:table-cell>
          <table:table-cell table:formula="of:=POWER([.C933]-6.75;2)" office:value-type="float" office:value="0.0000282626703604686" calcext:value-type="float">
            <text:p>2.82626703604686E-005</text:p>
          </table:table-cell>
          <table:table-cell/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6.583314" calcext:value-type="float">
            <text:p>6.583314</text:p>
          </table:table-cell>
          <table:table-cell office:value-type="float" office:value="6.7471713881" calcext:value-type="float">
            <text:p>6.7471713881</text:p>
          </table:table-cell>
          <table:table-cell table:formula="of:=POWER([.C934]-6.75;2)" office:value-type="float" office:value="0.00000800104528082192" calcext:value-type="float">
            <text:p>0.000008001</text:p>
          </table:table-cell>
          <table:table-cell/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6.58876" calcext:value-type="float">
            <text:p>6.58876</text:p>
          </table:table-cell>
          <table:table-cell office:value-type="float" office:value="6.7496540758" calcext:value-type="float">
            <text:p>6.7496540758</text:p>
          </table:table-cell>
          <table:table-cell table:formula="of:=POWER([.C935]-6.75;2)" office:value-type="float" office:value="0.00000011966355214588" calcext:value-type="float">
            <text:p>1.1966355214588E-007</text:p>
          </table:table-cell>
          <table:table-cell/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6.594347" calcext:value-type="float">
            <text:p>6.594347</text:p>
          </table:table-cell>
          <table:table-cell office:value-type="float" office:value="6.7521293692" calcext:value-type="float">
            <text:p>6.7521293692</text:p>
          </table:table-cell>
          <table:table-cell table:formula="of:=POWER([.C936]-6.75;2)" office:value-type="float" office:value="0.00000453421318991033" calcext:value-type="float">
            <text:p>4.53421318991033E-006</text:p>
          </table:table-cell>
          <table:table-cell/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6.600067" calcext:value-type="float">
            <text:p>6.600067</text:p>
          </table:table-cell>
          <table:table-cell office:value-type="float" office:value="6.7545947188" calcext:value-type="float">
            <text:p>6.7545947188</text:p>
          </table:table-cell>
          <table:table-cell table:formula="of:=POWER([.C937]-6.75;2)" office:value-type="float" office:value="0.000021111440851073" calcext:value-type="float">
            <text:p>2.1111440851073E-005</text:p>
          </table:table-cell>
          <table:table-cell/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6.60591" calcext:value-type="float">
            <text:p>6.60591</text:p>
          </table:table-cell>
          <table:table-cell office:value-type="float" office:value="6.7570475397" calcext:value-type="float">
            <text:p>6.7570475397</text:p>
          </table:table-cell>
          <table:table-cell table:formula="of:=POWER([.C938]-6.75;2)" office:value-type="float" office:value="0.0000496678158230799" calcext:value-type="float">
            <text:p>4.96678158230799E-005</text:p>
          </table:table-cell>
          <table:table-cell/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6.611864" calcext:value-type="float">
            <text:p>6.611864</text:p>
          </table:table-cell>
          <table:table-cell office:value-type="float" office:value="6.7594852419" calcext:value-type="float">
            <text:p>6.7594852419</text:p>
          </table:table-cell>
          <table:table-cell table:formula="of:=POWER([.C939]-6.75;2)" office:value-type="float" office:value="0.0000899698139015197" calcext:value-type="float">
            <text:p>8.99698139015197E-005</text:p>
          </table:table-cell>
          <table:table-cell/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6.617909" calcext:value-type="float">
            <text:p>6.617909</text:p>
          </table:table-cell>
          <table:table-cell office:value-type="float" office:value="6.7619052623" calcext:value-type="float">
            <text:p>6.7619052623</text:p>
          </table:table-cell>
          <table:table-cell table:formula="of:=POWER([.C940]-6.75;2)" office:value-type="float" office:value="0.000141735270431801" calcext:value-type="float">
            <text:p>0.0001417353</text:p>
          </table:table-cell>
          <table:table-cell/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6.624027" calcext:value-type="float">
            <text:p>6.624027</text:p>
          </table:table-cell>
          <table:table-cell office:value-type="float" office:value="6.7643052" calcext:value-type="float">
            <text:p>6.7643052</text:p>
          </table:table-cell>
          <table:table-cell table:formula="of:=POWER([.C941]-6.75;2)" office:value-type="float" office:value="0.000204638747039997" calcext:value-type="float">
            <text:p>0.0002046387</text:p>
          </table:table-cell>
          <table:table-cell/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6.630195" calcext:value-type="float">
            <text:p>6.630195</text:p>
          </table:table-cell>
          <table:table-cell office:value-type="float" office:value="6.7666827966" calcext:value-type="float">
            <text:p>6.7666827966</text:p>
          </table:table-cell>
          <table:table-cell table:formula="of:=POWER([.C942]-6.75;2)" office:value-type="float" office:value="0.000278315702396958" calcext:value-type="float">
            <text:p>0.0002783157</text:p>
          </table:table-cell>
          <table:table-cell/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6.636389" calcext:value-type="float">
            <text:p>6.636389</text:p>
          </table:table-cell>
          <table:table-cell office:value-type="float" office:value="6.7690360345" calcext:value-type="float">
            <text:p>6.7690360345</text:p>
          </table:table-cell>
          <table:table-cell table:formula="of:=POWER([.C943]-6.75;2)" office:value-type="float" office:value="0.000362370609485191" calcext:value-type="float">
            <text:p>0.0003623706</text:p>
          </table:table-cell>
          <table:table-cell/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6.642585" calcext:value-type="float">
            <text:p>6.642585</text:p>
          </table:table-cell>
          <table:table-cell office:value-type="float" office:value="6.7713631754" calcext:value-type="float">
            <text:p>6.7713631754</text:p>
          </table:table-cell>
          <table:table-cell table:formula="of:=POWER([.C944]-6.75;2)" office:value-type="float" office:value="0.000456385263171179" calcext:value-type="float">
            <text:p>0.0004563853</text:p>
          </table:table-cell>
          <table:table-cell/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6.648758" calcext:value-type="float">
            <text:p>6.648758</text:p>
          </table:table-cell>
          <table:table-cell office:value-type="float" office:value="6.7736627857" calcext:value-type="float">
            <text:p>6.7736627857</text:p>
          </table:table-cell>
          <table:table-cell table:formula="of:=POWER([.C945]-6.75;2)" office:value-type="float" office:value="0.000559927427084126" calcext:value-type="float">
            <text:p>0.0005599274</text:p>
          </table:table-cell>
          <table:table-cell/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6.654884" calcext:value-type="float">
            <text:p>6.654884</text:p>
          </table:table-cell>
          <table:table-cell office:value-type="float" office:value="6.7759337818" calcext:value-type="float">
            <text:p>6.7759337818</text:p>
          </table:table-cell>
          <table:table-cell table:formula="of:=POWER([.C946]-6.75;2)" office:value-type="float" office:value="0.000672561038450014" calcext:value-type="float">
            <text:p>0.000672561</text:p>
          </table:table-cell>
          <table:table-cell/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6.660941" calcext:value-type="float">
            <text:p>6.660941</text:p>
          </table:table-cell>
          <table:table-cell office:value-type="float" office:value="6.7781754444" calcext:value-type="float">
            <text:p>6.7781754444</text:p>
          </table:table-cell>
          <table:table-cell table:formula="of:=POWER([.C947]-6.75;2)" office:value-type="float" office:value="0.000793855667137515" calcext:value-type="float">
            <text:p>0.0007938557</text:p>
          </table:table-cell>
          <table:table-cell/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6.666908" calcext:value-type="float">
            <text:p>6.666908</text:p>
          </table:table-cell>
          <table:table-cell office:value-type="float" office:value="6.7803874151" calcext:value-type="float">
            <text:p>6.7803874151</text:p>
          </table:table-cell>
          <table:table-cell table:formula="of:=POWER([.C948]-6.75;2)" office:value-type="float" office:value="0.0009233949964597" calcext:value-type="float">
            <text:p>0.000923395</text:p>
          </table:table-cell>
          <table:table-cell/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6.672768" calcext:value-type="float">
            <text:p>6.672768</text:p>
          </table:table-cell>
          <table:table-cell office:value-type="float" office:value="6.7825697115" calcext:value-type="float">
            <text:p>6.7825697115</text:p>
          </table:table-cell>
          <table:table-cell table:formula="of:=POWER([.C949]-6.75;2)" office:value-type="float" office:value="0.00106078610719322" calcext:value-type="float">
            <text:p>0.0010607861</text:p>
          </table:table-cell>
          <table:table-cell/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6.678506" calcext:value-type="float">
            <text:p>6.678506</text:p>
          </table:table-cell>
          <table:table-cell office:value-type="float" office:value="6.7847226863" calcext:value-type="float">
            <text:p>6.7847226863</text:p>
          </table:table-cell>
          <table:table-cell table:formula="of:=POWER([.C950]-6.75;2)" office:value-type="float" office:value="0.00120566494388823" calcext:value-type="float">
            <text:p>0.0012056649</text:p>
          </table:table-cell>
          <table:table-cell/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6.684113" calcext:value-type="float">
            <text:p>6.684113</text:p>
          </table:table-cell>
          <table:table-cell office:value-type="float" office:value="6.78684702" calcext:value-type="float">
            <text:p>6.78684702</text:p>
          </table:table-cell>
          <table:table-cell table:formula="of:=POWER([.C951]-6.75;2)" office:value-type="float" office:value="0.00135770288288038" calcext:value-type="float">
            <text:p>0.0013577029</text:p>
          </table:table-cell>
          <table:table-cell/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6.689583" calcext:value-type="float">
            <text:p>6.689583</text:p>
          </table:table-cell>
          <table:table-cell office:value-type="float" office:value="6.7889436327" calcext:value-type="float">
            <text:p>6.7889436327</text:p>
          </table:table-cell>
          <table:table-cell table:formula="of:=POWER([.C952]-6.75;2)" office:value-type="float" office:value="0.00151660652787248" calcext:value-type="float">
            <text:p>0.0015166065</text:p>
          </table:table-cell>
          <table:table-cell/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6.694914" calcext:value-type="float">
            <text:p>6.694914</text:p>
          </table:table-cell>
          <table:table-cell office:value-type="float" office:value="6.7910136458" calcext:value-type="float">
            <text:p>6.7910136458</text:p>
          </table:table-cell>
          <table:table-cell table:formula="of:=POWER([.C953]-6.75;2)" office:value-type="float" office:value="0.00168211914180783" calcext:value-type="float">
            <text:p>0.0016821191</text:p>
          </table:table-cell>
          <table:table-cell/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6.700108" calcext:value-type="float">
            <text:p>6.700108</text:p>
          </table:table-cell>
          <table:table-cell office:value-type="float" office:value="6.7930583191" calcext:value-type="float">
            <text:p>6.7930583191</text:p>
          </table:table-cell>
          <table:table-cell table:formula="of:=POWER([.C954]-6.75;2)" office:value-type="float" office:value="0.00185401884371743" calcext:value-type="float">
            <text:p>0.0018540188</text:p>
          </table:table-cell>
          <table:table-cell/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6.705171" calcext:value-type="float">
            <text:p>6.705171</text:p>
          </table:table-cell>
          <table:table-cell office:value-type="float" office:value="6.7950789783" calcext:value-type="float">
            <text:p>6.7950789783</text:p>
          </table:table-cell>
          <table:table-cell table:formula="of:=POWER([.C955]-6.75;2)" office:value-type="float" office:value="0.0020321142845719" calcext:value-type="float">
            <text:p>0.0020321143</text:p>
          </table:table-cell>
          <table:table-cell/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6.710114" calcext:value-type="float">
            <text:p>6.710114</text:p>
          </table:table-cell>
          <table:table-cell office:value-type="float" office:value="6.7970769333" calcext:value-type="float">
            <text:p>6.7970769333</text:p>
          </table:table-cell>
          <table:table-cell table:formula="of:=POWER([.C956]-6.75;2)" office:value-type="float" office:value="0.00221623764893261" calcext:value-type="float">
            <text:p>0.0022162376</text:p>
          </table:table-cell>
          <table:table-cell/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6.714947" calcext:value-type="float">
            <text:p>6.714947</text:p>
          </table:table-cell>
          <table:table-cell office:value-type="float" office:value="6.7990533636" calcext:value-type="float">
            <text:p>6.7990533636</text:p>
          </table:table-cell>
          <table:table-cell table:formula="of:=POWER([.C957]-6.75;2)" office:value-type="float" office:value="0.00240623248047377" calcext:value-type="float">
            <text:p>0.0024062325</text:p>
          </table:table-cell>
          <table:table-cell/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6.719684" calcext:value-type="float">
            <text:p>6.719684</text:p>
          </table:table-cell>
          <table:table-cell office:value-type="float" office:value="6.8010093256" calcext:value-type="float">
            <text:p>6.8010093256</text:p>
          </table:table-cell>
          <table:table-cell table:formula="of:=POWER([.C958]-6.75;2)" office:value-type="float" office:value="0.00260195129816681" calcext:value-type="float">
            <text:p>0.0026019513</text:p>
          </table:table-cell>
          <table:table-cell/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6.724338" calcext:value-type="float">
            <text:p>6.724338</text:p>
          </table:table-cell>
          <table:table-cell office:value-type="float" office:value="6.8029456429" calcext:value-type="float">
            <text:p>6.8029456429</text:p>
          </table:table-cell>
          <table:table-cell table:formula="of:=POWER([.C959]-6.75;2)" office:value-type="float" office:value="0.00280324110209434" calcext:value-type="float">
            <text:p>0.0028032411</text:p>
          </table:table-cell>
          <table:table-cell/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6.728923" calcext:value-type="float">
            <text:p>6.728923</text:p>
          </table:table-cell>
          <table:table-cell office:value-type="float" office:value="6.8048629024" calcext:value-type="float">
            <text:p>6.8048629024</text:p>
          </table:table-cell>
          <table:table-cell table:formula="of:=POWER([.C960]-6.75;2)" office:value-type="float" office:value="0.00300993805975193" calcext:value-type="float">
            <text:p>0.0030099381</text:p>
          </table:table-cell>
          <table:table-cell/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6.733451" calcext:value-type="float">
            <text:p>6.733451</text:p>
          </table:table-cell>
          <table:table-cell office:value-type="float" office:value="6.8067614" calcext:value-type="float">
            <text:p>6.8067614</text:p>
          </table:table-cell>
          <table:table-cell table:formula="of:=POWER([.C961]-6.75;2)" office:value-type="float" office:value="0.00322185652996001" calcext:value-type="float">
            <text:p>0.0032218565</text:p>
          </table:table-cell>
          <table:table-cell/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6.737931" calcext:value-type="float">
            <text:p>6.737931</text:p>
          </table:table-cell>
          <table:table-cell office:value-type="float" office:value="6.8086411538" calcext:value-type="float">
            <text:p>6.8086411538</text:p>
          </table:table-cell>
          <table:table-cell table:formula="of:=POWER([.C962]-6.75;2)" office:value-type="float" office:value="0.00343878491899526" calcext:value-type="float">
            <text:p>0.0034387849</text:p>
          </table:table-cell>
          <table:table-cell/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6.742372" calcext:value-type="float">
            <text:p>6.742372</text:p>
          </table:table-cell>
          <table:table-cell office:value-type="float" office:value="6.8105019474" calcext:value-type="float">
            <text:p>6.8105019474</text:p>
          </table:table-cell>
          <table:table-cell table:formula="of:=POWER([.C963]-6.75;2)" office:value-type="float" office:value="0.00366048563919233" calcext:value-type="float">
            <text:p>0.0036604856</text:p>
          </table:table-cell>
          <table:table-cell/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6.746777" calcext:value-type="float">
            <text:p>6.746777</text:p>
          </table:table-cell>
          <table:table-cell office:value-type="float" office:value="6.8123432973" calcext:value-type="float">
            <text:p>6.8123432973</text:p>
          </table:table-cell>
          <table:table-cell table:formula="of:=POWER([.C964]-6.75;2)" office:value-type="float" office:value="0.00388668671823619" calcext:value-type="float">
            <text:p>0.0038866867</text:p>
          </table:table-cell>
          <table:table-cell/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6.751147" calcext:value-type="float">
            <text:p>6.751147</text:p>
          </table:table-cell>
          <table:table-cell office:value-type="float" office:value="6.8141645833" calcext:value-type="float">
            <text:p>6.8141645833</text:p>
          </table:table-cell>
          <table:table-cell table:formula="of:=POWER([.C965]-6.75;2)" office:value-type="float" office:value="0.00411709375006266" calcext:value-type="float">
            <text:p>0.0041170938</text:p>
          </table:table-cell>
          <table:table-cell/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6.75548" calcext:value-type="float">
            <text:p>6.75548</text:p>
          </table:table-cell>
          <table:table-cell office:value-type="float" office:value="6.8159650857" calcext:value-type="float">
            <text:p>6.8159650857</text:p>
          </table:table-cell>
          <table:table-cell table:formula="of:=POWER([.C966]-6.75;2)" office:value-type="float" office:value="0.00435139253140838" calcext:value-type="float">
            <text:p>0.0043513925</text:p>
          </table:table-cell>
          <table:table-cell/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6.759772" calcext:value-type="float">
            <text:p>6.759772</text:p>
          </table:table-cell>
          <table:table-cell office:value-type="float" office:value="6.8177440588" calcext:value-type="float">
            <text:p>6.8177440588</text:p>
          </table:table-cell>
          <table:table-cell table:formula="of:=POWER([.C967]-6.75;2)" office:value-type="float" office:value="0.00458925750269783" calcext:value-type="float">
            <text:p>0.0045892575</text:p>
          </table:table-cell>
          <table:table-cell/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6.764015" calcext:value-type="float">
            <text:p>6.764015</text:p>
          </table:table-cell>
          <table:table-cell office:value-type="float" office:value="6.8195007879" calcext:value-type="float">
            <text:p>6.8195007879</text:p>
          </table:table-cell>
          <table:table-cell table:formula="of:=POWER([.C968]-6.75;2)" office:value-type="float" office:value="0.00483035951872079" calcext:value-type="float">
            <text:p>0.0048303595</text:p>
          </table:table-cell>
          <table:table-cell/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6.768203" calcext:value-type="float">
            <text:p>6.768203</text:p>
          </table:table-cell>
          <table:table-cell office:value-type="float" office:value="6.8212347188" calcext:value-type="float">
            <text:p>6.8212347188</text:p>
          </table:table-cell>
          <table:table-cell table:formula="of:=POWER([.C969]-6.75;2)" office:value-type="float" office:value="0.00507438516251501" calcext:value-type="float">
            <text:p>0.0050743852</text:p>
          </table:table-cell>
          <table:table-cell/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6.772325" calcext:value-type="float">
            <text:p>6.772325</text:p>
          </table:table-cell>
          <table:table-cell office:value-type="float" office:value="6.8229454194" calcext:value-type="float">
            <text:p>6.8229454194</text:p>
          </table:table-cell>
          <table:table-cell table:formula="of:=POWER([.C970]-6.75;2)" office:value-type="float" office:value="0.00532103421144188" calcext:value-type="float">
            <text:p>0.0053210342</text:p>
          </table:table-cell>
          <table:table-cell/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6.776376" calcext:value-type="float">
            <text:p>6.776376</text:p>
          </table:table-cell>
          <table:table-cell office:value-type="float" office:value="6.8246327667" calcext:value-type="float">
            <text:p>6.8246327667</text:p>
          </table:table-cell>
          <table:table-cell table:formula="of:=POWER([.C971]-6.75;2)" office:value-type="float" office:value="0.00557004986529659" calcext:value-type="float">
            <text:p>0.0055700499</text:p>
          </table:table-cell>
          <table:table-cell/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6.780349" calcext:value-type="float">
            <text:p>6.780349</text:p>
          </table:table-cell>
          <table:table-cell office:value-type="float" office:value="6.8262967931" calcext:value-type="float">
            <text:p>6.8262967931</text:p>
          </table:table-cell>
          <table:table-cell table:formula="of:=POWER([.C972]-6.75;2)" office:value-type="float" office:value="0.00582120063734421" calcext:value-type="float">
            <text:p>0.0058212006</text:p>
          </table:table-cell>
          <table:table-cell/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6.78424" calcext:value-type="float">
            <text:p>6.78424</text:p>
          </table:table-cell>
          <table:table-cell office:value-type="float" office:value="6.8279377857" calcext:value-type="float">
            <text:p>6.8279377857</text:p>
          </table:table-cell>
          <table:table-cell table:formula="of:=POWER([.C973]-6.75;2)" office:value-type="float" office:value="0.00607429843981907" calcext:value-type="float">
            <text:p>0.0060742984</text:p>
          </table:table-cell>
          <table:table-cell/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6.788049" calcext:value-type="float">
            <text:p>6.788049</text:p>
          </table:table-cell>
          <table:table-cell office:value-type="float" office:value="6.8295562222" calcext:value-type="float">
            <text:p>6.8295562222</text:p>
          </table:table-cell>
          <table:table-cell table:formula="of:=POWER([.C974]-6.75;2)" office:value-type="float" office:value="0.00632919249073576" calcext:value-type="float">
            <text:p>0.0063291925</text:p>
          </table:table-cell>
          <table:table-cell/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6.791777" calcext:value-type="float">
            <text:p>6.791777</text:p>
          </table:table-cell>
          <table:table-cell office:value-type="float" office:value="6.8311526538" calcext:value-type="float">
            <text:p>6.8311526538</text:p>
          </table:table-cell>
          <table:table-cell table:formula="of:=POWER([.C975]-6.75;2)" office:value-type="float" office:value="0.0065857532187827" calcext:value-type="float">
            <text:p>0.0065857532</text:p>
          </table:table-cell>
          <table:table-cell/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6.795429" calcext:value-type="float">
            <text:p>6.795429</text:p>
          </table:table-cell>
          <table:table-cell office:value-type="float" office:value="6.83272768" calcext:value-type="float">
            <text:p>6.83272768</text:p>
          </table:table-cell>
          <table:table-cell table:formula="of:=POWER([.C976]-6.75;2)" office:value-type="float" office:value="0.00684386903818234" calcext:value-type="float">
            <text:p>0.006843869</text:p>
          </table:table-cell>
          <table:table-cell/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6.799014" calcext:value-type="float">
            <text:p>6.799014</text:p>
          </table:table-cell>
          <table:table-cell office:value-type="float" office:value="6.8342817917" calcext:value-type="float">
            <text:p>6.8342817917</text:p>
          </table:table-cell>
          <table:table-cell table:formula="of:=POWER([.C977]-6.75;2)" office:value-type="float" office:value="0.00710342041216227" calcext:value-type="float">
            <text:p>0.0071034204</text:p>
          </table:table-cell>
          <table:table-cell/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6.80254" calcext:value-type="float">
            <text:p>6.80254</text:p>
          </table:table-cell>
          <table:table-cell office:value-type="float" office:value="6.8358151739" calcext:value-type="float">
            <text:p>6.8358151739</text:p>
          </table:table-cell>
          <table:table-cell table:formula="of:=POWER([.C978]-6.75;2)" office:value-type="float" office:value="0.00736424407148731" calcext:value-type="float">
            <text:p>0.0073642441</text:p>
          </table:table-cell>
          <table:table-cell/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6.806019" calcext:value-type="float">
            <text:p>6.806019</text:p>
          </table:table-cell>
          <table:table-cell office:value-type="float" office:value="6.8373276818" calcext:value-type="float">
            <text:p>6.8373276818</text:p>
          </table:table-cell>
          <table:table-cell table:formula="of:=POWER([.C979]-6.75;2)" office:value-type="float" office:value="0.007626124008562" calcext:value-type="float">
            <text:p>0.007626124</text:p>
          </table:table-cell>
          <table:table-cell/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6.809461" calcext:value-type="float">
            <text:p>6.809461</text:p>
          </table:table-cell>
          <table:table-cell office:value-type="float" office:value="6.8388185714" calcext:value-type="float">
            <text:p>6.8388185714</text:p>
          </table:table-cell>
          <table:table-cell table:formula="of:=POWER([.C980]-6.75;2)" office:value-type="float" office:value="0.00788873862553691" calcext:value-type="float">
            <text:p>0.0078887386</text:p>
          </table:table-cell>
          <table:table-cell/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6.812877" calcext:value-type="float">
            <text:p>6.812877</text:p>
          </table:table-cell>
          <table:table-cell office:value-type="float" office:value="6.84028645" calcext:value-type="float">
            <text:p>6.84028645</text:p>
          </table:table-cell>
          <table:table-cell table:formula="of:=POWER([.C981]-6.75;2)" office:value-type="float" office:value="0.00815164305360246" calcext:value-type="float">
            <text:p>0.0081516431</text:p>
          </table:table-cell>
          <table:table-cell/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6.816274" calcext:value-type="float">
            <text:p>6.816274</text:p>
          </table:table-cell>
          <table:table-cell office:value-type="float" office:value="6.8417290526" calcext:value-type="float">
            <text:p>6.8417290526</text:p>
          </table:table-cell>
          <table:table-cell table:formula="of:=POWER([.C982]-6.75;2)" office:value-type="float" office:value="0.00841421909089354" calcext:value-type="float">
            <text:p>0.0084142191</text:p>
          </table:table-cell>
          <table:table-cell/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6.819655" calcext:value-type="float">
            <text:p>6.819655</text:p>
          </table:table-cell>
          <table:table-cell office:value-type="float" office:value="6.8431432222" calcext:value-type="float">
            <text:p>6.8431432222</text:p>
          </table:table-cell>
          <table:table-cell table:formula="of:=POWER([.C983]-6.75;2)" office:value-type="float" office:value="0.0086756598417986" calcext:value-type="float">
            <text:p>0.0086756598</text:p>
          </table:table-cell>
          <table:table-cell/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6.823019" calcext:value-type="float">
            <text:p>6.823019</text:p>
          </table:table-cell>
          <table:table-cell office:value-type="float" office:value="6.8445248824" calcext:value-type="float">
            <text:p>6.8445248824</text:p>
          </table:table-cell>
          <table:table-cell table:formula="of:=POWER([.C984]-6.75;2)" office:value-type="float" office:value="0.00893495339273383" calcext:value-type="float">
            <text:p>0.0089349534</text:p>
          </table:table-cell>
          <table:table-cell/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6.82636" calcext:value-type="float">
            <text:p>6.82636</text:p>
          </table:table-cell>
          <table:table-cell office:value-type="float" office:value="6.845869" calcext:value-type="float">
            <text:p>6.845869</text:p>
          </table:table-cell>
          <table:table-cell table:formula="of:=POWER([.C985]-6.75;2)" office:value-type="float" office:value="0.00919086516100008" calcext:value-type="float">
            <text:p>0.0091908652</text:p>
          </table:table-cell>
          <table:table-cell/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6.829666" calcext:value-type="float">
            <text:p>6.829666</text:p>
          </table:table-cell>
          <table:table-cell office:value-type="float" office:value="6.8471696" calcext:value-type="float">
            <text:p>6.8471696</text:p>
          </table:table-cell>
          <table:table-cell table:formula="of:=POWER([.C986]-6.75;2)" office:value-type="float" office:value="0.00944193116415999" calcext:value-type="float">
            <text:p>0.0094419312</text:p>
          </table:table-cell>
          <table:table-cell/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6.832919" calcext:value-type="float">
            <text:p>6.832919</text:p>
          </table:table-cell>
          <table:table-cell office:value-type="float" office:value="6.8484198571" calcext:value-type="float">
            <text:p>6.8484198571</text:p>
          </table:table-cell>
          <table:table-cell table:formula="of:=POWER([.C987]-6.75;2)" office:value-type="float" office:value="0.00968646827158436" calcext:value-type="float">
            <text:p>0.0096864683</text:p>
          </table:table-cell>
          <table:table-cell/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6.836094" calcext:value-type="float">
            <text:p>6.836094</text:p>
          </table:table-cell>
          <table:table-cell office:value-type="float" office:value="6.8496122308" calcext:value-type="float">
            <text:p>6.8496122308</text:p>
          </table:table-cell>
          <table:table-cell table:formula="of:=POWER([.C988]-6.75;2)" office:value-type="float" office:value="0.00992259652495248" calcext:value-type="float">
            <text:p>0.0099225965</text:p>
          </table:table-cell>
          <table:table-cell/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6.839163" calcext:value-type="float">
            <text:p>6.839163</text:p>
          </table:table-cell>
          <table:table-cell office:value-type="float" office:value="6.85073875" calcext:value-type="float">
            <text:p>6.85073875</text:p>
          </table:table-cell>
          <table:table-cell table:formula="of:=POWER([.C989]-6.75;2)" office:value-type="float" office:value="0.0101482957515624" calcext:value-type="float">
            <text:p>0.0101482958</text:p>
          </table:table-cell>
          <table:table-cell/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6.842093" calcext:value-type="float">
            <text:p>6.842093</text:p>
          </table:table-cell>
          <table:table-cell office:value-type="float" office:value="6.8517910909" calcext:value-type="float">
            <text:p>6.8517910909</text:p>
          </table:table-cell>
          <table:table-cell table:formula="of:=POWER([.C990]-6.75;2)" office:value-type="float" office:value="0.0103614261866121" calcext:value-type="float">
            <text:p>0.0103614262</text:p>
          </table:table-cell>
          <table:table-cell/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6.844849" calcext:value-type="float">
            <text:p>6.844849</text:p>
          </table:table-cell>
          <table:table-cell office:value-type="float" office:value="6.8527609" calcext:value-type="float">
            <text:p>6.8527609</text:p>
          </table:table-cell>
          <table:table-cell table:formula="of:=POWER([.C991]-6.75;2)" office:value-type="float" office:value="0.01055980256881" calcext:value-type="float">
            <text:p>0.0105598026</text:p>
          </table:table-cell>
          <table:table-cell/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6.847393" calcext:value-type="float">
            <text:p>6.847393</text:p>
          </table:table-cell>
          <table:table-cell office:value-type="float" office:value="6.85364" calcext:value-type="float">
            <text:p>6.85364</text:p>
          </table:table-cell>
          <table:table-cell table:formula="of:=POWER([.C992]-6.75;2)" office:value-type="float" office:value="0.0107412496000001" calcext:value-type="float">
            <text:p>0.0107412496</text:p>
          </table:table-cell>
          <table:table-cell/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6.849689" calcext:value-type="float">
            <text:p>6.849689</text:p>
          </table:table-cell>
          <table:table-cell office:value-type="float" office:value="6.854420875" calcext:value-type="float">
            <text:p>6.854420875</text:p>
          </table:table-cell>
          <table:table-cell table:formula="of:=POWER([.C993]-6.75;2)" office:value-type="float" office:value="0.0109037191357656" calcext:value-type="float">
            <text:p>0.0109037191</text:p>
          </table:table-cell>
          <table:table-cell/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6.851705" calcext:value-type="float">
            <text:p>6.851705</text:p>
          </table:table-cell>
          <table:table-cell office:value-type="float" office:value="6.8550968571" calcext:value-type="float">
            <text:p>6.8550968571</text:p>
          </table:table-cell>
          <table:table-cell table:formula="of:=POWER([.C994]-6.75;2)" office:value-type="float" office:value="0.0110453493722979" calcext:value-type="float">
            <text:p>0.0110453494</text:p>
          </table:table-cell>
          <table:table-cell/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6.85341" calcext:value-type="float">
            <text:p>6.85341</text:p>
          </table:table-cell>
          <table:table-cell office:value-type="float" office:value="6.8556621667" calcext:value-type="float">
            <text:p>6.8556621667</text:p>
          </table:table-cell>
          <table:table-cell table:formula="of:=POWER([.C995]-6.75;2)" office:value-type="float" office:value="0.0111644934717386" calcext:value-type="float">
            <text:p>0.0111644935</text:p>
          </table:table-cell>
          <table:table-cell/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6.854782" calcext:value-type="float">
            <text:p>6.854782</text:p>
          </table:table-cell>
          <table:table-cell office:value-type="float" office:value="6.8561126" calcext:value-type="float">
            <text:p>6.8561126</text:p>
          </table:table-cell>
          <table:table-cell table:formula="of:=POWER([.C996]-6.75;2)" office:value-type="float" office:value="0.0112598838787601" calcext:value-type="float">
            <text:p>0.0112598839</text:p>
          </table:table-cell>
          <table:table-cell/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6.855804" calcext:value-type="float">
            <text:p>6.855804</text:p>
          </table:table-cell>
          <table:table-cell office:value-type="float" office:value="6.85644525" calcext:value-type="float">
            <text:p>6.85644525</text:p>
          </table:table-cell>
          <table:table-cell table:formula="of:=POWER([.C997]-6.75;2)" office:value-type="float" office:value="0.0113305912475625" calcext:value-type="float">
            <text:p>0.0113305912</text:p>
          </table:table-cell>
          <table:table-cell/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6.856468" calcext:value-type="float">
            <text:p>6.856468</text:p>
          </table:table-cell>
          <table:table-cell office:value-type="float" office:value="6.856659" calcext:value-type="float">
            <text:p>6.856659</text:p>
          </table:table-cell>
          <table:table-cell table:formula="of:=POWER([.C998]-6.75;2)" office:value-type="float" office:value="0.0113761422809999" calcext:value-type="float">
            <text:p>0.0113761423</text:p>
          </table:table-cell>
          <table:table-cell/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6.856775" calcext:value-type="float">
            <text:p>6.856775</text:p>
          </table:table-cell>
          <table:table-cell office:value-type="float" office:value="6.8567545" calcext:value-type="float">
            <text:p>6.8567545</text:p>
          </table:table-cell>
          <table:table-cell table:formula="of:=POWER([.C999]-6.75;2)" office:value-type="float" office:value="0.01139652327025" calcext:value-type="float">
            <text:p>0.0113965233</text:p>
          </table:table-cell>
          <table:table-cell/>
        </table:table-row>
        <table:table-row table:style-name="ro1">
          <table:table-cell office:value-type="float" office:value="999" calcext:value-type="float">
            <text:p>999</text:p>
          </table:table-cell>
          <table:table-cell table:number-columns-repeated="2" office:value-type="float" office:value="6.856734" calcext:value-type="float">
            <text:p>6.856734</text:p>
          </table:table-cell>
          <table:table-cell table:formula="of:=POWER([.C1000]-6.75;2)" office:value-type="float" office:value="0.0113921467560001" calcext:value-type="float">
            <text:p>0.0113921468</text:p>
          </table:table-cell>
          <table:table-cell/>
        </table:table-row>
        <table:table-row table:style-name="ro1">
          <table:table-cell table:number-columns-repeated="3"/>
          <table:table-cell table:formula="of:=POWER([.C1001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1002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1003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1004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1005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1006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1007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1008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1009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1010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1011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1012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1013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1014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1015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1016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1017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1018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1019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1020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1021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1022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1023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1024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1025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1026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1027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1028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1029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1030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1031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1032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1033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1034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1035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1036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1037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1038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1039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1040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1041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1042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1043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1044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1045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1046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1047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1048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1049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1050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1051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1052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1053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1054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1055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1056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1057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1058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1059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1060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1061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1062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1063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1064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1065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1066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1067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1068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1069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1070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1071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1072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1073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1074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1075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1076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1077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1078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1079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1080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1081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1082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1083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1084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1085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1086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1087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1088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1089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1090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1091]-6.75;2)" office:value-type="float" office:value="45.5625" calcext:value-type="float">
            <text:p>45.5625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TakaoPGothic" style:language-asian="ja" style:country-asian="JP" style:font-name-complex="TakaoPGothic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05">0000/00/00</text:date>, <text:time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2-05T01:59:05.194081826</dc:date>
    <meta:document-statistic meta:table-count="1" meta:cell-count="3718" meta:object-count="0"/>
    <meta:generator>LibreOffice/4.2.7.2$Linux_X86_64 LibreOffice_project/420m0$Build-2</meta:generator>
  </office:meta>
</office:document-meta>
</file>